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Calibri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2cm"/>
    </style:style>
    <style:style style:name="co5" style:family="table-column">
      <style:table-column-properties fo:break-before="auto" style:column-width="4.951cm"/>
    </style:style>
    <style:style style:name="co6" style:family="table-column">
      <style:table-column-properties fo:break-before="auto" style:column-width="1.572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009cm"/>
    </style:style>
    <style:style style:name="ro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3" style:family="table" style:master-page-name="PageStyle_5f_Plan3">
      <style:table-properties table:display="true" style:writing-mode="lr-tb"/>
    </style:style>
    <style:style style:name="ta2" style:family="table" style:master-page-name="PageStyle_5f_Resistividade_20_do_20_Tungstênio.">
      <style:table-properties table:display="true" style:writing-mode="lr-tb"/>
    </style:style>
    <style:style style:name="ta4" style:family="table" style:master-page-name="PageStyle_5f_Resistência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61">
      <style:table-cell-properties fo:padding="0.071cm"/>
    </style:style>
    <style:style style:name="ce4" style:family="table-cell" style:parent-style-name="Default">
      <style:text-properties style:font-name="Calibri1"/>
    </style:style>
    <style:style style:name="ce5" style:family="table-cell" style:parent-style-name="Default" style:data-style-name="N2">
      <style:table-cell-properties fo:padding="0.071cm"/>
    </style:style>
    <style:style style:name="ce6" style:family="table-cell" style:parent-style-name="Default" style:data-style-name="N2"/>
    <style:style style:name="ce7" style:family="table-cell" style:parent-style-name="Default" style:data-style-name="N11"/>
    <style:style style:name="ce8" style:family="table-cell" style:parent-style-name="Default" style:data-style-name="N153"/>
    <style:style style:name="gr1" style:family="graphic">
      <style:graphic-properties draw:ole-draw-aspect="1"/>
    </style:style>
    <style:style style:name="T1" style:family="text">
      <style:text-properties fo:color="#000000" style:text-outline="false" style:text-line-through-style="none" style:text-position="0% 100%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sistividade do Tungstênio." table:style-name="ta2">
        <office:forms form:automatic-focus="false" form:apply-design-mode="false"/>
        <table:shapes>
          <draw:frame draw:z-index="0" draw:style-name="gr1" svg:width="16.001cm" svg:height="12.118cm" svg:x="0cm" svg:y="32.819cm">
            <draw:object draw:notify-on-update-of-ranges="'Resistividade do Tungstênio.'.G9:'Resistividade do Tungstênio.'.G9 'Resistividade do Tungstênio.'.F10:'Resistividade do Tungstênio.'.F43 'Resistividade do Tungstênio.'.G10:'Resistividade do Tungstênio.'.G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1cm" svg:height="10.391cm" svg:x="4.046cm" svg:y="23.751cm">
            <draw:object draw:notify-on-update-of-ranges="'Resistividade do Tungstênio.'.A9:'Resistividade do Tungstênio.'.A9 'Resistividade do Tungstênio.'.A10:'Resistividade do Tungstênio.'.A43 'Resistividade do Tungstênio.'.B9:'Resistividade do Tungstênio.'.B9 'Resistividade do Tungstênio.'.B10:'Resistividade do Tungstênio.'.B43 'Resistividade do Tungstênio.'.A9:'Resistividade do Tungstênio.'.A9 'Resistividade do Tungstênio.'.A10:'Resistividade do Tungstênio.'.A43 'Resistividade do Tungstênio.'.C9:'Resistividade do Tungstênio.'.C9 'Resistividade do Tungstênio.'.C10:'Resistividade do Tungstênio.'.C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6.001cm" svg:height="10.66cm" svg:x="2.289cm" svg:y="12.254cm">
            <draw:object draw:notify-on-update-of-ranges="'Resistividade do Tungstênio.'.F10:'Resistividade do Tungstênio.'.F43 'Resistividade do Tungstênio.'.G10:'Resistividade do Tungstênio.'.G43 'Resistividade do Tungstênio.'.K10:'Resistividade do Tungstênio.'.K50 'Resistividade do Tungstênio.'.L10:'Resistividade do Tungstênio.'.L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6.389cm" svg:y="16.563cm">
            <draw:object draw:notify-on-update-of-ranges="'Resistividade do Tungstênio.'.M10:'Resistividade do Tungstênio.'.M43 'Resistividade do Tungstênio.'.B9:'Resistividade do Tungstênio.'.B9 'Resistividade do Tungstênio.'.N10:'Resistividade do Tungstênio.'.N43 'Resistividade do Tungstênio.'.M10:'Resistividade do Tungstênio.'.M43 'Resistividade do Tungstênio.'.C9:'Resistividade do Tungstênio.'.C9 'Resistividade do Tungstênio.'.O10:'Resistividade do Tungstênio.'.O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4" table:default-cell-style-name="ce1"/>
        <table:table-column table:style-name="co3" table:number-columns-repeated="1020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>
            <text:p>a = </text:p>
          </table:table-cell>
          <table:table-cell table:style-name="ce3" office:value-type="float" office:value="0.0000014">
            <text:p>1,40E-06</text:p>
          </table:table-cell>
          <table:table-cell table:style-name="ce1" office:value-type="string">
            <text:p>(m/K) - coeficiente de expansão linear do tungstênio</text:p>
          </table:table-cell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2"/>
          <table:table-cell table:style-name="ce3"/>
          <table:table-cell table:number-columns-repeated="1019"/>
        </table:table-row>
        <table:table-row table:style-name="ro2">
          <table:table-cell table:number-columns-repeated="3"/>
          <table:table-cell table:style-name="ce2"/>
          <table:table-cell table:style-name="ce3"/>
          <table:table-cell table:style-name="ce1" office:value-type="string">
            <text:p>Fonte: W. E. Forsythe na A. G. Worthing. "The Properties of Tungsten and the Characteristics of Tungsten Lamps" , Astrophysical Journal 61, 146 (1925), apud: Daryl W. Preston and Eric R. Dietz, "The Art of Experimental Physics", John Wiley&amp;Sons , New York, 1991.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style-name="ce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formula="of:=[.F9]" office:value-type="string" office:string-value="Temperatura (K)">
            <text:p>Temperatura (K)</text:p>
          </table:table-cell>
          <table:table-cell office:value-type="string">
            <text:p>polinomial</text:p>
          </table:table-cell>
          <table:table-cell office:value-type="string">
            <text:p>geometrico</text:p>
          </table:table-cell>
          <table:table-cell table:style-name="Default" office:value-type="string">
            <text:p>polinomial</text:p>
          </table:table-cell>
          <table:table-cell office:value-type="string">
            <text:p>geometrico</text:p>
          </table:table-cell>
          <table:table-cell table:style-name="ce1" office:value-type="string">
            <text:p>Temperatura (K)</text:p>
          </table:table-cell>
          <table:table-cell table:style-name="ce1" office:value-type="string">
            <text:p>Resistividade (<text:span text:style-name="T1">m</text:span><text:span text:style-name="T2">Ohm/cm)</text:span></text:p>
          </table:table-cell>
          <table:table-cell table:number-columns-repeated="6"/>
          <table:table-cell office:value-type="string">
            <text:p>polinomial</text:p>
          </table:table-cell>
          <table:table-cell office:value-type="string">
            <text:p>geometrico</text:p>
          </table:table-cell>
          <table:table-cell table:number-columns-repeated="1009"/>
        </table:table-row>
        <table:table-row table:style-name="ro2">
          <table:table-cell table:formula="of:=[.F10]" office:value-type="float" office:value="300">
            <text:p>300</text:p>
          </table:table-cell>
          <table:table-cell table:formula="of:=([.D10]-[.$G10])^2" office:value-type="float" office:value="0.542916995855548">
            <text:p>0,5429169959</text:p>
          </table:table-cell>
          <table:table-cell table:formula="of:=([.E10]-[.$G10])^2" office:value-type="float" office:value="0.0286623254385691">
            <text:p>0,0286623254</text:p>
          </table:table-cell>
          <table:table-cell table:formula="of:=[.$I$13]+[.$I$14]*[.F10]+[.$I$15]*[.F10]^2" office:value-type="float" office:value="4.90317098601131">
            <text:p>4,903170986</text:p>
          </table:table-cell>
          <table:table-cell table:formula="of:=0.0054783592*[.F10]^1.2213666401" office:value-type="float" office:value="5.8092995139939">
            <text:p>5,809299514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.64">
            <text:p>5,64</text:p>
          </table:table-cell>
          <table:table-cell office:value-type="string">
            <text:p>method</text:p>
          </table:table-cell>
          <table:table-cell office:value-type="string">
            <text:p>polynomial</text:p>
          </table:table-cell>
          <table:table-cell/>
          <table:table-cell office:value-type="float" office:value="0">
            <text:p>0</text:p>
          </table:table-cell>
          <table:table-cell table:formula="of:=[.$I$13]+[.$I$14]*[.K10]+[.$I$15]*[.K10]^2" office:value-type="float" office:value="-3.52469476147691">
            <text:p>-3,5246947615</text:p>
          </table:table-cell>
          <table:table-cell table:formula="of:=[.A10]" office:value-type="float" office:value="300">
            <text:p>300</text:p>
          </table:table-cell>
          <table:table-cell table:formula="of:=(ABS([.D10]-[.G10])/[.G10])*100" office:value-type="float" office:value="13.0643442196577">
            <text:p>13,0643442197</text:p>
          </table:table-cell>
          <table:table-cell table:formula="of:=(ABS([.E10]-[.G10])/[.G10])*100" office:value-type="float" office:value="3.00176443251587">
            <text:p>3,0017644325</text:p>
          </table:table-cell>
          <table:table-cell table:number-columns-repeated="1009"/>
        </table:table-row>
        <table:table-row table:style-name="ro2">
          <table:table-cell table:formula="of:=[.F11]" office:value-type="float" office:value="400">
            <text:p>400</text:p>
          </table:table-cell>
          <table:table-cell table:formula="of:=([.D11]-[.$G11])^2" office:value-type="float" office:value="0.0741293450215606">
            <text:p>0,074129345</text:p>
          </table:table-cell>
          <table:table-cell table:formula="of:=([.E11]-[.$G11])^2" office:value-type="float" office:value="0.0380449854687289">
            <text:p>0,0380449855</text:p>
          </table:table-cell>
          <table:table-cell table:formula="of:=[.$I$13]+[.$I$14]*[.F11]+[.$I$15]*[.F11]^2" office:value-type="float" office:value="7.78773295274389">
            <text:p>7,7877329527</text:p>
          </table:table-cell>
          <table:table-cell table:formula="of:=0.0054783592*[.F11]^1.2213666401" office:value-type="float" office:value="8.25505123805998">
            <text:p>8,2550512381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8.06">
            <text:p>8,06</text:p>
          </table:table-cell>
          <table:table-cell office:value-type="string">
            <text:p>x data</text:p>
          </table:table-cell>
          <table:table-cell office:value-type="string">
            <text:p>F10:F43</text:p>
          </table:table-cell>
          <table:table-cell/>
          <table:table-cell office:value-type="float" office:value="100">
            <text:p>100</text:p>
          </table:table-cell>
          <table:table-cell table:formula="of:=[.$I$13]+[.$I$14]*[.K11]+[.$I$15]*[.K11]^2" office:value-type="float" office:value="-0.753042871099093">
            <text:p>-0,7530428711</text:p>
          </table:table-cell>
          <table:table-cell table:formula="of:=[.A11]" office:value-type="float" office:value="400">
            <text:p>400</text:p>
          </table:table-cell>
          <table:table-cell table:formula="of:=(ABS([.D11]-[.G11])/[.G11])*100" office:value-type="float" office:value="3.37800306769367">
            <text:p>3,3780030677</text:p>
          </table:table-cell>
          <table:table-cell table:formula="of:=(ABS([.E11]-[.G11])/[.G11])*100" office:value-type="float" office:value="2.41999054664981">
            <text:p>2,4199905466</text:p>
          </table:table-cell>
          <table:table-cell table:number-columns-repeated="1009"/>
        </table:table-row>
        <table:table-row table:style-name="ro2">
          <table:table-cell table:formula="of:=[.F12]" office:value-type="float" office:value="500">
            <text:p>500</text:p>
          </table:table-cell>
          <table:table-cell table:formula="of:=([.D12]-[.$G12])^2" office:value-type="float" office:value="0.000904107981290318">
            <text:p>0,000904108</text:p>
          </table:table-cell>
          <table:table-cell table:formula="of:=([.E12]-[.$G12])^2" office:value-type="float" office:value="0.010267091283653">
            <text:p>0,0102670913</text:p>
          </table:table-cell>
          <table:table-cell table:formula="of:=[.$I$13]+[.$I$14]*[.F12]+[.$I$15]*[.F12]^2" office:value-type="float" office:value="10.7099316115947">
            <text:p>10,7099316116</text:p>
          </table:table-cell>
          <table:table-cell table:formula="of:=0.0054783592*[.F12]^1.2213666401" office:value-type="float" office:value="10.8413266563331">
            <text:p>10,8413266563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0.74">
            <text:p>10,74</text:p>
          </table:table-cell>
          <table:table-cell office:value-type="string">
            <text:p>y data</text:p>
          </table:table-cell>
          <table:table-cell office:value-type="string">
            <text:p>G10:G43</text:p>
          </table:table-cell>
          <table:table-cell/>
          <table:table-cell office:value-type="float" office:value="200">
            <text:p>200</text:p>
          </table:table-cell>
          <table:table-cell table:formula="of:=[.$I$13]+[.$I$14]*[.K12]+[.$I$15]*[.K12]^2" office:value-type="float" office:value="2.05624571139698">
            <text:p>2,0562457114</text:p>
          </table:table-cell>
          <table:table-cell table:formula="of:=[.A12]" office:value-type="float" office:value="500">
            <text:p>500</text:p>
          </table:table-cell>
          <table:table-cell table:formula="of:=(ABS([.D12]-[.G12])/[.G12])*100" office:value-type="float" office:value="0.27996637248857">
            <text:p>0,2799663725</text:p>
          </table:table-cell>
          <table:table-cell table:formula="of:=(ABS([.E12]-[.G12])/[.G12])*100" office:value-type="float" office:value="0.943451176286163">
            <text:p>0,9434511763</text:p>
          </table:table-cell>
          <table:table-cell table:number-columns-repeated="1009"/>
        </table:table-row>
        <table:table-row table:style-name="ro2">
          <table:table-cell table:formula="of:=[.F13]" office:value-type="float" office:value="600">
            <text:p>600</text:p>
          </table:table-cell>
          <table:table-cell table:formula="of:=([.D13]-[.$G13])^2" office:value-type="float" office:value="0.0168394645730405">
            <text:p>0,0168394646</text:p>
          </table:table-cell>
          <table:table-cell table:formula="of:=([.E13]-[.$G13])^2" office:value-type="float" office:value="0.0000291358290028467">
            <text:p>2,91358290028467E-005</text:p>
          </table:table-cell>
          <table:table-cell table:formula="of:=[.$I$13]+[.$I$14]*[.F13]+[.$I$15]*[.F13]^2" office:value-type="float" office:value="13.6697669625638">
            <text:p>13,6697669626</text:p>
          </table:table-cell>
          <table:table-cell table:formula="of:=0.0054783592*[.F13]^1.2213666401" office:value-type="float" office:value="13.5453977614807">
            <text:p>13,5453977615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3.54">
            <text:p>13,54</text:p>
          </table:table-cell>
          <table:table-cell office:value-type="string">
            <text:p>a[0]</text:p>
          </table:table-cell>
          <table:table-cell office:value-type="float" office:value="-3.52469476147691">
            <text:p>-3,5246947615</text:p>
          </table:table-cell>
          <table:table-cell/>
          <table:table-cell office:value-type="float" office:value="300">
            <text:p>300</text:p>
          </table:table-cell>
          <table:table-cell table:formula="of:=[.$I$13]+[.$I$14]*[.K13]+[.$I$15]*[.K13]^2" office:value-type="float" office:value="4.90317098601131">
            <text:p>4,903170986</text:p>
          </table:table-cell>
          <table:table-cell table:formula="of:=[.A13]" office:value-type="float" office:value="600">
            <text:p>600</text:p>
          </table:table-cell>
          <table:table-cell table:formula="of:=(ABS([.D13]-[.G13])/[.G13])*100" office:value-type="float" office:value="0.958397064725424">
            <text:p>0,9583970647</text:p>
          </table:table-cell>
          <table:table-cell table:formula="of:=(ABS([.E13]-[.G13])/[.G13])*100" office:value-type="float" office:value="0.039865298971414">
            <text:p>0,039865299</text:p>
          </table:table-cell>
          <table:table-cell table:number-columns-repeated="1009"/>
        </table:table-row>
        <table:table-row table:style-name="ro2">
          <table:table-cell table:formula="of:=[.F14]" office:value-type="float" office:value="700">
            <text:p>700</text:p>
          </table:table-cell>
          <table:table-cell table:formula="of:=([.D14]-[.$G14])^2" office:value-type="float" office:value="0.0429480054632863">
            <text:p>0,0429480055</text:p>
          </table:table-cell>
          <table:table-cell table:formula="of:=([.E14]-[.$G14])^2" office:value-type="float" office:value="0.0117662092340761">
            <text:p>0,0117662092</text:p>
          </table:table-cell>
          <table:table-cell table:formula="of:=[.$I$13]+[.$I$14]*[.F14]+[.$I$15]*[.F14]^2" office:value-type="float" office:value="16.6672390056512">
            <text:p>16,6672390057</text:p>
          </table:table-cell>
          <table:table-cell table:formula="of:=0.0054783592*[.F14]^1.2213666401" office:value-type="float" office:value="16.351527841203">
            <text:p>16,3515278412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16.46">
            <text:p>16,46</text:p>
          </table:table-cell>
          <table:table-cell office:value-type="string">
            <text:p>a[1]</text:p>
          </table:table-cell>
          <table:table-cell office:value-type="float" office:value="0.0275283354431869">
            <text:p>0,0275283354</text:p>
          </table:table-cell>
          <table:table-cell/>
          <table:table-cell office:value-type="float" office:value="400">
            <text:p>400</text:p>
          </table:table-cell>
          <table:table-cell table:formula="of:=[.$I$13]+[.$I$14]*[.K14]+[.$I$15]*[.K14]^2" office:value-type="float" office:value="7.78773295274389">
            <text:p>7,7877329527</text:p>
          </table:table-cell>
          <table:table-cell table:formula="of:=[.A14]" office:value-type="float" office:value="700">
            <text:p>700</text:p>
          </table:table-cell>
          <table:table-cell table:formula="of:=(ABS([.D14]-[.G14])/[.G14])*100" office:value-type="float" office:value="1.25904620687224">
            <text:p>1,2590462069</text:p>
          </table:table-cell>
          <table:table-cell table:formula="of:=(ABS([.E14]-[.G14])/[.G14])*100" office:value-type="float" office:value="0.659004609945167">
            <text:p>0,6590046099</text:p>
          </table:table-cell>
          <table:table-cell table:number-columns-repeated="1009"/>
        </table:table-row>
        <table:table-row table:style-name="ro2">
          <table:table-cell table:formula="of:=[.F15]" office:value-type="float" office:value="800">
            <text:p>800</text:p>
          </table:table-cell>
          <table:table-cell table:formula="of:=([.D15]-[.$G15])^2" office:value-type="float" office:value="0.0539854726812466">
            <text:p>0,0539854727</text:p>
          </table:table-cell>
          <table:table-cell table:formula="of:=([.E15]-[.$G15])^2" office:value-type="float" office:value="0.0492415515443833">
            <text:p>0,0492415515</text:p>
          </table:table-cell>
          <table:table-cell table:formula="of:=[.$I$13]+[.$I$14]*[.F15]+[.$I$15]*[.F15]^2" office:value-type="float" office:value="19.7023477408568">
            <text:p>19,7023477409</text:p>
          </table:table-cell>
          <table:table-cell table:formula="of:=0.0054783592*[.F15]^1.2213666401" office:value-type="float" office:value="19.2480956252248">
            <text:p>19,2480956252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9.47">
            <text:p>19,47</text:p>
          </table:table-cell>
          <table:table-cell office:value-type="string">
            <text:p>a[2]</text:p>
          </table:table-cell>
          <table:table-cell office:value-type="float" office:value="0.00000188183460591276">
            <text:p>1,88183460591276E-006</text:p>
          </table:table-cell>
          <table:table-cell/>
          <table:table-cell office:value-type="float" office:value="500">
            <text:p>500</text:p>
          </table:table-cell>
          <table:table-cell table:formula="of:=[.$I$13]+[.$I$14]*[.K15]+[.$I$15]*[.K15]^2" office:value-type="float" office:value="10.7099316115947">
            <text:p>10,7099316116</text:p>
          </table:table-cell>
          <table:table-cell table:formula="of:=[.A15]" office:value-type="float" office:value="800">
            <text:p>800</text:p>
          </table:table-cell>
          <table:table-cell table:formula="of:=(ABS([.D15]-[.G15])/[.G15])*100" office:value-type="float" office:value="1.19336281898703">
            <text:p>1,193362819</text:p>
          </table:table-cell>
          <table:table-cell table:formula="of:=(ABS([.E15]-[.G15])/[.G15])*100" office:value-type="float" office:value="1.13972457511672">
            <text:p>1,1397245751</text:p>
          </table:table-cell>
          <table:table-cell table:number-columns-repeated="1009"/>
        </table:table-row>
        <table:table-row table:style-name="ro2">
          <table:table-cell table:formula="of:=[.F16]" office:value-type="float" office:value="900">
            <text:p>900</text:p>
          </table:table-cell>
          <table:table-cell table:formula="of:=([.D16]-[.$G16])^2" office:value-type="float" office:value="0.0380613442707571">
            <text:p>0,0380613443</text:p>
          </table:table-cell>
          <table:table-cell table:formula="of:=([.E16]-[.$G16])^2" office:value-type="float" office:value="0.125227531211578">
            <text:p>0,1252275312</text:p>
          </table:table-cell>
          <table:table-cell table:formula="of:=[.$I$13]+[.$I$14]*[.F16]+[.$I$15]*[.F16]^2" office:value-type="float" office:value="22.7750931681806">
            <text:p>22,7750931682</text:p>
          </table:table-cell>
          <table:table-cell table:formula="of:=0.0054783592*[.F16]^1.2213666401" office:value-type="float" office:value="22.2261249779773">
            <text:p>22,226124978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22.58">
            <text:p>22,58</text:p>
          </table:table-cell>
          <table:table-cell office:value-type="string">
            <text:p>R²</text:p>
          </table:table-cell>
          <table:table-cell office:value-type="float" office:value="0.999962131290942">
            <text:p>0,9999621313</text:p>
          </table:table-cell>
          <table:table-cell/>
          <table:table-cell office:value-type="float" office:value="600">
            <text:p>600</text:p>
          </table:table-cell>
          <table:table-cell table:formula="of:=[.$I$13]+[.$I$14]*[.K16]+[.$I$15]*[.K16]^2" office:value-type="float" office:value="13.6697669625638">
            <text:p>13,6697669626</text:p>
          </table:table-cell>
          <table:table-cell table:formula="of:=[.A16]" office:value-type="float" office:value="900">
            <text:p>900</text:p>
          </table:table-cell>
          <table:table-cell table:formula="of:=(ABS([.D16]-[.G16])/[.G16])*100" office:value-type="float" office:value="0.864008716477563">
            <text:p>0,8640087165</text:p>
          </table:table-cell>
          <table:table-cell table:formula="of:=(ABS([.E16]-[.G16])/[.G16])*100" office:value-type="float" office:value="1.56720558911743">
            <text:p>1,5672055891</text:p>
          </table:table-cell>
          <table:table-cell table:number-columns-repeated="1009"/>
        </table:table-row>
        <table:table-row table:style-name="ro2">
          <table:table-cell table:formula="of:=[.F17]" office:value-type="float" office:value="1000">
            <text:p>1000</text:p>
          </table:table-cell>
          <table:table-cell table:formula="of:=([.D17]-[.$G17])^2" office:value-type="float" office:value="0.0344010823187421">
            <text:p>0,0344010823</text:p>
          </table:table-cell>
          <table:table-cell table:formula="of:=([.E17]-[.$G17])^2" office:value-type="float" office:value="0.177705197424218">
            <text:p>0,1777051974</text:p>
          </table:table-cell>
          <table:table-cell table:formula="of:=[.$I$13]+[.$I$14]*[.F17]+[.$I$15]*[.F17]^2" office:value-type="float" office:value="25.8854752876227">
            <text:p>25,8854752876</text:p>
          </table:table-cell>
          <table:table-cell table:formula="of:=0.0054783592*[.F17]^1.2213666401" office:value-type="float" office:value="25.2784490571423">
            <text:p>25,2784490571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5.7">
            <text:p>25,7</text:p>
          </table:table-cell>
          <table:table-cell table:number-columns-repeated="3"/>
          <table:table-cell office:value-type="float" office:value="700">
            <text:p>700</text:p>
          </table:table-cell>
          <table:table-cell table:formula="of:=[.$I$13]+[.$I$14]*[.K17]+[.$I$15]*[.K17]^2" office:value-type="float" office:value="16.6672390056512">
            <text:p>16,6672390057</text:p>
          </table:table-cell>
          <table:table-cell table:formula="of:=[.A17]" office:value-type="float" office:value="1000">
            <text:p>1000</text:p>
          </table:table-cell>
          <table:table-cell table:formula="of:=(ABS([.D17]-[.G17])/[.G17])*100" office:value-type="float" office:value="0.721693726158563">
            <text:p>0,7216937262</text:p>
          </table:table-cell>
          <table:table-cell table:formula="of:=(ABS([.E17]-[.G17])/[.G17])*100" office:value-type="float" office:value="1.64027604224787">
            <text:p>1,6402760422</text:p>
          </table:table-cell>
          <table:table-cell table:number-columns-repeated="1009"/>
        </table:table-row>
        <table:table-row table:style-name="ro2">
          <table:table-cell table:formula="of:=[.F18]" office:value-type="float" office:value="1100">
            <text:p>1100</text:p>
          </table:table-cell>
          <table:table-cell table:formula="of:=([.D18]-[.$G18])^2" office:value-type="float" office:value="0.033670084435024">
            <text:p>0,0336700844</text:p>
          </table:table-cell>
          <table:table-cell table:formula="of:=([.E18]-[.$G18])^2" office:value-type="float" office:value="0.20322281314169">
            <text:p>0,2032228131</text:p>
          </table:table-cell>
          <table:table-cell table:formula="of:=[.$I$13]+[.$I$14]*[.F18]+[.$I$15]*[.F18]^2" office:value-type="float" office:value="29.0334940991831">
            <text:p>29,0334940992</text:p>
          </table:table-cell>
          <table:table-cell table:formula="of:=0.0054783592*[.F18]^1.2213666401" office:value-type="float" office:value="28.3991975896896">
            <text:p>28,3991975897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28.85">
            <text:p>28,85</text:p>
          </table:table-cell>
          <table:table-cell table:number-columns-repeated="3"/>
          <table:table-cell office:value-type="float" office:value="800">
            <text:p>800</text:p>
          </table:table-cell>
          <table:table-cell table:formula="of:=[.$I$13]+[.$I$14]*[.K18]+[.$I$15]*[.K18]^2" office:value-type="float" office:value="19.7023477408568">
            <text:p>19,7023477409</text:p>
          </table:table-cell>
          <table:table-cell table:formula="of:=[.A18]" office:value-type="float" office:value="1100">
            <text:p>1100</text:p>
          </table:table-cell>
          <table:table-cell table:formula="of:=(ABS([.D18]-[.G18])/[.G18])*100" office:value-type="float" office:value="0.63602807342502">
            <text:p>0,6360280734</text:p>
          </table:table-cell>
          <table:table-cell table:formula="of:=(ABS([.E18]-[.G18])/[.G18])*100" office:value-type="float" office:value="1.56257334596335">
            <text:p>1,562573346</text:p>
          </table:table-cell>
          <table:table-cell table:number-columns-repeated="1009"/>
        </table:table-row>
        <table:table-row table:style-name="ro2">
          <table:table-cell table:formula="of:=[.F19]" office:value-type="float" office:value="1200">
            <text:p>1200</text:p>
          </table:table-cell>
          <table:table-cell table:formula="of:=([.D19]-[.$G19])^2" office:value-type="float" office:value="0.0396605643199878">
            <text:p>0,0396605643</text:p>
          </table:table-cell>
          <table:table-cell table:formula="of:=([.E19]-[.$G19])^2" office:value-type="float" office:value="0.190563912050659">
            <text:p>0,1905639121</text:p>
          </table:table-cell>
          <table:table-cell table:formula="of:=[.$I$13]+[.$I$14]*[.F19]+[.$I$15]*[.F19]^2" office:value-type="float" office:value="32.2191496028617">
            <text:p>32,2191496029</text:p>
          </table:table-cell>
          <table:table-cell table:formula="of:=0.0054783592*[.F19]^1.2213666401" office:value-type="float" office:value="31.5834637334073">
            <text:p>31,5834637334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2.02">
            <text:p>32,02</text:p>
          </table:table-cell>
          <table:table-cell table:number-columns-repeated="3"/>
          <table:table-cell office:value-type="float" office:value="900">
            <text:p>900</text:p>
          </table:table-cell>
          <table:table-cell table:formula="of:=[.$I$13]+[.$I$14]*[.K19]+[.$I$15]*[.K19]^2" office:value-type="float" office:value="22.7750931681806">
            <text:p>22,7750931682</text:p>
          </table:table-cell>
          <table:table-cell table:formula="of:=[.A19]" office:value-type="float" office:value="1200">
            <text:p>1200</text:p>
          </table:table-cell>
          <table:table-cell table:formula="of:=(ABS([.D19]-[.G19])/[.G19])*100" office:value-type="float" office:value="0.621953787825539">
            <text:p>0,6219537878</text:p>
          </table:table-cell>
          <table:table-cell table:formula="of:=(ABS([.E19]-[.G19])/[.G19])*100" office:value-type="float" office:value="1.36332375575472">
            <text:p>1,3633237558</text:p>
          </table:table-cell>
          <table:table-cell table:number-columns-repeated="1009"/>
        </table:table-row>
        <table:table-row table:style-name="ro2">
          <table:table-cell table:formula="of:=[.F20]" office:value-type="float" office:value="1300">
            <text:p>1300</text:p>
          </table:table-cell>
          <table:table-cell table:formula="of:=([.D20]-[.$G20])^2" office:value-type="float" office:value="0.0409826818441367">
            <text:p>0,0409826818</text:p>
          </table:table-cell>
          <table:table-cell table:formula="of:=([.E20]-[.$G20])^2" office:value-type="float" office:value="0.170504885238849">
            <text:p>0,1705048852</text:p>
          </table:table-cell>
          <table:table-cell table:formula="of:=[.$I$13]+[.$I$14]*[.F20]+[.$I$15]*[.F20]^2" office:value-type="float" office:value="35.4424417986586">
            <text:p>35,4424417987</text:p>
          </table:table-cell>
          <table:table-cell table:formula="of:=0.0054783592*[.F20]^1.2213666401" office:value-type="float" office:value="34.8270776280718">
            <text:p>34,8270776281</text:p>
          </table:table-cell>
          <table:table-cell table:style-name="ce1" office:value-type="float" office:value="1300">
            <text:p>1300</text:p>
          </table:table-cell>
          <table:table-cell table:style-name="ce1" office:value-type="float" office:value="35.24">
            <text:p>35,24</text:p>
          </table:table-cell>
          <table:table-cell table:number-columns-repeated="3"/>
          <table:table-cell office:value-type="float" office:value="1000">
            <text:p>1000</text:p>
          </table:table-cell>
          <table:table-cell table:formula="of:=[.$I$13]+[.$I$14]*[.K20]+[.$I$15]*[.K20]^2" office:value-type="float" office:value="25.8854752876227">
            <text:p>25,8854752876</text:p>
          </table:table-cell>
          <table:table-cell table:formula="of:=[.A20]" office:value-type="float" office:value="1300">
            <text:p>1300</text:p>
          </table:table-cell>
          <table:table-cell table:formula="of:=(ABS([.D20]-[.G20])/[.G20])*100" office:value-type="float" office:value="0.574465943980189">
            <text:p>0,574465944</text:p>
          </table:table-cell>
          <table:table-cell table:formula="of:=(ABS([.E20]-[.G20])/[.G20])*100" office:value-type="float" office:value="1.17174339366699">
            <text:p>1,1717433937</text:p>
          </table:table-cell>
          <table:table-cell table:number-columns-repeated="1009"/>
        </table:table-row>
        <table:table-row table:style-name="ro2">
          <table:table-cell table:formula="of:=[.F21]" office:value-type="float" office:value="1400">
            <text:p>1400</text:p>
          </table:table-cell>
          <table:table-cell table:formula="of:=([.D21]-[.$G21])^2" office:value-type="float" office:value="0.015220326305682">
            <text:p>0,0152203263</text:p>
          </table:table-cell>
          <table:table-cell table:formula="of:=([.E21]-[.$G21])^2" office:value-type="float" office:value="0.205710544037971">
            <text:p>0,205710544</text:p>
          </table:table-cell>
          <table:table-cell table:formula="of:=[.$I$13]+[.$I$14]*[.F21]+[.$I$15]*[.F21]^2" office:value-type="float" office:value="38.7033706865738">
            <text:p>38,7033706866</text:p>
          </table:table-cell>
          <table:table-cell table:formula="of:=0.0054783592*[.F21]^1.2213666401" office:value-type="float" office:value="38.1264467572181">
            <text:p>38,1264467572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38.58">
            <text:p>38,58</text:p>
          </table:table-cell>
          <table:table-cell table:number-columns-repeated="3"/>
          <table:table-cell office:value-type="float" office:value="1100">
            <text:p>1100</text:p>
          </table:table-cell>
          <table:table-cell table:formula="of:=[.$I$13]+[.$I$14]*[.K21]+[.$I$15]*[.K21]^2" office:value-type="float" office:value="29.0334940991831">
            <text:p>29,0334940992</text:p>
          </table:table-cell>
          <table:table-cell table:formula="of:=[.A21]" office:value-type="float" office:value="1400">
            <text:p>1400</text:p>
          </table:table-cell>
          <table:table-cell table:formula="of:=(ABS([.D21]-[.G21])/[.G21])*100" office:value-type="float" office:value="0.319778866183941">
            <text:p>0,3197788662</text:p>
          </table:table-cell>
          <table:table-cell table:formula="of:=(ABS([.E21]-[.G21])/[.G21])*100" office:value-type="float" office:value="1.17561752924286">
            <text:p>1,1756175292</text:p>
          </table:table-cell>
          <table:table-cell table:number-columns-repeated="1009"/>
        </table:table-row>
        <table:table-row table:style-name="ro2">
          <table:table-cell table:formula="of:=[.F22]" office:value-type="float" office:value="1500">
            <text:p>1500</text:p>
          </table:table-cell>
          <table:table-cell table:formula="of:=([.D22]-[.$G22])^2" office:value-type="float" office:value="0.0230846291105194">
            <text:p>0,0230846291</text:p>
          </table:table-cell>
          <table:table-cell table:formula="of:=([.E22]-[.$G22])^2" office:value-type="float" office:value="0.138056851826948">
            <text:p>0,1380568518</text:p>
          </table:table-cell>
          <table:table-cell table:formula="of:=[.$I$13]+[.$I$14]*[.F22]+[.$I$15]*[.F22]^2" office:value-type="float" office:value="42.0019362666072">
            <text:p>42,0019362666</text:p>
          </table:table-cell>
          <table:table-cell table:formula="of:=0.0054783592*[.F22]^1.2213666401" office:value-type="float" office:value="41.4784399754724">
            <text:p>41,4784399755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41.85">
            <text:p>41,85</text:p>
          </table:table-cell>
          <table:table-cell table:number-columns-repeated="3"/>
          <table:table-cell office:value-type="float" office:value="1200">
            <text:p>1200</text:p>
          </table:table-cell>
          <table:table-cell table:formula="of:=[.$I$13]+[.$I$14]*[.K22]+[.$I$15]*[.K22]^2" office:value-type="float" office:value="32.2191496028617">
            <text:p>32,2191496029</text:p>
          </table:table-cell>
          <table:table-cell table:formula="of:=[.A22]" office:value-type="float" office:value="1500">
            <text:p>1500</text:p>
          </table:table-cell>
          <table:table-cell table:formula="of:=(ABS([.D22]-[.G22])/[.G22])*100" office:value-type="float" office:value="0.363049621522465">
            <text:p>0,3630496215</text:p>
          </table:table-cell>
          <table:table-cell table:formula="of:=(ABS([.E22]-[.G22])/[.G22])*100" office:value-type="float" office:value="0.887837573542644">
            <text:p>0,8878375735</text:p>
          </table:table-cell>
          <table:table-cell table:number-columns-repeated="1009"/>
        </table:table-row>
        <table:table-row table:style-name="ro2">
          <table:table-cell table:formula="of:=[.F23]" office:value-type="float" office:value="1600">
            <text:p>1600</text:p>
          </table:table-cell>
          <table:table-cell table:formula="of:=([.D23]-[.$G23])^2" office:value-type="float" office:value="0.0139567143400644">
            <text:p>0,0139567143</text:p>
          </table:table-cell>
          <table:table-cell table:formula="of:=([.E23]-[.$G23])^2" office:value-type="float" office:value="0.11539533955537">
            <text:p>0,1153953396</text:p>
          </table:table-cell>
          <table:table-cell table:formula="of:=[.$I$13]+[.$I$14]*[.F23]+[.$I$15]*[.F23]^2" office:value-type="float" office:value="45.3381385387588">
            <text:p>45,3381385388</text:p>
          </table:table-cell>
          <table:table-cell table:formula="of:=0.0054783592*[.F23]^1.2213666401" office:value-type="float" office:value="44.8803011045715">
            <text:p>44,8803011046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45.22">
            <text:p>45,22</text:p>
          </table:table-cell>
          <table:table-cell table:number-columns-repeated="3"/>
          <table:table-cell office:value-type="float" office:value="1300">
            <text:p>1300</text:p>
          </table:table-cell>
          <table:table-cell table:formula="of:=[.$I$13]+[.$I$14]*[.K23]+[.$I$15]*[.K23]^2" office:value-type="float" office:value="35.4424417986586">
            <text:p>35,4424417987</text:p>
          </table:table-cell>
          <table:table-cell table:formula="of:=[.A23]" office:value-type="float" office:value="1600">
            <text:p>1600</text:p>
          </table:table-cell>
          <table:table-cell table:formula="of:=(ABS([.D23]-[.G23])/[.G23])*100" office:value-type="float" office:value="0.261252849975231">
            <text:p>0,26125285</text:p>
          </table:table-cell>
          <table:table-cell table:formula="of:=(ABS([.E23]-[.G23])/[.G23])*100" office:value-type="float" office:value="0.751213833322734">
            <text:p>0,7512138333</text:p>
          </table:table-cell>
          <table:table-cell table:number-columns-repeated="1009"/>
        </table:table-row>
        <table:table-row table:style-name="ro2">
          <table:table-cell table:formula="of:=[.F24]" office:value-type="float" office:value="1700">
            <text:p>1700</text:p>
          </table:table-cell>
          <table:table-cell table:formula="of:=([.D24]-[.$G24])^2" office:value-type="float" office:value="0.00672031100281873">
            <text:p>0,006720311</text:p>
          </table:table-cell>
          <table:table-cell table:formula="of:=([.E24]-[.$G24])^2" office:value-type="float" office:value="0.0902502777053056">
            <text:p>0,0902502777</text:p>
          </table:table-cell>
          <table:table-cell table:formula="of:=[.$I$13]+[.$I$14]*[.F24]+[.$I$15]*[.F24]^2" office:value-type="float" office:value="48.7119775030287">
            <text:p>48,711977503</text:p>
          </table:table-cell>
          <table:table-cell table:formula="of:=0.0054783592*[.F24]^1.2213666401" office:value-type="float" office:value="48.3295831600837">
            <text:p>48,3295831601</text:p>
          </table:table-cell>
          <table:table-cell table:style-name="ce1" office:value-type="float" office:value="1700">
            <text:p>1700</text:p>
          </table:table-cell>
          <table:table-cell table:style-name="ce1" office:value-type="float" office:value="48.63">
            <text:p>48,63</text:p>
          </table:table-cell>
          <table:table-cell table:number-columns-repeated="3"/>
          <table:table-cell office:value-type="float" office:value="1400">
            <text:p>1400</text:p>
          </table:table-cell>
          <table:table-cell table:formula="of:=[.$I$13]+[.$I$14]*[.K24]+[.$I$15]*[.K24]^2" office:value-type="float" office:value="38.7033706865738">
            <text:p>38,7033706866</text:p>
          </table:table-cell>
          <table:table-cell table:formula="of:=[.A24]" office:value-type="float" office:value="1700">
            <text:p>1700</text:p>
          </table:table-cell>
          <table:table-cell table:formula="of:=(ABS([.D24]-[.G24])/[.G24])*100" office:value-type="float" office:value="0.16857393178838">
            <text:p>0,1685739318</text:p>
          </table:table-cell>
          <table:table-cell table:formula="of:=(ABS([.E24]-[.G24])/[.G24])*100" office:value-type="float" office:value="0.617760312392178">
            <text:p>0,6177603124</text:p>
          </table:table-cell>
          <table:table-cell table:number-columns-repeated="1009"/>
        </table:table-row>
        <table:table-row table:style-name="ro2">
          <table:table-cell table:formula="of:=[.F25]" office:value-type="float" office:value="1800">
            <text:p>1800</text:p>
          </table:table-cell>
          <table:table-cell table:formula="of:=([.D25]-[.$G25])^2" office:value-type="float" office:value="0.00188817706330609">
            <text:p>0,0018881771</text:p>
          </table:table-cell>
          <table:table-cell table:formula="of:=([.E25]-[.$G25])^2" office:value-type="float" office:value="0.0654861685185742">
            <text:p>0,0654861685</text:p>
          </table:table-cell>
          <table:table-cell table:formula="of:=[.$I$13]+[.$I$14]*[.F25]+[.$I$15]*[.F25]^2" office:value-type="float" office:value="52.1234531594168">
            <text:p>52,1234531594</text:p>
          </table:table-cell>
          <table:table-cell table:formula="of:=0.0054783592*[.F25]^1.2213666401" office:value-type="float" office:value="51.8240973456203">
            <text:p>51,8240973456</text:p>
          </table:table-cell>
          <table:table-cell table:style-name="ce1" office:value-type="float" office:value="1800">
            <text:p>1800</text:p>
          </table:table-cell>
          <table:table-cell table:style-name="ce1" office:value-type="float" office:value="52.08">
            <text:p>52,08</text:p>
          </table:table-cell>
          <table:table-cell table:number-columns-repeated="3"/>
          <table:table-cell office:value-type="float" office:value="1500">
            <text:p>1500</text:p>
          </table:table-cell>
          <table:table-cell table:formula="of:=[.$I$13]+[.$I$14]*[.K25]+[.$I$15]*[.K25]^2" office:value-type="float" office:value="42.0019362666072">
            <text:p>42,0019362666</text:p>
          </table:table-cell>
          <table:table-cell table:formula="of:=[.A25]" office:value-type="float" office:value="1800">
            <text:p>1800</text:p>
          </table:table-cell>
          <table:table-cell table:formula="of:=(ABS([.D25]-[.G25])/[.G25])*100" office:value-type="float" office:value="0.0834354059463307">
            <text:p>0,0834354059</text:p>
          </table:table-cell>
          <table:table-cell table:formula="of:=(ABS([.E25]-[.G25])/[.G25])*100" office:value-type="float" office:value="0.491364543739816">
            <text:p>0,4913645437</text:p>
          </table:table-cell>
          <table:table-cell table:number-columns-repeated="1009"/>
        </table:table-row>
        <table:table-row table:style-name="ro2">
          <table:table-cell table:formula="of:=[.F26]" office:value-type="float" office:value="1900">
            <text:p>1900</text:p>
          </table:table-cell>
          <table:table-cell table:formula="of:=([.D26]-[.$G26])^2" office:value-type="float" office:value="0.00000658183090429868">
            <text:p>6,58183090429868E-006</text:p>
          </table:table-cell>
          <table:table-cell table:formula="of:=([.E26]-[.$G26])^2" office:value-type="float" office:value="0.0433169087630784">
            <text:p>0,0433169088</text:p>
          </table:table-cell>
          <table:table-cell table:formula="of:=[.$I$13]+[.$I$14]*[.F26]+[.$I$15]*[.F26]^2" office:value-type="float" office:value="55.5725655079233">
            <text:p>55,5725655079</text:p>
          </table:table-cell>
          <table:table-cell table:formula="of:=0.0054783592*[.F26]^1.2213666401" office:value-type="float" office:value="55.361872854334">
            <text:p>55,3618728543</text:p>
          </table:table-cell>
          <table:table-cell table:style-name="ce1" office:value-type="float" office:value="1900">
            <text:p>1900</text:p>
          </table:table-cell>
          <table:table-cell table:style-name="ce1" office:value-type="float" office:value="55.57">
            <text:p>55,57</text:p>
          </table:table-cell>
          <table:table-cell table:number-columns-repeated="3"/>
          <table:table-cell office:value-type="float" office:value="1600">
            <text:p>1600</text:p>
          </table:table-cell>
          <table:table-cell table:formula="of:=[.$I$13]+[.$I$14]*[.K26]+[.$I$15]*[.K26]^2" office:value-type="float" office:value="45.3381385387588">
            <text:p>45,3381385388</text:p>
          </table:table-cell>
          <table:table-cell table:formula="of:=[.A26]" office:value-type="float" office:value="1900">
            <text:p>1900</text:p>
          </table:table-cell>
          <table:table-cell table:formula="of:=(ABS([.D26]-[.G26])/[.G26])*100" office:value-type="float" office:value="0.00461671391624586">
            <text:p>0,0046167139</text:p>
          </table:table-cell>
          <table:table-cell table:formula="of:=(ABS([.E26]-[.G26])/[.G26])*100" office:value-type="float" office:value="0.374531484012965">
            <text:p>0,374531484</text:p>
          </table:table-cell>
          <table:table-cell table:number-columns-repeated="1009"/>
        </table:table-row>
        <table:table-row table:style-name="ro2">
          <table:table-cell table:formula="of:=[.F27]" office:value-type="float" office:value="2000">
            <text:p>2000</text:p>
          </table:table-cell>
          <table:table-cell table:formula="of:=([.D27]-[.$G27])^2" office:value-type="float" office:value="0.00165530595985934">
            <text:p>0,001655306</text:p>
          </table:table-cell>
          <table:table-cell table:formula="of:=([.E27]-[.$G27])^2" office:value-type="float" office:value="0.0252413501006195">
            <text:p>0,0252413501</text:p>
          </table:table-cell>
          <table:table-cell table:formula="of:=[.$I$13]+[.$I$14]*[.F27]+[.$I$15]*[.F27]^2" office:value-type="float" office:value="59.0593145485479">
            <text:p>59,0593145485</text:p>
          </table:table-cell>
          <table:table-cell table:formula="of:=0.0054783592*[.F27]^1.2213666401" office:value-type="float" office:value="58.9411247341446">
            <text:p>58,9411247341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59.1">
            <text:p>59,1</text:p>
          </table:table-cell>
          <table:table-cell table:number-columns-repeated="3"/>
          <table:table-cell office:value-type="float" office:value="1700">
            <text:p>1700</text:p>
          </table:table-cell>
          <table:table-cell table:formula="of:=[.$I$13]+[.$I$14]*[.K27]+[.$I$15]*[.K27]^2" office:value-type="float" office:value="48.7119775030287">
            <text:p>48,711977503</text:p>
          </table:table-cell>
          <table:table-cell table:formula="of:=[.A27]" office:value-type="float" office:value="2000">
            <text:p>2000</text:p>
          </table:table-cell>
          <table:table-cell table:formula="of:=(ABS([.D27]-[.G27])/[.G27])*100" office:value-type="float" office:value="0.0688417114248348">
            <text:p>0,0688417114</text:p>
          </table:table-cell>
          <table:table-cell table:formula="of:=(ABS([.E27]-[.G27])/[.G27])*100" office:value-type="float" office:value="0.268824476912666">
            <text:p>0,2688244769</text:p>
          </table:table-cell>
          <table:table-cell table:number-columns-repeated="1009"/>
        </table:table-row>
        <table:table-row table:style-name="ro2">
          <table:table-cell table:formula="of:=[.F28]" office:value-type="float" office:value="2100">
            <text:p>2100</text:p>
          </table:table-cell>
          <table:table-cell table:formula="of:=([.D28]-[.$G28])^2" office:value-type="float" office:value="0.00439565270091287">
            <text:p>0,0043956527</text:p>
          </table:table-cell>
          <table:table-cell table:formula="of:=([.E28]-[.$G28])^2" office:value-type="float" office:value="0.00805903474013604">
            <text:p>0,0080590347</text:p>
          </table:table-cell>
          <table:table-cell table:formula="of:=[.$I$13]+[.$I$14]*[.F28]+[.$I$15]*[.F28]^2" office:value-type="float" office:value="62.5837002812908">
            <text:p>62,5837002813</text:p>
          </table:table-cell>
          <table:table-cell table:formula="of:=0.0054783592*[.F28]^1.2213666401" office:value-type="float" office:value="62.560227873256">
            <text:p>62,5602278733</text:p>
          </table:table-cell>
          <table:table-cell table:style-name="ce1" office:value-type="float" office:value="2100">
            <text:p>2100</text:p>
          </table:table-cell>
          <table:table-cell table:style-name="ce1" office:value-type="float" office:value="62.65">
            <text:p>62,65</text:p>
          </table:table-cell>
          <table:table-cell table:number-columns-repeated="3"/>
          <table:table-cell office:value-type="float" office:value="1800">
            <text:p>1800</text:p>
          </table:table-cell>
          <table:table-cell table:formula="of:=[.$I$13]+[.$I$14]*[.K28]+[.$I$15]*[.K28]^2" office:value-type="float" office:value="52.1234531594168">
            <text:p>52,1234531594</text:p>
          </table:table-cell>
          <table:table-cell table:formula="of:=[.A28]" office:value-type="float" office:value="2100">
            <text:p>2100</text:p>
          </table:table-cell>
          <table:table-cell table:formula="of:=(ABS([.D28]-[.G28])/[.G28])*100" office:value-type="float" office:value="0.105825568570077">
            <text:p>0,1058255686</text:p>
          </table:table-cell>
          <table:table-cell table:formula="of:=(ABS([.E28]-[.G28])/[.G28])*100" office:value-type="float" office:value="0.143291503182719">
            <text:p>0,1432915032</text:p>
          </table:table-cell>
          <table:table-cell table:number-columns-repeated="1009"/>
        </table:table-row>
        <table:table-row table:style-name="ro2">
          <table:table-cell table:formula="of:=[.F29]" office:value-type="float" office:value="2200">
            <text:p>2200</text:p>
          </table:table-cell>
          <table:table-cell table:formula="of:=([.D29]-[.$G29])^2" office:value-type="float" office:value="0.0108737540122562">
            <text:p>0,010873754</text:p>
          </table:table-cell>
          <table:table-cell table:formula="of:=([.E29]-[.$G29])^2" office:value-type="float" office:value="0.00104356767143317">
            <text:p>0,0010435677</text:p>
          </table:table-cell>
          <table:table-cell table:formula="of:=[.$I$13]+[.$I$14]*[.F29]+[.$I$15]*[.F29]^2" office:value-type="float" office:value="66.145722706152">
            <text:p>66,1457227062</text:p>
          </table:table-cell>
          <table:table-cell table:formula="of:=0.0054783592*[.F29]^1.2213666401" office:value-type="float" office:value="66.2176957019666">
            <text:p>66,217695702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66.25">
            <text:p>66,25</text:p>
          </table:table-cell>
          <table:table-cell table:number-columns-repeated="3"/>
          <table:table-cell office:value-type="float" office:value="1900">
            <text:p>1900</text:p>
          </table:table-cell>
          <table:table-cell table:formula="of:=[.$I$13]+[.$I$14]*[.K29]+[.$I$15]*[.K29]^2" office:value-type="float" office:value="55.5725655079233">
            <text:p>55,5725655079</text:p>
          </table:table-cell>
          <table:table-cell table:formula="of:=[.A29]" office:value-type="float" office:value="2200">
            <text:p>2200</text:p>
          </table:table-cell>
          <table:table-cell table:formula="of:=(ABS([.D29]-[.G29])/[.G29])*100" office:value-type="float" office:value="0.157399688827127">
            <text:p>0,1573996888</text:p>
          </table:table-cell>
          <table:table-cell table:formula="of:=(ABS([.E29]-[.G29])/[.G29])*100" office:value-type="float" office:value="0.0487612045787741">
            <text:p>0,0487612046</text:p>
          </table:table-cell>
          <table:table-cell table:number-columns-repeated="1009"/>
        </table:table-row>
        <table:table-row table:style-name="ro2">
          <table:table-cell table:formula="of:=[.F30]" office:value-type="float" office:value="2300">
            <text:p>2300</text:p>
          </table:table-cell>
          <table:table-cell table:formula="of:=([.D30]-[.$G30])^2" office:value-type="float" office:value="0.0239067806181551">
            <text:p>0,0239067806</text:p>
          </table:table-cell>
          <table:table-cell table:formula="of:=([.E30]-[.$G30])^2" office:value-type="float" office:value="0.000147928317130904">
            <text:p>0,0001479283</text:p>
          </table:table-cell>
          <table:table-cell table:formula="of:=[.$I$13]+[.$I$14]*[.F30]+[.$I$15]*[.F30]^2" office:value-type="float" office:value="69.7453818231315">
            <text:p>69,7453818231</text:p>
          </table:table-cell>
          <table:table-cell table:formula="of:=0.0054783592*[.F30]^1.2213666401" office:value-type="float" office:value="69.912162578556">
            <text:p>69,9121625786</text:p>
          </table:table-cell>
          <table:table-cell table:style-name="ce1" office:value-type="float" office:value="2300">
            <text:p>2300</text:p>
          </table:table-cell>
          <table:table-cell table:style-name="ce1" office:value-type="float" office:value="69.9">
            <text:p>69,9</text:p>
          </table:table-cell>
          <table:table-cell table:number-columns-repeated="3"/>
          <table:table-cell office:value-type="float" office:value="2000">
            <text:p>2000</text:p>
          </table:table-cell>
          <table:table-cell table:formula="of:=[.$I$13]+[.$I$14]*[.K30]+[.$I$15]*[.K30]^2" office:value-type="float" office:value="59.0593145485479">
            <text:p>59,0593145485</text:p>
          </table:table-cell>
          <table:table-cell table:formula="of:=[.A30]" office:value-type="float" office:value="2300">
            <text:p>2300</text:p>
          </table:table-cell>
          <table:table-cell table:formula="of:=(ABS([.D30]-[.G30])/[.G30])*100" office:value-type="float" office:value="0.221199108538702">
            <text:p>0,2211991085</text:p>
          </table:table-cell>
          <table:table-cell table:formula="of:=(ABS([.E30]-[.G30])/[.G30])*100" office:value-type="float" office:value="0.0173999693218903">
            <text:p>0,0173999693</text:p>
          </table:table-cell>
          <table:table-cell table:number-columns-repeated="1009"/>
        </table:table-row>
        <table:table-row table:style-name="ro2">
          <table:table-cell table:formula="of:=[.F31]" office:value-type="float" office:value="2400">
            <text:p>2400</text:p>
          </table:table-cell>
          <table:table-cell table:formula="of:=([.D31]-[.$G31])^2" office:value-type="float" office:value="0.0279967747564438">
            <text:p>0,0279967748</text:p>
          </table:table-cell>
          <table:table-cell table:formula="of:=([.E31]-[.$G31])^2" office:value-type="float" office:value="0.00853204848238382">
            <text:p>0,0085320485</text:p>
          </table:table-cell>
          <table:table-cell table:formula="of:=[.$I$13]+[.$I$14]*[.F31]+[.$I$15]*[.F31]^2" office:value-type="float" office:value="73.3826776322291">
            <text:p>73,3826776322</text:p>
          </table:table-cell>
          <table:table-cell table:formula="of:=0.0054783592*[.F31]^1.2213666401" office:value-type="float" office:value="73.6423690883488">
            <text:p>73,6423690883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73.55">
            <text:p>73,55</text:p>
          </table:table-cell>
          <table:table-cell table:number-columns-repeated="3"/>
          <table:table-cell office:value-type="float" office:value="2100">
            <text:p>2100</text:p>
          </table:table-cell>
          <table:table-cell table:formula="of:=[.$I$13]+[.$I$14]*[.K31]+[.$I$15]*[.K31]^2" office:value-type="float" office:value="62.5837002812908">
            <text:p>62,5837002813</text:p>
          </table:table-cell>
          <table:table-cell table:formula="of:=[.A31]" office:value-type="float" office:value="2400">
            <text:p>2400</text:p>
          </table:table-cell>
          <table:table-cell table:formula="of:=(ABS([.D31]-[.G31])/[.G31])*100" office:value-type="float" office:value="0.227494721646296">
            <text:p>0,2274947216</text:p>
          </table:table-cell>
          <table:table-cell table:formula="of:=(ABS([.E31]-[.G31])/[.G31])*100" office:value-type="float" office:value="0.125586795851496">
            <text:p>0,1255867959</text:p>
          </table:table-cell>
          <table:table-cell table:number-columns-repeated="1009"/>
        </table:table-row>
        <table:table-row table:style-name="ro2">
          <table:table-cell table:formula="of:=[.F32]" office:value-type="float" office:value="2500">
            <text:p>2500</text:p>
          </table:table-cell>
          <table:table-cell table:formula="of:=([.D32]-[.$G32])^2" office:value-type="float" office:value="0.0370138607530195">
            <text:p>0,0370138608</text:p>
          </table:table-cell>
          <table:table-cell table:formula="of:=([.E32]-[.$G32])^2" office:value-type="float" office:value="0.0246960194097397">
            <text:p>0,0246960194</text:p>
          </table:table-cell>
          <table:table-cell table:formula="of:=[.$I$13]+[.$I$14]*[.F32]+[.$I$15]*[.F32]^2" office:value-type="float" office:value="77.0576101334451">
            <text:p>77,0576101334</text:p>
          </table:table-cell>
          <table:table-cell table:formula="of:=0.0054783592*[.F32]^1.2213666401" office:value-type="float" office:value="77.4071496720001">
            <text:p>77,407149672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77.25">
            <text:p>77,25</text:p>
          </table:table-cell>
          <table:table-cell table:number-columns-repeated="3"/>
          <table:table-cell office:value-type="float" office:value="2200">
            <text:p>2200</text:p>
          </table:table-cell>
          <table:table-cell table:formula="of:=[.$I$13]+[.$I$14]*[.K32]+[.$I$15]*[.K32]^2" office:value-type="float" office:value="66.145722706152">
            <text:p>66,1457227062</text:p>
          </table:table-cell>
          <table:table-cell table:formula="of:=[.A32]" office:value-type="float" office:value="2500">
            <text:p>2500</text:p>
          </table:table-cell>
          <table:table-cell table:formula="of:=(ABS([.D32]-[.G32])/[.G32])*100" office:value-type="float" office:value="0.249048370944879">
            <text:p>0,2490483709</text:p>
          </table:table-cell>
          <table:table-cell table:formula="of:=(ABS([.E32]-[.G32])/[.G32])*100" office:value-type="float" office:value="0.203429996116637">
            <text:p>0,2034299961</text:p>
          </table:table-cell>
          <table:table-cell table:number-columns-repeated="1009"/>
        </table:table-row>
        <table:table-row table:style-name="ro2">
          <table:table-cell table:formula="of:=[.F33]" office:value-type="float" office:value="2600">
            <text:p>2600</text:p>
          </table:table-cell>
          <table:table-cell table:formula="of:=([.D33]-[.$G33])^2" office:value-type="float" office:value="0.0528175418396226">
            <text:p>0,0528175418</text:p>
          </table:table-cell>
          <table:table-cell table:formula="of:=([.E33]-[.$G33])^2" office:value-type="float" office:value="0.0421982535249106">
            <text:p>0,0421982535</text:p>
          </table:table-cell>
          <table:table-cell table:formula="of:=[.$I$13]+[.$I$14]*[.F33]+[.$I$15]*[.F33]^2" office:value-type="float" office:value="80.7701793267793">
            <text:p>80,7701793268</text:p>
          </table:table-cell>
          <table:table-cell table:formula="of:=0.0054783592*[.F33]^1.2213666401" office:value-type="float" office:value="81.2054221349439">
            <text:p>81,2054221349</text:p>
          </table:table-cell>
          <table:table-cell table:style-name="ce1" office:value-type="float" office:value="2600">
            <text:p>2600</text:p>
          </table:table-cell>
          <table:table-cell table:style-name="ce1" office:value-type="float" office:value="81">
            <text:p>81</text:p>
          </table:table-cell>
          <table:table-cell table:number-columns-repeated="3"/>
          <table:table-cell office:value-type="float" office:value="2300">
            <text:p>2300</text:p>
          </table:table-cell>
          <table:table-cell table:formula="of:=[.$I$13]+[.$I$14]*[.K33]+[.$I$15]*[.K33]^2" office:value-type="float" office:value="69.7453818231315">
            <text:p>69,7453818231</text:p>
          </table:table-cell>
          <table:table-cell table:formula="of:=[.A33]" office:value-type="float" office:value="2600">
            <text:p>2600</text:p>
          </table:table-cell>
          <table:table-cell table:formula="of:=(ABS([.D33]-[.G33])/[.G33])*100" office:value-type="float" office:value="0.283729226198413">
            <text:p>0,2837292262</text:p>
          </table:table-cell>
          <table:table-cell table:formula="of:=(ABS([.E33]-[.G33])/[.G33])*100" office:value-type="float" office:value="0.253607574004817">
            <text:p>0,253607574</text:p>
          </table:table-cell>
          <table:table-cell table:number-columns-repeated="1009"/>
        </table:table-row>
        <table:table-row table:style-name="ro2">
          <table:table-cell table:formula="of:=[.F34]" office:value-type="float" office:value="2700">
            <text:p>2700</text:p>
          </table:table-cell>
          <table:table-cell table:formula="of:=([.D34]-[.$G34])^2" office:value-type="float" office:value="0.0322614719850366">
            <text:p>0,032261472</text:p>
          </table:table-cell>
          <table:table-cell table:formula="of:=([.E34]-[.$G34])^2" office:value-type="float" office:value="0.113016111720128">
            <text:p>0,1130161117</text:p>
          </table:table-cell>
          <table:table-cell table:formula="of:=[.$I$13]+[.$I$14]*[.F34]+[.$I$15]*[.F34]^2" office:value-type="float" office:value="84.5203852122318">
            <text:p>84,5203852122</text:p>
          </table:table-cell>
          <table:table-cell table:formula="of:=0.0054783592*[.F34]^1.2213666401" office:value-type="float" office:value="85.0361786901636">
            <text:p>85,0361786902</text:p>
          </table:table-cell>
          <table:table-cell table:style-name="ce1" office:value-type="float" office:value="2700">
            <text:p>2700</text:p>
          </table:table-cell>
          <table:table-cell table:style-name="ce1" office:value-type="float" office:value="84.7">
            <text:p>84,7</text:p>
          </table:table-cell>
          <table:table-cell table:number-columns-repeated="3"/>
          <table:table-cell office:value-type="float" office:value="2400">
            <text:p>2400</text:p>
          </table:table-cell>
          <table:table-cell table:formula="of:=[.$I$13]+[.$I$14]*[.K34]+[.$I$15]*[.K34]^2" office:value-type="float" office:value="73.3826776322291">
            <text:p>73,3826776322</text:p>
          </table:table-cell>
          <table:table-cell table:formula="of:=[.A34]" office:value-type="float" office:value="2700">
            <text:p>2700</text:p>
          </table:table-cell>
          <table:table-cell table:formula="of:=(ABS([.D34]-[.G34])/[.G34])*100" office:value-type="float" office:value="0.212059961945996">
            <text:p>0,2120599619</text:p>
          </table:table-cell>
          <table:table-cell table:formula="of:=(ABS([.E34]-[.G34])/[.G34])*100" office:value-type="float" office:value="0.396905183191996">
            <text:p>0,3969051832</text:p>
          </table:table-cell>
          <table:table-cell table:number-columns-repeated="1009"/>
        </table:table-row>
        <table:table-row table:style-name="ro2">
          <table:table-cell table:formula="of:=[.F35]" office:value-type="float" office:value="2800">
            <text:p>2800</text:p>
          </table:table-cell>
          <table:table-cell table:formula="of:=([.D35]-[.$G35])^2" office:value-type="float" office:value="0.0367765806040555">
            <text:p>0,0367765806</text:p>
          </table:table-cell>
          <table:table-cell table:formula="of:=([.E35]-[.$G35])^2" office:value-type="float" office:value="0.158784924765625">
            <text:p>0,1587849248</text:p>
          </table:table-cell>
          <table:table-cell table:formula="of:=[.$I$13]+[.$I$14]*[.F35]+[.$I$15]*[.F35]^2" office:value-type="float" office:value="88.3082277898025">
            <text:p>88,3082277898</text:p>
          </table:table-cell>
          <table:table-cell table:formula="of:=0.0054783592*[.F35]^1.2213666401" office:value-type="float" office:value="88.8984782613464">
            <text:p>88,8984782613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88.5">
            <text:p>88,5</text:p>
          </table:table-cell>
          <table:table-cell table:number-columns-repeated="3"/>
          <table:table-cell office:value-type="float" office:value="2500">
            <text:p>2500</text:p>
          </table:table-cell>
          <table:table-cell table:formula="of:=[.$I$13]+[.$I$14]*[.K35]+[.$I$15]*[.K35]^2" office:value-type="float" office:value="77.0576101334451">
            <text:p>77,0576101334</text:p>
          </table:table-cell>
          <table:table-cell table:formula="of:=[.A35]" office:value-type="float" office:value="2800">
            <text:p>2800</text:p>
          </table:table-cell>
          <table:table-cell table:formula="of:=(ABS([.D35]-[.G35])/[.G35])*100" office:value-type="float" office:value="0.216691762935091">
            <text:p>0,2166917629</text:p>
          </table:table-cell>
          <table:table-cell table:formula="of:=(ABS([.E35]-[.G35])/[.G35])*100" office:value-type="float" office:value="0.450257922425276">
            <text:p>0,4502579224</text:p>
          </table:table-cell>
          <table:table-cell table:number-columns-repeated="1009"/>
        </table:table-row>
        <table:table-row table:style-name="ro2">
          <table:table-cell table:formula="of:=[.F36]" office:value-type="float" office:value="2900">
            <text:p>2900</text:p>
          </table:table-cell>
          <table:table-cell table:formula="of:=([.D36]-[.$G36])^2" office:value-type="float" office:value="0.0276533420629912">
            <text:p>0,0276533421</text:p>
          </table:table-cell>
          <table:table-cell table:formula="of:=([.E36]-[.$G36])^2" office:value-type="float" office:value="0.241513106643823">
            <text:p>0,2415131066</text:p>
          </table:table-cell>
          <table:table-cell table:formula="of:=[.$I$13]+[.$I$14]*[.F36]+[.$I$15]*[.F36]^2" office:value-type="float" office:value="92.1337070594914">
            <text:p>92,1337070595</text:p>
          </table:table-cell>
          <table:table-cell table:formula="of:=0.0054783592*[.F36]^1.2213666401" office:value-type="float" office:value="92.7914398301357">
            <text:p>92,7914398301</text:p>
          </table:table-cell>
          <table:table-cell table:style-name="ce1" office:value-type="float" office:value="2900">
            <text:p>2900</text:p>
          </table:table-cell>
          <table:table-cell table:style-name="ce1" office:value-type="float" office:value="92.3">
            <text:p>92,3</text:p>
          </table:table-cell>
          <table:table-cell table:number-columns-repeated="3"/>
          <table:table-cell office:value-type="float" office:value="2600">
            <text:p>2600</text:p>
          </table:table-cell>
          <table:table-cell table:formula="of:=[.$I$13]+[.$I$14]*[.K36]+[.$I$15]*[.K36]^2" office:value-type="float" office:value="80.7701793267793">
            <text:p>80,7701793268</text:p>
          </table:table-cell>
          <table:table-cell table:formula="of:=[.A36]" office:value-type="float" office:value="2900">
            <text:p>2900</text:p>
          </table:table-cell>
          <table:table-cell table:formula="of:=(ABS([.D36]-[.G36])/[.G36])*100" office:value-type="float" office:value="0.180165699359245">
            <text:p>0,1801656994</text:p>
          </table:table-cell>
          <table:table-cell table:formula="of:=(ABS([.E36]-[.G36])/[.G36])*100" office:value-type="float" office:value="0.532437519106954">
            <text:p>0,5324375191</text:p>
          </table:table-cell>
          <table:table-cell table:number-columns-repeated="1009"/>
        </table:table-row>
        <table:table-row table:style-name="ro2">
          <table:table-cell table:formula="of:=[.F37]" office:value-type="float" office:value="3000">
            <text:p>3000</text:p>
          </table:table-cell>
          <table:table-cell table:formula="of:=([.D37]-[.$G37])^2" office:value-type="float" office:value="0.0412808846742147">
            <text:p>0,0412808847</text:p>
          </table:table-cell>
          <table:table-cell table:formula="of:=([.E37]-[.$G37])^2" office:value-type="float" office:value="0.26443933686663">
            <text:p>0,2644393369</text:p>
          </table:table-cell>
          <table:table-cell table:formula="of:=[.$I$13]+[.$I$14]*[.F37]+[.$I$15]*[.F37]^2" office:value-type="float" office:value="95.9968230212986">
            <text:p>95,9968230213</text:p>
          </table:table-cell>
          <table:table-cell table:formula="of:=0.0054783592*[.F37]^1.2213666401" office:value-type="float" office:value="96.7142366545343">
            <text:p>96,714236654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96.2">
            <text:p>96,2</text:p>
          </table:table-cell>
          <table:table-cell table:number-columns-repeated="3"/>
          <table:table-cell office:value-type="float" office:value="2700">
            <text:p>2700</text:p>
          </table:table-cell>
          <table:table-cell table:formula="of:=[.$I$13]+[.$I$14]*[.K37]+[.$I$15]*[.K37]^2" office:value-type="float" office:value="84.5203852122318">
            <text:p>84,5203852122</text:p>
          </table:table-cell>
          <table:table-cell table:formula="of:=[.A37]" office:value-type="float" office:value="3000">
            <text:p>3000</text:p>
          </table:table-cell>
          <table:table-cell table:formula="of:=(ABS([.D37]-[.G37])/[.G37])*100" office:value-type="float" office:value="0.211202680562749">
            <text:p>0,2112026806</text:p>
          </table:table-cell>
          <table:table-cell table:formula="of:=(ABS([.E37]-[.G37])/[.G37])*100" office:value-type="float" office:value="0.534549536937943">
            <text:p>0,5345495369</text:p>
          </table:table-cell>
          <table:table-cell table:number-columns-repeated="1009"/>
        </table:table-row>
        <table:table-row table:style-name="ro2">
          <table:table-cell table:formula="of:=[.F38]" office:value-type="float" office:value="3100">
            <text:p>3100</text:p>
          </table:table-cell>
          <table:table-cell table:formula="of:=([.D38]-[.$G38])^2" office:value-type="float" office:value="0.0104907423057982">
            <text:p>0,0104907423</text:p>
          </table:table-cell>
          <table:table-cell table:formula="of:=([.E38]-[.$G38])^2" office:value-type="float" office:value="0.443677512024374">
            <text:p>0,443677512</text:p>
          </table:table-cell>
          <table:table-cell table:formula="of:=[.$I$13]+[.$I$14]*[.F38]+[.$I$15]*[.F38]^2" office:value-type="float" office:value="99.8975756752241">
            <text:p>99,8975756752</text:p>
          </table:table-cell>
          <table:table-cell table:formula="of:=0.0054783592*[.F38]^1.2213666401" office:value-type="float" office:value="100.666091218997">
            <text:p>100,666091219</text:p>
          </table:table-cell>
          <table:table-cell table:style-name="ce1" office:value-type="float" office:value="3100">
            <text:p>3100</text:p>
          </table:table-cell>
          <table:table-cell table:style-name="ce1" office:value-type="float" office:value="100">
            <text:p>100</text:p>
          </table:table-cell>
          <table:table-cell table:number-columns-repeated="3"/>
          <table:table-cell office:value-type="float" office:value="2800">
            <text:p>2800</text:p>
          </table:table-cell>
          <table:table-cell table:formula="of:=[.$I$13]+[.$I$14]*[.K38]+[.$I$15]*[.K38]^2" office:value-type="float" office:value="88.3082277898025">
            <text:p>88,3082277898</text:p>
          </table:table-cell>
          <table:table-cell table:formula="of:=[.A38]" office:value-type="float" office:value="3100">
            <text:p>3100</text:p>
          </table:table-cell>
          <table:table-cell table:formula="of:=(ABS([.D38]-[.G38])/[.G38])*100" office:value-type="float" office:value="0.102424324775896">
            <text:p>0,1024243248</text:p>
          </table:table-cell>
          <table:table-cell table:formula="of:=(ABS([.E38]-[.G38])/[.G38])*100" office:value-type="float" office:value="0.666091218996598">
            <text:p>0,666091219</text:p>
          </table:table-cell>
          <table:table-cell table:number-columns-repeated="1009"/>
        </table:table-row>
        <table:table-row table:style-name="ro2">
          <table:table-cell table:formula="of:=[.F39]" office:value-type="float" office:value="3200">
            <text:p>3200</text:p>
          </table:table-cell>
          <table:table-cell table:formula="of:=([.D39]-[.$G39])^2" office:value-type="float" office:value="0.00129348275479631">
            <text:p>0,0012934828</text:p>
          </table:table-cell>
          <table:table-cell table:formula="of:=([.E39]-[.$G39])^2" office:value-type="float" office:value="0.716174271806846">
            <text:p>0,7161742718</text:p>
          </table:table-cell>
          <table:table-cell table:formula="of:=[.$I$13]+[.$I$14]*[.F39]+[.$I$15]*[.F39]^2" office:value-type="float" office:value="103.835965021268">
            <text:p>103,8359650213</text:p>
          </table:table-cell>
          <table:table-cell table:formula="of:=0.0054783592*[.F39]^1.2213666401" office:value-type="float" office:value="104.64627080288">
            <text:p>104,6462708029</text:p>
          </table:table-cell>
          <table:table-cell table:style-name="ce1" office:value-type="float" office:value="3200">
            <text:p>3200</text:p>
          </table:table-cell>
          <table:table-cell table:style-name="ce1" office:value-type="float" office:value="103.8">
            <text:p>103,8</text:p>
          </table:table-cell>
          <table:table-cell table:number-columns-repeated="3"/>
          <table:table-cell office:value-type="float" office:value="2900">
            <text:p>2900</text:p>
          </table:table-cell>
          <table:table-cell table:formula="of:=[.$I$13]+[.$I$14]*[.K39]+[.$I$15]*[.K39]^2" office:value-type="float" office:value="92.1337070594914">
            <text:p>92,1337070595</text:p>
          </table:table-cell>
          <table:table-cell table:formula="of:=[.A39]" office:value-type="float" office:value="3200">
            <text:p>3200</text:p>
          </table:table-cell>
          <table:table-cell table:formula="of:=(ABS([.D39]-[.G39])/[.G39])*100" office:value-type="float" office:value="0.0346483827243177">
            <text:p>0,0346483827</text:p>
          </table:table-cell>
          <table:table-cell table:formula="of:=(ABS([.E39]-[.G39])/[.G39])*100" office:value-type="float" office:value="0.815289790828338">
            <text:p>0,8152897908</text:p>
          </table:table-cell>
          <table:table-cell table:number-columns-repeated="1009"/>
        </table:table-row>
        <table:table-row table:style-name="ro2">
          <table:table-cell table:formula="of:=[.F40]" office:value-type="float" office:value="3300">
            <text:p>3300</text:p>
          </table:table-cell>
          <table:table-cell table:formula="of:=([.D40]-[.$G40])^2" office:value-type="float" office:value="0.000143785506249418">
            <text:p>0,0001437855</text:p>
          </table:table-cell>
          <table:table-cell table:formula="of:=([.E40]-[.$G40])^2" office:value-type="float" office:value="0.72945875220622">
            <text:p>0,7294587522</text:p>
          </table:table-cell>
          <table:table-cell table:formula="of:=[.$I$13]+[.$I$14]*[.F40]+[.$I$15]*[.F40]^2" office:value-type="float" office:value="107.81199105943">
            <text:p>107,8119910594</text:p>
          </table:table-cell>
          <table:table-cell table:formula="of:=0.0054783592*[.F40]^1.2213666401" office:value-type="float" office:value="108.654083574486">
            <text:p>108,6540835745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107.8">
            <text:p>107,8</text:p>
          </table:table-cell>
          <table:table-cell table:number-columns-repeated="3"/>
          <table:table-cell office:value-type="float" office:value="3000">
            <text:p>3000</text:p>
          </table:table-cell>
          <table:table-cell table:formula="of:=[.$I$13]+[.$I$14]*[.K40]+[.$I$15]*[.K40]^2" office:value-type="float" office:value="95.9968230212986">
            <text:p>95,9968230213</text:p>
          </table:table-cell>
          <table:table-cell table:formula="of:=[.A40]" office:value-type="float" office:value="3300">
            <text:p>3300</text:p>
          </table:table-cell>
          <table:table-cell table:formula="of:=(ABS([.D40]-[.G40])/[.G40])*100" office:value-type="float" office:value="0.0111234317530775">
            <text:p>0,0111234318</text:p>
          </table:table-cell>
          <table:table-cell table:formula="of:=(ABS([.E40]-[.G40])/[.G40])*100" office:value-type="float" office:value="0.792285319559991">
            <text:p>0,7922853196</text:p>
          </table:table-cell>
          <table:table-cell table:number-columns-repeated="1009"/>
        </table:table-row>
        <table:table-row table:style-name="ro2">
          <table:table-cell table:formula="of:=[.F41]" office:value-type="float" office:value="3400">
            <text:p>3400</text:p>
          </table:table-cell>
          <table:table-cell table:formula="of:=([.D41]-[.$G41])^2" office:value-type="float" office:value="0.0157888748684957">
            <text:p>0,0157888749</text:p>
          </table:table-cell>
          <table:table-cell table:formula="of:=([.E41]-[.$G41])^2" office:value-type="float" office:value="0.977874031130103">
            <text:p>0,9778740311</text:p>
          </table:table-cell>
          <table:table-cell table:formula="of:=[.$I$13]+[.$I$14]*[.F41]+[.$I$15]*[.F41]^2" office:value-type="float" office:value="111.82565378971">
            <text:p>111,8256537897</text:p>
          </table:table-cell>
          <table:table-cell table:formula="of:=0.0054783592*[.F41]^1.2213666401" office:value-type="float" office:value="112.688875134246">
            <text:p>112,6888751342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111.7">
            <text:p>111,7</text:p>
          </table:table-cell>
          <table:table-cell table:number-columns-repeated="3"/>
          <table:table-cell office:value-type="float" office:value="3100">
            <text:p>3100</text:p>
          </table:table-cell>
          <table:table-cell table:formula="of:=[.$I$13]+[.$I$14]*[.K41]+[.$I$15]*[.K41]^2" office:value-type="float" office:value="99.8975756752241">
            <text:p>99,8975756752</text:p>
          </table:table-cell>
          <table:table-cell table:formula="of:=[.A41]" office:value-type="float" office:value="3400">
            <text:p>3400</text:p>
          </table:table-cell>
          <table:table-cell table:formula="of:=(ABS([.D41]-[.G41])/[.G41])*100" office:value-type="float" office:value="0.112492202068078">
            <text:p>0,1124922021</text:p>
          </table:table-cell>
          <table:table-cell table:formula="of:=(ABS([.E41]-[.G41])/[.G41])*100" office:value-type="float" office:value="0.885295554383196">
            <text:p>0,8852955544</text:p>
          </table:table-cell>
          <table:table-cell table:number-columns-repeated="1009"/>
        </table:table-row>
        <table:table-row table:style-name="ro2">
          <table:table-cell table:formula="of:=[.F42]" office:value-type="float" office:value="3500">
            <text:p>3500</text:p>
          </table:table-cell>
          <table:table-cell table:formula="of:=([.D42]-[.$G42])^2" office:value-type="float" office:value="0.0313124392755261">
            <text:p>0,0313124393</text:p>
          </table:table-cell>
          <table:table-cell table:formula="of:=([.E42]-[.$G42])^2" office:value-type="float" office:value="1.10255343232497">
            <text:p>1,1025534323</text:p>
          </table:table-cell>
          <table:table-cell table:formula="of:=[.$I$13]+[.$I$14]*[.F42]+[.$I$15]*[.F42]^2" office:value-type="float" office:value="115.876953212109">
            <text:p>115,8769532121</text:p>
          </table:table-cell>
          <table:table-cell table:formula="of:=0.0054783592*[.F42]^1.2213666401" office:value-type="float" office:value="116.750025443656">
            <text:p>116,7500254437</text:p>
          </table:table-cell>
          <table:table-cell table:style-name="ce1" office:value-type="float" office:value="3500">
            <text:p>3500</text:p>
          </table:table-cell>
          <table:table-cell table:style-name="ce1" office:value-type="float" office:value="115.7">
            <text:p>115,7</text:p>
          </table:table-cell>
          <table:table-cell table:number-columns-repeated="3"/>
          <table:table-cell office:value-type="float" office:value="3200">
            <text:p>3200</text:p>
          </table:table-cell>
          <table:table-cell table:formula="of:=[.$I$13]+[.$I$14]*[.K42]+[.$I$15]*[.K42]^2" office:value-type="float" office:value="103.835965021268">
            <text:p>103,8359650213</text:p>
          </table:table-cell>
          <table:table-cell table:formula="of:=[.A42]" office:value-type="float" office:value="3500">
            <text:p>3500</text:p>
          </table:table-cell>
          <table:table-cell table:formula="of:=(ABS([.D42]-[.G42])/[.G42])*100" office:value-type="float" office:value="0.152941410638314">
            <text:p>0,1529414106</text:p>
          </table:table-cell>
          <table:table-cell table:formula="of:=(ABS([.E42]-[.G42])/[.G42])*100" office:value-type="float" office:value="0.907541437904924">
            <text:p>0,9075414379</text:p>
          </table:table-cell>
          <table:table-cell table:number-columns-repeated="1009"/>
        </table:table-row>
        <table:table-row table:style-name="ro2">
          <table:table-cell table:formula="of:=[.F43]" office:value-type="float" office:value="3655">
            <text:p>3655</text:p>
          </table:table-cell>
          <table:table-cell table:formula="of:=([.D43]-[.$G43])^2" office:value-type="float" office:value="0.185628990597838">
            <text:p>0,1856289906</text:p>
          </table:table-cell>
          <table:table-cell table:formula="of:=([.E43]-[.$G43])^2" office:value-type="float" office:value="1.67840653504673">
            <text:p>1,678406535</text:p>
          </table:table-cell>
          <table:table-cell table:formula="of:=[.$I$13]+[.$I$14]*[.F43]+[.$I$15]*[.F43]^2" office:value-type="float" office:value="122.230846829625">
            <text:p>122,2308468296</text:p>
          </table:table-cell>
          <table:table-cell table:formula="of:=0.0054783592*[.F43]^1.2213666401" office:value-type="float" office:value="123.095533301404">
            <text:p>123,0955333014</text:p>
          </table:table-cell>
          <table:table-cell table:style-name="ce1" office:value-type="float" office:value="3655">
            <text:p>3655</text:p>
          </table:table-cell>
          <table:table-cell table:style-name="ce1" office:value-type="float" office:value="121.8">
            <text:p>121,8</text:p>
          </table:table-cell>
          <table:table-cell table:number-columns-repeated="3"/>
          <table:table-cell office:value-type="float" office:value="3300">
            <text:p>3300</text:p>
          </table:table-cell>
          <table:table-cell table:formula="of:=[.$I$13]+[.$I$14]*[.K43]+[.$I$15]*[.K43]^2" office:value-type="float" office:value="107.81199105943">
            <text:p>107,8119910594</text:p>
          </table:table-cell>
          <table:table-cell table:formula="of:=[.A43]" office:value-type="float" office:value="3655">
            <text:p>3655</text:p>
          </table:table-cell>
          <table:table-cell table:formula="of:=(ABS([.D43]-[.G43])/[.G43])*100" office:value-type="float" office:value="0.353733029248696">
            <text:p>0,3537330292</text:p>
          </table:table-cell>
          <table:table-cell table:formula="of:=(ABS([.E43]-[.G43])/[.G43])*100" office:value-type="float" office:value="1.06365624088998">
            <text:p>1,0636562409</text:p>
          </table:table-cell>
          <table:table-cell table:number-columns-repeated="1009"/>
        </table:table-row>
        <table:table-row table:style-name="ro2">
          <table:table-cell table:number-columns-repeated="10"/>
          <table:table-cell office:value-type="float" office:value="3400">
            <text:p>3400</text:p>
          </table:table-cell>
          <table:table-cell table:formula="of:=[.$I$13]+[.$I$14]*[.K44]+[.$I$15]*[.K44]^2" office:value-type="float" office:value="111.82565378971">
            <text:p>111,8256537897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3500">
            <text:p>3500</text:p>
          </table:table-cell>
          <table:table-cell table:formula="of:=[.$I$13]+[.$I$14]*[.K45]+[.$I$15]*[.K45]^2" office:value-type="float" office:value="115.876953212109">
            <text:p>115,8769532121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3600">
            <text:p>3600</text:p>
          </table:table-cell>
          <table:table-cell table:formula="of:=[.$I$13]+[.$I$14]*[.K46]+[.$I$15]*[.K46]^2" office:value-type="float" office:value="119.965889326625">
            <text:p>119,9658893266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3700">
            <text:p>3700</text:p>
          </table:table-cell>
          <table:table-cell table:formula="of:=[.$I$13]+[.$I$14]*[.K47]+[.$I$15]*[.K47]^2" office:value-type="float" office:value="124.09246213326">
            <text:p>124,0924621333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3800">
            <text:p>3800</text:p>
          </table:table-cell>
          <table:table-cell table:formula="of:=[.$I$13]+[.$I$14]*[.K48]+[.$I$15]*[.K48]^2" office:value-type="float" office:value="128.256671632014">
            <text:p>128,256671632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3900">
            <text:p>3900</text:p>
          </table:table-cell>
          <table:table-cell table:formula="of:=[.$I$13]+[.$I$14]*[.K49]+[.$I$15]*[.K49]^2" office:value-type="float" office:value="132.458517822885">
            <text:p>132,4585178229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float" office:value="4000">
            <text:p>4000</text:p>
          </table:table-cell>
          <table:table-cell table:formula="of:=[.$I$13]+[.$I$14]*[.K50]+[.$I$15]*[.K50]^2" office:value-type="float" office:value="136.698000705875">
            <text:p>136,6980007059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table:style-name="ce4" office:value-type="string">
            <text:p>σ</text:p>
          </table:table-cell>
          <table:table-cell table:style-name="ce4" office:value-type="string">
            <text:p>ξε</text:p>
          </table:table-cell>
          <table:table-cell table:number-columns-repeated="101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istência" table:style-name="ta4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5"/>
        <table:table-column table:style-name="co3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016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Medidas da resistência de um filamento de Tungstênio para diferrentes temperaturas. O valor da resistência para a temperatura ambiente (291K) está na linha 6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.2213666401">
            <text:p>1,2213666401</text:p>
          </table:table-cell>
          <table:table-cell office:value-type="string">
            <text:p>Resistência (Ohms)</text:p>
          </table:table-cell>
          <table:table-cell table:formula="of:=['Resistividade do Tungstênio.'.E2]" office:value-type="float" office:value="0.0000014">
            <text:p>1,40E-006</text:p>
          </table:table-cell>
          <table:table-cell table:number-columns-repeated="1020"/>
        </table:table-row>
        <table:table-row table:style-name="ro2">
          <table:table-cell office:value-type="string">
            <text:p>Temperatura ambiente (K):</text:p>
          </table:table-cell>
          <table:table-cell office:value-type="float" office:value="291">
            <text:p>291</text:p>
          </table:table-cell>
          <table:table-cell office:value-type="float" office:value="10.9">
            <text:p>10,90</text:p>
          </table:table-cell>
          <table:table-cell table:number-columns-repeated="1021"/>
        </table:table-row>
        <table:table-row table:style-name="ro2">
          <table:table-cell/>
          <table:table-cell table:style-name="ce5" table:formula="of:=([.C7]/[.C$6])^(1/[.B$5])*[.B$6]" office:value-type="float" office:value="302.073141927221">
            <text:p>302,07</text:p>
          </table:table-cell>
          <table:table-cell office:value-type="float" office:value="11.4086956521739">
            <text:p>11,41</text:p>
          </table:table-cell>
          <table:table-cell table:formula="of:=((1+[.D$5]*([.B7]-[.B$6]))/(1+2*[.D$5]*([.B7]-[.B$6])))^(1/[.B$5])" office:value-type="float" office:value="0.999987307709796">
            <text:p>0,9999873077</text:p>
          </table:table-cell>
          <table:table-cell table:formula="of:=[.B7]*[.D7]" office:value-type="float" office:value="302.06930792724">
            <text:p>302,07</text:p>
          </table:table-cell>
          <table:table-cell table:formula="of:=[.B7]-[.E7]" office:value-type="float" office:value="0.00383399998020195">
            <text:p>0,003834</text:p>
          </table:table-cell>
          <table:table-cell table:style-name="ce7" table:formula="of:=[.F7]/[.E7]" office:value-type="percentage" office:value="0.0000126924513003666">
            <text:p>0,00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8]/[.C$6])^(1/[.B$5])*[.B$6]" office:value-type="float" office:value="317.820094579939">
            <text:p>317,82</text:p>
          </table:table-cell>
          <table:table-cell office:value-type="float" office:value="12.1392156862745">
            <text:p>12,14</text:p>
          </table:table-cell>
          <table:table-cell table:formula="of:=((1+[.D$5]*([.B8]-[.B$6]))/(1+2*[.D$5]*([.B8]-[.B$6])))^(1/[.B$5])" office:value-type="float" office:value="0.999969259484078">
            <text:p>0,9999692595</text:p>
          </table:table-cell>
          <table:table-cell table:formula="of:=[.B8]*[.D8]" office:value-type="float" office:value="317.810324626261">
            <text:p>317,81</text:p>
          </table:table-cell>
          <table:table-cell table:formula="of:=[.B8]-[.E8]" office:value-type="float" office:value="0.00976995367790323">
            <text:p>0,0097699537</text:p>
          </table:table-cell>
          <table:table-cell table:style-name="ce7" table:formula="of:=[.F8]/[.E8]" office:value-type="percentage" office:value="0.0000307414609308005">
            <text:p>0,00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9]/[.C$6])^(1/[.B$5])*[.B$6]" office:value-type="float" office:value="324.231679425135">
            <text:p>324,23</text:p>
          </table:table-cell>
          <table:table-cell office:value-type="float" office:value="12.4389830508475">
            <text:p>12,44</text:p>
          </table:table-cell>
          <table:table-cell table:formula="of:=((1+[.D$5]*([.B9]-[.B$6]))/(1+2*[.D$5]*([.B9]-[.B$6])))^(1/[.B$5])" office:value-type="float" office:value="0.999961911340001">
            <text:p>0,9999619113</text:p>
          </table:table-cell>
          <table:table-cell table:formula="of:=[.B9]*[.D9]" office:value-type="float" office:value="324.219329874936">
            <text:p>324,22</text:p>
          </table:table-cell>
          <table:table-cell table:formula="of:=[.B9]-[.E9]" office:value-type="float" office:value="0.0123495501983939">
            <text:p>0,0123495502</text:p>
          </table:table-cell>
          <table:table-cell table:style-name="ce7" table:formula="of:=[.F9]/[.E9]" office:value-type="percentage" office:value="0.0000380901107998638">
            <text:p>0,00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10]/[.C$6])^(1/[.B$5])*[.B$6]" office:value-type="float" office:value="335.80362351325">
            <text:p>335,80</text:p>
          </table:table-cell>
          <table:table-cell office:value-type="float" office:value="12.9833333333333">
            <text:p>12,98</text:p>
          </table:table-cell>
          <table:table-cell table:formula="of:=((1+[.D$5]*([.B10]-[.B$6]))/(1+2*[.D$5]*([.B10]-[.B$6])))^(1/[.B$5])" office:value-type="float" office:value="0.99994864968516">
            <text:p>0,9999486497</text:p>
          </table:table-cell>
          <table:table-cell table:formula="of:=[.B10]*[.D10]" office:value-type="float" office:value="335.786379891458">
            <text:p>335,79</text:p>
          </table:table-cell>
          <table:table-cell table:formula="of:=[.B10]-[.E10]" office:value-type="float" office:value="0.0172436217916925">
            <text:p>0,0172436218</text:p>
          </table:table-cell>
          <table:table-cell table:style-name="ce7" table:formula="of:=[.F10]/[.E10]" office:value-type="percentage" office:value="0.00005135295182987">
            <text:p>0,01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11]/[.C$6])^(1/[.B$5])*[.B$6]" office:value-type="float" office:value="345.092058494877">
            <text:p>345,09</text:p>
          </table:table-cell>
          <table:table-cell office:value-type="float" office:value="13.4232876712329">
            <text:p>13,42</text:p>
          </table:table-cell>
          <table:table-cell table:formula="of:=((1+[.D$5]*([.B11]-[.B$6]))/(1+2*[.D$5]*([.B11]-[.B$6])))^(1/[.B$5])" office:value-type="float" office:value="0.999938005566075">
            <text:p>0,9999380056</text:p>
          </table:table-cell>
          <table:table-cell table:formula="of:=[.B11]*[.D11]" office:value-type="float" office:value="345.070664708058">
            <text:p>345,07</text:p>
          </table:table-cell>
          <table:table-cell table:formula="of:=[.B11]-[.E11]" office:value-type="float" office:value="0.0213937868185212">
            <text:p>0,0213937868</text:p>
          </table:table-cell>
          <table:table-cell table:style-name="ce7" table:formula="of:=[.F11]/[.E11]" office:value-type="percentage" office:value="0.0000619982774734592">
            <text:p>0,01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12]/[.C$6])^(1/[.B$5])*[.B$6]" office:value-type="float" office:value="361.766617285753">
            <text:p>361,77</text:p>
          </table:table-cell>
          <table:table-cell office:value-type="float" office:value="14.2196531791908">
            <text:p>14,22</text:p>
          </table:table-cell>
          <table:table-cell table:formula="of:=((1+[.D$5]*([.B12]-[.B$6]))/(1+2*[.D$5]*([.B12]-[.B$6])))^(1/[.B$5])" office:value-type="float" office:value="0.999918898614878">
            <text:p>0,9999188986</text:p>
          </table:table-cell>
          <table:table-cell table:formula="of:=[.B12]*[.D12]" office:value-type="float" office:value="361.737277512">
            <text:p>361,74</text:p>
          </table:table-cell>
          <table:table-cell table:formula="of:=[.B12]-[.E12]" office:value-type="float" office:value="0.029339773752838">
            <text:p>0,0293397738</text:p>
          </table:table-cell>
          <table:table-cell table:style-name="ce7" table:formula="of:=[.F12]/[.E12]" office:value-type="percentage" office:value="0.0000811079630903252">
            <text:p>0,01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13]/[.C$6])^(1/[.B$5])*[.B$6]" office:value-type="float" office:value="372.066643118034">
            <text:p>372,07</text:p>
          </table:table-cell>
          <table:table-cell office:value-type="float" office:value="14.7156756756757">
            <text:p>14,72</text:p>
          </table:table-cell>
          <table:table-cell table:formula="of:=((1+[.D$5]*([.B13]-[.B$6]))/(1+2*[.D$5]*([.B13]-[.B$6])))^(1/[.B$5])" office:value-type="float" office:value="0.9999070969291">
            <text:p>0,9999070969</text:p>
          </table:table-cell>
          <table:table-cell table:formula="of:=[.B13]*[.D13]" office:value-type="float" office:value="372.032076984309">
            <text:p>372,03</text:p>
          </table:table-cell>
          <table:table-cell table:formula="of:=[.B13]-[.E13]" office:value-type="float" office:value="0.0345661337249226">
            <text:p>0,0345661337</text:p>
          </table:table-cell>
          <table:table-cell table:style-name="ce7" table:formula="of:=[.F13]/[.E13]" office:value-type="percentage" office:value="0.0000929117026819718">
            <text:p>0,01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14]/[.C$6])^(1/[.B$5])*[.B$6]" office:value-type="float" office:value="385.984779833523">
            <text:p>385,98</text:p>
          </table:table-cell>
          <table:table-cell office:value-type="float" office:value="15.3907692307692">
            <text:p>15,39</text:p>
          </table:table-cell>
          <table:table-cell table:formula="of:=((1+[.D$5]*([.B14]-[.B$6]))/(1+2*[.D$5]*([.B14]-[.B$6])))^(1/[.B$5])" office:value-type="float" office:value="0.99989115067345">
            <text:p>0,9998911507</text:p>
          </table:table-cell>
          <table:table-cell table:formula="of:=[.B14]*[.D14]" office:value-type="float" office:value="385.94276565018">
            <text:p>385,94</text:p>
          </table:table-cell>
          <table:table-cell table:formula="of:=[.B14]-[.E14]" office:value-type="float" office:value="0.04201418334344">
            <text:p>0,0420141833</text:p>
          </table:table-cell>
          <table:table-cell table:style-name="ce7" table:formula="of:=[.F14]/[.E14]" office:value-type="percentage" office:value="0.000108861176015725">
            <text:p>0,01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15]/[.C$6])^(1/[.B$5])*[.B$6]" office:value-type="float" office:value="398.450253199671">
            <text:p>398,45</text:p>
          </table:table-cell>
          <table:table-cell office:value-type="float" office:value="16">
            <text:p>16,00</text:p>
          </table:table-cell>
          <table:table-cell table:formula="of:=((1+[.D$5]*([.B15]-[.B$6]))/(1+2*[.D$5]*([.B15]-[.B$6])))^(1/[.B$5])" office:value-type="float" office:value="0.99987686976688">
            <text:p>0,9998768698</text:p>
          </table:table-cell>
          <table:table-cell table:formula="of:=[.B15]*[.D15]" office:value-type="float" office:value="398.401191927108">
            <text:p>398,40</text:p>
          </table:table-cell>
          <table:table-cell table:formula="of:=[.B15]-[.E15]" office:value-type="float" office:value="0.049061272563165">
            <text:p>0,0490612726</text:p>
          </table:table-cell>
          <table:table-cell table:style-name="ce7" table:formula="of:=[.F15]/[.E15]" office:value-type="percentage" office:value="0.000123145396041238">
            <text:p>0,01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16]/[.C$6])^(1/[.B$5])*[.B$6]" office:value-type="float" office:value="414.385765885122">
            <text:p>414,39</text:p>
          </table:table-cell>
          <table:table-cell office:value-type="float" office:value="16.7849765258216">
            <text:p>16,78</text:p>
          </table:table-cell>
          <table:table-cell table:formula="of:=((1+[.D$5]*([.B16]-[.B$6]))/(1+2*[.D$5]*([.B16]-[.B$6])))^(1/[.B$5])" office:value-type="float" office:value="0.99985861484068">
            <text:p>0,9998586148</text:p>
          </table:table-cell>
          <table:table-cell table:formula="of:=[.B16]*[.D16]" office:value-type="float" office:value="414.327177887593">
            <text:p>414,33</text:p>
          </table:table-cell>
          <table:table-cell table:formula="of:=[.B16]-[.E16]" office:value-type="float" office:value="0.0585879975295143">
            <text:p>0,0585879975</text:p>
          </table:table-cell>
          <table:table-cell table:style-name="ce7" table:formula="of:=[.F16]/[.E16]" office:value-type="percentage" office:value="0.000141405151909705">
            <text:p>0,01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17]/[.C$6])^(1/[.B$5])*[.B$6]" office:value-type="float" office:value="431.390087057281">
            <text:p>431,39</text:p>
          </table:table-cell>
          <table:table-cell office:value-type="float" office:value="17.63">
            <text:p>17,63</text:p>
          </table:table-cell>
          <table:table-cell table:formula="of:=((1+[.D$5]*([.B17]-[.B$6]))/(1+2*[.D$5]*([.B17]-[.B$6])))^(1/[.B$5])" office:value-type="float" office:value="0.999839137255485">
            <text:p>0,9998391373</text:p>
          </table:table-cell>
          <table:table-cell table:formula="of:=[.B17]*[.D17]" office:value-type="float" office:value="431.32069246392">
            <text:p>431,32</text:p>
          </table:table-cell>
          <table:table-cell table:formula="of:=[.B17]-[.E17]" office:value-type="float" office:value="0.0693945933604141">
            <text:p>0,0693945934</text:p>
          </table:table-cell>
          <table:table-cell table:style-name="ce7" table:formula="of:=[.F17]/[.E17]" office:value-type="percentage" office:value="0.000160888625500431">
            <text:p>0,02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18]/[.C$6])^(1/[.B$5])*[.B$6]" office:value-type="float" office:value="447.21172163529">
            <text:p>447,21</text:p>
          </table:table-cell>
          <table:table-cell office:value-type="float" office:value="18.4229074889868">
            <text:p>18,42</text:p>
          </table:table-cell>
          <table:table-cell table:formula="of:=((1+[.D$5]*([.B18]-[.B$6]))/(1+2*[.D$5]*([.B18]-[.B$6])))^(1/[.B$5])" office:value-type="float" office:value="0.999821015967211">
            <text:p>0,999821016</text:p>
          </table:table-cell>
          <table:table-cell table:formula="of:=[.B18]*[.D18]" office:value-type="float" office:value="447.131677877842">
            <text:p>447,13</text:p>
          </table:table-cell>
          <table:table-cell table:formula="of:=[.B18]-[.E18]" office:value-type="float" office:value="0.0800437574487205">
            <text:p>0,0800437574</text:p>
          </table:table-cell>
          <table:table-cell table:style-name="ce7" table:formula="of:=[.F18]/[.E18]" office:value-type="percentage" office:value="0.000179016073807655">
            <text:p>0,02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19]/[.C$6])^(1/[.B$5])*[.B$6]" office:value-type="float" office:value="461.974487875025">
            <text:p>461,97</text:p>
          </table:table-cell>
          <table:table-cell office:value-type="float" office:value="19.1683760683761">
            <text:p>19,17</text:p>
          </table:table-cell>
          <table:table-cell table:formula="of:=((1+[.D$5]*([.B19]-[.B$6]))/(1+2*[.D$5]*([.B19]-[.B$6])))^(1/[.B$5])" office:value-type="float" office:value="0.999804108834118">
            <text:p>0,9998041088</text:p>
          </table:table-cell>
          <table:table-cell table:formula="of:=[.B19]*[.D19]" office:value-type="float" office:value="461.883991153988">
            <text:p>461,88</text:p>
          </table:table-cell>
          <table:table-cell table:formula="of:=[.B19]-[.E19]" office:value-type="float" office:value="0.0904967210374821">
            <text:p>0,090496721</text:p>
          </table:table-cell>
          <table:table-cell table:style-name="ce7" table:formula="of:=[.F19]/[.E19]" office:value-type="percentage" office:value="0.000195929546749134">
            <text:p>0,02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20]/[.C$6])^(1/[.B$5])*[.B$6]" office:value-type="float" office:value="480.38489936103">
            <text:p>480,38</text:p>
          </table:table-cell>
          <table:table-cell office:value-type="float" office:value="20.1054393305439">
            <text:p>20,11</text:p>
          </table:table-cell>
          <table:table-cell table:formula="of:=((1+[.D$5]*([.B20]-[.B$6]))/(1+2*[.D$5]*([.B20]-[.B$6])))^(1/[.B$5])" office:value-type="float" office:value="0.9997830260855">
            <text:p>0,9997830261</text:p>
          </table:table-cell>
          <table:table-cell table:formula="of:=[.B20]*[.D20]" office:value-type="float" office:value="480.280668368949">
            <text:p>480,28</text:p>
          </table:table-cell>
          <table:table-cell table:formula="of:=[.B20]-[.E20]" office:value-type="float" office:value="0.104230992081227">
            <text:p>0,1042309921</text:p>
          </table:table-cell>
          <table:table-cell table:style-name="ce7" table:formula="of:=[.F20]/[.E20]" office:value-type="percentage" office:value="0.000217021002396785">
            <text:p>0,02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21]/[.C$6])^(1/[.B$5])*[.B$6]" office:value-type="float" office:value="505.39769816585">
            <text:p>505,40</text:p>
          </table:table-cell>
          <table:table-cell office:value-type="float" office:value="21.3913043478261">
            <text:p>21,39</text:p>
          </table:table-cell>
          <table:table-cell table:formula="of:=((1+[.D$5]*([.B21]-[.B$6]))/(1+2*[.D$5]*([.B21]-[.B$6])))^(1/[.B$5])" office:value-type="float" office:value="0.999754385912282">
            <text:p>0,9997543859</text:p>
          </table:table-cell>
          <table:table-cell table:formula="of:=[.B21]*[.D21]" office:value-type="float" office:value="505.27356537128">
            <text:p>505,27</text:p>
          </table:table-cell>
          <table:table-cell table:formula="of:=[.B21]-[.E21]" office:value-type="float" office:value="0.12413279456996">
            <text:p>0,1241327946</text:p>
          </table:table-cell>
          <table:table-cell table:style-name="ce7" table:formula="of:=[.F21]/[.E21]" office:value-type="percentage" office:value="0.00024567442881906">
            <text:p>0,02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22]/[.C$6])^(1/[.B$5])*[.B$6]" office:value-type="float" office:value="528.166002817429">
            <text:p>528,17</text:p>
          </table:table-cell>
          <table:table-cell office:value-type="float" office:value="22.5741176470588">
            <text:p>22,57</text:p>
          </table:table-cell>
          <table:table-cell table:formula="of:=((1+[.D$5]*([.B22]-[.B$6]))/(1+2*[.D$5]*([.B22]-[.B$6])))^(1/[.B$5])" office:value-type="float" office:value="0.999728319059066">
            <text:p>0,9997283191</text:p>
          </table:table-cell>
          <table:table-cell table:formula="of:=[.B22]*[.D22]" office:value-type="float" office:value="528.022510180815">
            <text:p>528,02</text:p>
          </table:table-cell>
          <table:table-cell table:formula="of:=[.B22]-[.E22]" office:value-type="float" office:value="0.143492636614724">
            <text:p>0,1434926366</text:p>
          </table:table-cell>
          <table:table-cell table:style-name="ce7" table:formula="of:=[.F22]/[.E22]" office:value-type="percentage" office:value="0.000271754771525908">
            <text:p>0,03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23]/[.C$6])^(1/[.B$5])*[.B$6]" office:value-type="float" office:value="553.74892456113">
            <text:p>553,75</text:p>
          </table:table-cell>
          <table:table-cell office:value-type="float" office:value="23.9166666666667">
            <text:p>23,92</text:p>
          </table:table-cell>
          <table:table-cell table:formula="of:=((1+[.D$5]*([.B23]-[.B$6]))/(1+2*[.D$5]*([.B23]-[.B$6])))^(1/[.B$5])" office:value-type="float" office:value="0.999699033605185">
            <text:p>0,9996990336</text:p>
          </table:table-cell>
          <table:table-cell table:formula="of:=[.B23]*[.D23]" office:value-type="float" office:value="553.582264743672">
            <text:p>553,58</text:p>
          </table:table-cell>
          <table:table-cell table:formula="of:=[.B23]-[.E23]" office:value-type="float" office:value="0.166659817457685">
            <text:p>0,1666598175</text:p>
          </table:table-cell>
          <table:table-cell table:style-name="ce7" table:formula="of:=[.F23]/[.E23]" office:value-type="percentage" office:value="0.000301057002855491">
            <text:p>0,03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24]/[.C$6])^(1/[.B$5])*[.B$6]" office:value-type="float" office:value="577.153074649228">
            <text:p>577,15</text:p>
          </table:table-cell>
          <table:table-cell office:value-type="float" office:value="25.1569811320755">
            <text:p>25,16</text:p>
          </table:table-cell>
          <table:table-cell table:formula="of:=((1+[.D$5]*([.B24]-[.B$6]))/(1+2*[.D$5]*([.B24]-[.B$6])))^(1/[.B$5])" office:value-type="float" office:value="0.999672245754974">
            <text:p>0,9996722458</text:p>
          </table:table-cell>
          <table:table-cell table:formula="of:=[.B24]*[.D24]" office:value-type="float" office:value="576.963910278982">
            <text:p>576,96</text:p>
          </table:table-cell>
          <table:table-cell table:formula="of:=[.B24]-[.E24]" office:value-type="float" office:value="0.18916437024609">
            <text:p>0,1891643702</text:p>
          </table:table-cell>
          <table:table-cell table:style-name="ce7" table:formula="of:=[.F24]/[.E24]" office:value-type="percentage" office:value="0.000327861703090965">
            <text:p>0,03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25]/[.C$6])^(1/[.B$5])*[.B$6]" office:value-type="float" office:value="604.051180604315">
            <text:p>604,05</text:p>
          </table:table-cell>
          <table:table-cell office:value-type="float" office:value="26.5962546816479">
            <text:p>26,60</text:p>
          </table:table-cell>
          <table:table-cell table:formula="of:=((1+[.D$5]*([.B25]-[.B$6]))/(1+2*[.D$5]*([.B25]-[.B$6])))^(1/[.B$5])" office:value-type="float" office:value="0.999641462939705">
            <text:p>0,9996414629</text:p>
          </table:table-cell>
          <table:table-cell table:formula="of:=[.B25]*[.D25]" office:value-type="float" office:value="603.834605869754">
            <text:p>603,83</text:p>
          </table:table-cell>
          <table:table-cell table:formula="of:=[.B25]-[.E25]" office:value-type="float" office:value="0.216574734561505">
            <text:p>0,2165747346</text:p>
          </table:table-cell>
          <table:table-cell table:style-name="ce7" table:formula="of:=[.F25]/[.E25]" office:value-type="percentage" office:value="0.000358665655224503">
            <text:p>0,04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26]/[.C$6])^(1/[.B$5])*[.B$6]" office:value-type="float" office:value="621.654409690833">
            <text:p>621,65</text:p>
          </table:table-cell>
          <table:table-cell office:value-type="float" office:value="27.5459259259259">
            <text:p>27,55</text:p>
          </table:table-cell>
          <table:table-cell table:formula="of:=((1+[.D$5]*([.B26]-[.B$6]))/(1+2*[.D$5]*([.B26]-[.B$6])))^(1/[.B$5])" office:value-type="float" office:value="0.999621319791052">
            <text:p>0,9996213198</text:p>
          </table:table-cell>
          <table:table-cell table:formula="of:=[.B26]*[.D26]" office:value-type="float" office:value="621.419001469078">
            <text:p>621,42</text:p>
          </table:table-cell>
          <table:table-cell table:formula="of:=[.B26]-[.E26]" office:value-type="float" office:value="0.235408221755165">
            <text:p>0,2354082218</text:p>
          </table:table-cell>
          <table:table-cell table:style-name="ce7" table:formula="of:=[.F26]/[.E26]" office:value-type="percentage" office:value="0.000378823661971461">
            <text:p>0,04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27]/[.C$6])^(1/[.B$5])*[.B$6]" office:value-type="float" office:value="632.689756898835">
            <text:p>632,69</text:p>
          </table:table-cell>
          <table:table-cell office:value-type="float" office:value="28.1443223443223">
            <text:p>28,14</text:p>
          </table:table-cell>
          <table:table-cell table:formula="of:=((1+[.D$5]*([.B27]-[.B$6]))/(1+2*[.D$5]*([.B27]-[.B$6])))^(1/[.B$5])" office:value-type="float" office:value="0.999608693150964">
            <text:p>0,9996086932</text:p>
          </table:table-cell>
          <table:table-cell table:formula="of:=[.B27]*[.D27]" office:value-type="float" office:value="632.442181063646">
            <text:p>632,44</text:p>
          </table:table-cell>
          <table:table-cell table:formula="of:=[.B27]-[.E27]" office:value-type="float" office:value="0.247575835189195">
            <text:p>0,2475758352</text:p>
          </table:table-cell>
          <table:table-cell table:style-name="ce7" table:formula="of:=[.F27]/[.E27]" office:value-type="percentage" office:value="0.000391460030026493">
            <text:p>0,04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28]/[.C$6])^(1/[.B$5])*[.B$6]" office:value-type="float" office:value="655.405265710275">
            <text:p>655,41</text:p>
          </table:table-cell>
          <table:table-cell office:value-type="float" office:value="29.3833333333333">
            <text:p>29,38</text:p>
          </table:table-cell>
          <table:table-cell table:formula="of:=((1+[.D$5]*([.B28]-[.B$6]))/(1+2*[.D$5]*([.B28]-[.B$6])))^(1/[.B$5])" office:value-type="float" office:value="0.999582704416996">
            <text:p>0,9995827044</text:p>
          </table:table-cell>
          <table:table-cell table:formula="of:=[.B28]*[.D28]" office:value-type="float" office:value="655.131767987817">
            <text:p>655,13</text:p>
          </table:table-cell>
          <table:table-cell table:formula="of:=[.B28]-[.E28]" office:value-type="float" office:value="0.27349772245816">
            <text:p>0,2734977225</text:p>
          </table:table-cell>
          <table:table-cell table:style-name="ce7" table:formula="of:=[.F28]/[.E28]" office:value-type="percentage" office:value="0.000417469791303489">
            <text:p>0,04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29]/[.C$6])^(1/[.B$5])*[.B$6]" office:value-type="float" office:value="679.869962636429">
            <text:p>679,87</text:p>
          </table:table-cell>
          <table:table-cell office:value-type="float" office:value="30.7284210526316">
            <text:p>30,73</text:p>
          </table:table-cell>
          <table:table-cell table:formula="of:=((1+[.D$5]*([.B29]-[.B$6]))/(1+2*[.D$5]*([.B29]-[.B$6])))^(1/[.B$5])" office:value-type="float" office:value="0.999554717969358">
            <text:p>0,999554718</text:p>
          </table:table-cell>
          <table:table-cell table:formula="of:=[.B29]*[.D29]" office:value-type="float" office:value="679.567228758894">
            <text:p>679,57</text:p>
          </table:table-cell>
          <table:table-cell table:formula="of:=[.B29]-[.E29]" office:value-type="float" office:value="0.302733877535047">
            <text:p>0,3027338775</text:p>
          </table:table-cell>
          <table:table-cell table:style-name="ce7" table:formula="of:=[.F29]/[.E29]" office:value-type="percentage" office:value="0.000445480395056624">
            <text:p>0,04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30]/[.C$6])^(1/[.B$5])*[.B$6]" office:value-type="float" office:value="697.677671492713">
            <text:p>697,68</text:p>
          </table:table-cell>
          <table:table-cell office:value-type="float" office:value="31.7142857142857">
            <text:p>31,71</text:p>
          </table:table-cell>
          <table:table-cell table:formula="of:=((1+[.D$5]*([.B30]-[.B$6]))/(1+2*[.D$5]*([.B30]-[.B$6])))^(1/[.B$5])" office:value-type="float" office:value="0.999534349098273">
            <text:p>0,9995343491</text:p>
          </table:table-cell>
          <table:table-cell table:formula="of:=[.B30]*[.D30]" office:value-type="float" office:value="697.352797255867">
            <text:p>697,35</text:p>
          </table:table-cell>
          <table:table-cell table:formula="of:=[.B30]-[.E30]" office:value-type="float" office:value="0.324874236845403">
            <text:p>0,3248742368</text:p>
          </table:table-cell>
          <table:table-cell table:style-name="ce7" table:formula="of:=[.F30]/[.E30]" office:value-type="percentage" office:value="0.000465867833503796">
            <text:p>0,05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31]/[.C$6])^(1/[.B$5])*[.B$6]" office:value-type="float" office:value="707.033447580366">
            <text:p>707,03</text:p>
          </table:table-cell>
          <table:table-cell office:value-type="float" office:value="32.2344827586207">
            <text:p>32,23</text:p>
          </table:table-cell>
          <table:table-cell table:formula="of:=((1+[.D$5]*([.B31]-[.B$6]))/(1+2*[.D$5]*([.B31]-[.B$6])))^(1/[.B$5])" office:value-type="float" office:value="0.999523648520397">
            <text:p>0,9995236485</text:p>
          </table:table-cell>
          <table:table-cell table:formula="of:=[.B31]*[.D31]" office:value-type="float" office:value="706.696651151483">
            <text:p>706,70</text:p>
          </table:table-cell>
          <table:table-cell table:formula="of:=[.B31]-[.E31]" office:value-type="float" office:value="0.336796428883758">
            <text:p>0,3367964289</text:p>
          </table:table-cell>
          <table:table-cell table:style-name="ce7" table:formula="of:=[.F31]/[.E31]" office:value-type="percentage" office:value="0.000476578498475954">
            <text:p>0,05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32]/[.C$6])^(1/[.B$5])*[.B$6]" office:value-type="float" office:value="719.169953763388">
            <text:p>719,17</text:p>
          </table:table-cell>
          <table:table-cell office:value-type="float" office:value="32.9115646258503">
            <text:p>32,91</text:p>
          </table:table-cell>
          <table:table-cell table:formula="of:=((1+[.D$5]*([.B32]-[.B$6]))/(1+2*[.D$5]*([.B32]-[.B$6])))^(1/[.B$5])" office:value-type="float" office:value="0.999509768306083">
            <text:p>0,9995097683</text:p>
          </table:table-cell>
          <table:table-cell table:formula="of:=[.B32]*[.D32]" office:value-type="float" office:value="718.81739385874">
            <text:p>718,82</text:p>
          </table:table-cell>
          <table:table-cell table:formula="of:=[.B32]-[.E32]" office:value-type="float" office:value="0.352559904647478">
            <text:p>0,3525599046</text:p>
          </table:table-cell>
          <table:table-cell table:style-name="ce7" table:formula="of:=[.F32]/[.E32]" office:value-type="percentage" office:value="0.000490472138904254">
            <text:p>0,05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33]/[.C$6])^(1/[.B$5])*[.B$6]" office:value-type="float" office:value="733.443521342325">
            <text:p>733,44</text:p>
          </table:table-cell>
          <table:table-cell office:value-type="float" office:value="33.7111111111111">
            <text:p>33,71</text:p>
          </table:table-cell>
          <table:table-cell table:formula="of:=((1+[.D$5]*([.B33]-[.B$6]))/(1+2*[.D$5]*([.B33]-[.B$6])))^(1/[.B$5])" office:value-type="float" office:value="0.999493445139917">
            <text:p>0,9994934451</text:p>
          </table:table-cell>
          <table:table-cell table:formula="of:=[.B33]*[.D33]" office:value-type="float" office:value="733.071991961992">
            <text:p>733,07</text:p>
          </table:table-cell>
          <table:table-cell table:formula="of:=[.B33]-[.E33]" office:value-type="float" office:value="0.371529380332618">
            <text:p>0,3715293803</text:p>
          </table:table-cell>
          <table:table-cell table:style-name="ce7" table:formula="of:=[.F33]/[.E33]" office:value-type="percentage" office:value="0.000506811587956399">
            <text:p>0,05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34]/[.C$6])^(1/[.B$5])*[.B$6]" office:value-type="float" office:value="755.930193498441">
            <text:p>755,93</text:p>
          </table:table-cell>
          <table:table-cell office:value-type="float" office:value="34.9777049180328">
            <text:p>34,98</text:p>
          </table:table-cell>
          <table:table-cell table:formula="of:=((1+[.D$5]*([.B34]-[.B$6]))/(1+2*[.D$5]*([.B34]-[.B$6])))^(1/[.B$5])" office:value-type="float" office:value="0.999467732040415">
            <text:p>0,999467732</text:p>
          </table:table-cell>
          <table:table-cell table:formula="of:=[.B34]*[.D34]" office:value-type="float" office:value="755.527836076759">
            <text:p>755,53</text:p>
          </table:table-cell>
          <table:table-cell table:formula="of:=[.B34]-[.E34]" office:value-type="float" office:value="0.402357421682382">
            <text:p>0,4023574217</text:p>
          </table:table-cell>
          <table:table-cell table:style-name="ce7" table:formula="of:=[.F34]/[.E34]" office:value-type="percentage" office:value="0.000532551419642868">
            <text:p>0,05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35]/[.C$6])^(1/[.B$5])*[.B$6]" office:value-type="float" office:value="777.131244468645">
            <text:p>777,13</text:p>
          </table:table-cell>
          <table:table-cell office:value-type="float" office:value="36.1795527156549">
            <text:p>36,18</text:p>
          </table:table-cell>
          <table:table-cell table:formula="of:=((1+[.D$5]*([.B35]-[.B$6]))/(1+2*[.D$5]*([.B35]-[.B$6])))^(1/[.B$5])" office:value-type="float" office:value="0.999443491852708">
            <text:p>0,9994434919</text:p>
          </table:table-cell>
          <table:table-cell table:formula="of:=[.B35]*[.D35]" office:value-type="float" office:value="776.698764599583">
            <text:p>776,70</text:p>
          </table:table-cell>
          <table:table-cell table:formula="of:=[.B35]-[.E35]" office:value-type="float" office:value="0.432479869062036">
            <text:p>0,4324798691</text:p>
          </table:table-cell>
          <table:table-cell table:style-name="ce7" table:formula="of:=[.F35]/[.E35]" office:value-type="percentage" office:value="0.000556818021057359">
            <text:p>0,06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36]/[.C$6])^(1/[.B$5])*[.B$6]" office:value-type="float" office:value="802.145175506539">
            <text:p>802,15</text:p>
          </table:table-cell>
          <table:table-cell office:value-type="float" office:value="37.6068965517241">
            <text:p>37,61</text:p>
          </table:table-cell>
          <table:table-cell table:formula="of:=((1+[.D$5]*([.B36]-[.B$6]))/(1+2*[.D$5]*([.B36]-[.B$6])))^(1/[.B$5])" office:value-type="float" office:value="0.99941489574291">
            <text:p>0,9994148957</text:p>
          </table:table-cell>
          <table:table-cell table:formula="of:=[.B36]*[.D36]" office:value-type="float" office:value="801.675836949546">
            <text:p>801,68</text:p>
          </table:table-cell>
          <table:table-cell table:formula="of:=[.B36]-[.E36]" office:value-type="float" office:value="0.469338556992966">
            <text:p>0,469338557</text:p>
          </table:table-cell>
          <table:table-cell table:style-name="ce7" table:formula="of:=[.F36]/[.E36]" office:value-type="percentage" office:value="0.000585446804507474">
            <text:p>0,06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37]/[.C$6])^(1/[.B$5])*[.B$6]" office:value-type="float" office:value="821.063027702182">
            <text:p>821,06</text:p>
          </table:table-cell>
          <table:table-cell office:value-type="float" office:value="38.6929663608563">
            <text:p>38,69</text:p>
          </table:table-cell>
          <table:table-cell table:formula="of:=((1+[.D$5]*([.B37]-[.B$6]))/(1+2*[.D$5]*([.B37]-[.B$6])))^(1/[.B$5])" office:value-type="float" office:value="0.999393271251352">
            <text:p>0,9993932713</text:p>
          </table:table-cell>
          <table:table-cell table:formula="of:=[.B37]*[.D37]" office:value-type="float" office:value="820.564865158823">
            <text:p>820,56</text:p>
          </table:table-cell>
          <table:table-cell table:formula="of:=[.B37]-[.E37]" office:value-type="float" office:value="0.498162543358944">
            <text:p>0,4981625434</text:p>
          </table:table-cell>
          <table:table-cell table:style-name="ce7" table:formula="of:=[.F37]/[.E37]" office:value-type="percentage" office:value="0.000607097091906955">
            <text:p>0,06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38]/[.C$6])^(1/[.B$5])*[.B$6]" office:value-type="float" office:value="841.468416189946">
            <text:p>841,47</text:p>
          </table:table-cell>
          <table:table-cell office:value-type="float" office:value="39.8706586826347">
            <text:p>39,87</text:p>
          </table:table-cell>
          <table:table-cell table:formula="of:=((1+[.D$5]*([.B38]-[.B$6]))/(1+2*[.D$5]*([.B38]-[.B$6])))^(1/[.B$5])" office:value-type="float" office:value="0.999369948844926">
            <text:p>0,9993699488</text:p>
          </table:table-cell>
          <table:table-cell table:formula="of:=[.B38]*[.D38]" office:value-type="float" office:value="840.938248042367">
            <text:p>840,94</text:p>
          </table:table-cell>
          <table:table-cell table:formula="of:=[.B38]-[.E38]" office:value-type="float" office:value="0.530168147578593">
            <text:p>0,5301681476</text:p>
          </table:table-cell>
          <table:table-cell table:style-name="ce7" table:formula="of:=[.F38]/[.E38]" office:value-type="percentage" office:value="0.000630448369797401">
            <text:p>0,06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39]/[.C$6])^(1/[.B$5])*[.B$6]" office:value-type="float" office:value="860.933650130612">
            <text:p>860,93</text:p>
          </table:table-cell>
          <table:table-cell office:value-type="float" office:value="41">
            <text:p>41,00</text:p>
          </table:table-cell>
          <table:table-cell table:formula="of:=((1+[.D$5]*([.B39]-[.B$6]))/(1+2*[.D$5]*([.B39]-[.B$6])))^(1/[.B$5])" office:value-type="float" office:value="0.999347703358732">
            <text:p>0,9993477034</text:p>
          </table:table-cell>
          <table:table-cell table:formula="of:=[.B39]*[.D39]" office:value-type="float" office:value="860.372066002277">
            <text:p>860,37</text:p>
          </table:table-cell>
          <table:table-cell table:formula="of:=[.B39]-[.E39]" office:value-type="float" office:value="0.561584128334857">
            <text:p>0,5615841283</text:p>
          </table:table-cell>
          <table:table-cell table:style-name="ce7" table:formula="of:=[.F39]/[.E39]" office:value-type="percentage" office:value="0.00065272240990373">
            <text:p>0,07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40]/[.C$6])^(1/[.B$5])*[.B$6]" office:value-type="float" office:value="874.064107563919">
            <text:p>874,06</text:p>
          </table:table-cell>
          <table:table-cell office:value-type="float" office:value="41.7650145772595">
            <text:p>41,77</text:p>
          </table:table-cell>
          <table:table-cell table:formula="of:=((1+[.D$5]*([.B40]-[.B$6]))/(1+2*[.D$5]*([.B40]-[.B$6])))^(1/[.B$5])" office:value-type="float" office:value="0.999332698761299">
            <text:p>0,9993326988</text:p>
          </table:table-cell>
          <table:table-cell table:formula="of:=[.B40]*[.D40]" office:value-type="float" office:value="873.480843502238">
            <text:p>873,48</text:p>
          </table:table-cell>
          <table:table-cell table:formula="of:=[.B40]-[.E40]" office:value-type="float" office:value="0.583264061681234">
            <text:p>0,5832640617</text:p>
          </table:table-cell>
          <table:table-cell table:style-name="ce7" table:formula="of:=[.F40]/[.E40]" office:value-type="percentage" office:value="0.000667746826985496">
            <text:p>0,07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41]/[.C$6])^(1/[.B$5])*[.B$6]" office:value-type="float" office:value="882.003432575335">
            <text:p>882,00</text:p>
          </table:table-cell>
          <table:table-cell office:value-type="float" office:value="42.228818443804">
            <text:p>42,23</text:p>
          </table:table-cell>
          <table:table-cell table:formula="of:=((1+[.D$5]*([.B41]-[.B$6]))/(1+2*[.D$5]*([.B41]-[.B$6])))^(1/[.B$5])" office:value-type="float" office:value="0.999323626748565">
            <text:p>0,9993236267</text:p>
          </table:table-cell>
          <table:table-cell table:formula="of:=[.B41]*[.D41]" office:value-type="float" office:value="881.406869045868">
            <text:p>881,41</text:p>
          </table:table-cell>
          <table:table-cell table:formula="of:=[.B41]-[.E41]" office:value-type="float" office:value="0.59656352946763">
            <text:p>0,5965635295</text:p>
          </table:table-cell>
          <table:table-cell table:style-name="ce7" table:formula="of:=[.F41]/[.E41]" office:value-type="percentage" office:value="0.000676831041847242">
            <text:p>0,07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42]/[.C$6])^(1/[.B$5])*[.B$6]" office:value-type="float" office:value="889.746549585305">
            <text:p>889,75</text:p>
          </table:table-cell>
          <table:table-cell office:value-type="float" office:value="42.6820512820513">
            <text:p>42,68</text:p>
          </table:table-cell>
          <table:table-cell table:formula="of:=((1+[.D$5]*([.B42]-[.B$6]))/(1+2*[.D$5]*([.B42]-[.B$6])))^(1/[.B$5])" office:value-type="float" office:value="0.999314779306743">
            <text:p>0,9993147793</text:p>
          </table:table-cell>
          <table:table-cell table:formula="of:=[.B42]*[.D42]" office:value-type="float" office:value="889.136876837775">
            <text:p>889,14</text:p>
          </table:table-cell>
          <table:table-cell table:formula="of:=[.B42]-[.E42]" office:value-type="float" office:value="0.609672747529658">
            <text:p>0,6096727475</text:p>
          </table:table-cell>
          <table:table-cell table:style-name="ce7" table:formula="of:=[.F42]/[.E42]" office:value-type="percentage" office:value="0.000685690542605729">
            <text:p>0,07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43]/[.C$6])^(1/[.B$5])*[.B$6]" office:value-type="float" office:value="899.769983734755">
            <text:p>899,77</text:p>
          </table:table-cell>
          <table:table-cell office:value-type="float" office:value="43.2700564971751">
            <text:p>43,27</text:p>
          </table:table-cell>
          <table:table-cell table:formula="of:=((1+[.D$5]*([.B43]-[.B$6]))/(1+2*[.D$5]*([.B43]-[.B$6])))^(1/[.B$5])" office:value-type="float" office:value="0.999303326871545">
            <text:p>0,9993033269</text:p>
          </table:table-cell>
          <table:table-cell table:formula="of:=[.B43]*[.D43]" office:value-type="float" office:value="899.143138165297">
            <text:p>899,14</text:p>
          </table:table-cell>
          <table:table-cell table:formula="of:=[.B43]-[.E43]" office:value-type="float" office:value="0.626845569458396">
            <text:p>0,6268455695</text:p>
          </table:table-cell>
          <table:table-cell table:style-name="ce7" table:formula="of:=[.F43]/[.E43]" office:value-type="percentage" office:value="0.000697158820271348">
            <text:p>0,07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44]/[.C$6])^(1/[.B$5])*[.B$6]" office:value-type="float" office:value="921.33260959128">
            <text:p>921,33</text:p>
          </table:table-cell>
          <table:table-cell office:value-type="float" office:value="44.5398907103825">
            <text:p>44,54</text:p>
          </table:table-cell>
          <table:table-cell table:formula="of:=((1+[.D$5]*([.B44]-[.B$6]))/(1+2*[.D$5]*([.B44]-[.B$6])))^(1/[.B$5])" office:value-type="float" office:value="0.99927869222467">
            <text:p>0,9992786922</text:p>
          </table:table-cell>
          <table:table-cell table:formula="of:=[.B44]*[.D44]" office:value-type="float" office:value="920.668045216317">
            <text:p>920,67</text:p>
          </table:table-cell>
          <table:table-cell table:formula="of:=[.B44]-[.E44]" office:value-type="float" office:value="0.664564374963561">
            <text:p>0,664564375</text:p>
          </table:table-cell>
          <table:table-cell table:style-name="ce7" table:formula="of:=[.F44]/[.E44]" office:value-type="percentage" office:value="0.000721828435793509">
            <text:p>0,07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45]/[.C$6])^(1/[.B$5])*[.B$6]" office:value-type="float" office:value="975.693680357689">
            <text:p>975,69</text:p>
          </table:table-cell>
          <table:table-cell office:value-type="float" office:value="47.7702564102564">
            <text:p>47,77</text:p>
          </table:table-cell>
          <table:table-cell table:formula="of:=((1+[.D$5]*([.B45]-[.B$6]))/(1+2*[.D$5]*([.B45]-[.B$6])))^(1/[.B$5])" office:value-type="float" office:value="0.99921659892911">
            <text:p>0,9992165989</text:p>
          </table:table-cell>
          <table:table-cell table:formula="of:=[.B45]*[.D45]" office:value-type="float" office:value="974.929320883636">
            <text:p>974,93</text:p>
          </table:table-cell>
          <table:table-cell table:formula="of:=[.B45]-[.E45]" office:value-type="float" office:value="0.76435947405264">
            <text:p>0,7643594741</text:p>
          </table:table-cell>
          <table:table-cell table:style-name="ce7" table:formula="of:=[.F45]/[.E45]" office:value-type="percentage" office:value="0.000784015269291373">
            <text:p>0,08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46]/[.C$6])^(1/[.B$5])*[.B$6]" office:value-type="float" office:value="1023.04052376824">
            <text:p>1023,04</text:p>
          </table:table-cell>
          <table:table-cell office:value-type="float" office:value="50.6165450121654">
            <text:p>50,62</text:p>
          </table:table-cell>
          <table:table-cell table:formula="of:=((1+[.D$5]*([.B46]-[.B$6]))/(1+2*[.D$5]*([.B46]-[.B$6])))^(1/[.B$5])" office:value-type="float" office:value="0.999162532226722">
            <text:p>0,9991625322</text:p>
          </table:table-cell>
          <table:table-cell table:formula="of:=[.B46]*[.D46]" office:value-type="float" office:value="1022.18376029883">
            <text:p>1022,18</text:p>
          </table:table-cell>
          <table:table-cell table:formula="of:=[.B46]-[.E46]" office:value-type="float" office:value="0.856763469412954">
            <text:p>0,8567634694</text:p>
          </table:table-cell>
          <table:table-cell table:style-name="ce7" table:formula="of:=[.F46]/[.E46]" office:value-type="percentage" office:value="0.000838169713401126">
            <text:p>0,08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47]/[.C$6])^(1/[.B$5])*[.B$6]" office:value-type="float" office:value="1067.54795666631">
            <text:p>1067,55</text:p>
          </table:table-cell>
          <table:table-cell office:value-type="float" office:value="53.3188940092166">
            <text:p>53,32</text:p>
          </table:table-cell>
          <table:table-cell table:formula="of:=((1+[.D$5]*([.B47]-[.B$6]))/(1+2*[.D$5]*([.B47]-[.B$6])))^(1/[.B$5])" office:value-type="float" office:value="0.999111720380584">
            <text:p>0,9991117204</text:p>
          </table:table-cell>
          <table:table-cell table:formula="of:=[.B47]*[.D47]" office:value-type="float" office:value="1066.59967557365">
            <text:p>1066,60</text:p>
          </table:table-cell>
          <table:table-cell table:formula="of:=[.B47]-[.E47]" office:value-type="float" office:value="0.948281092655407">
            <text:p>0,9482810927</text:p>
          </table:table-cell>
          <table:table-cell table:style-name="ce7" table:formula="of:=[.F47]/[.E47]" office:value-type="percentage" office:value="0.000889069361609725">
            <text:p>0,09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48]/[.C$6])^(1/[.B$5])*[.B$6]" office:value-type="float" office:value="1111.79585433008">
            <text:p>1111,80</text:p>
          </table:table-cell>
          <table:table-cell office:value-type="float" office:value="56.0303296703297">
            <text:p>56,03</text:p>
          </table:table-cell>
          <table:table-cell table:formula="of:=((1+[.D$5]*([.B48]-[.B$6]))/(1+2*[.D$5]*([.B48]-[.B$6])))^(1/[.B$5])" office:value-type="float" office:value="0.999061216790708">
            <text:p>0,9990612168</text:p>
          </table:table-cell>
          <table:table-cell table:formula="of:=[.B48]*[.D48]" office:value-type="float" office:value="1110.75211904988">
            <text:p>1110,75</text:p>
          </table:table-cell>
          <table:table-cell table:formula="of:=[.B48]-[.E48]" office:value-type="float" office:value="1.04373528020506">
            <text:p>1,0437352802</text:p>
          </table:table-cell>
          <table:table-cell table:style-name="ce7" table:formula="of:=[.F48]/[.E48]" office:value-type="percentage" office:value="0.000939665351345764">
            <text:p>0,09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49]/[.C$6])^(1/[.B$5])*[.B$6]" office:value-type="float" office:value="1148.74655567881">
            <text:p>1148,75</text:p>
          </table:table-cell>
          <table:table-cell office:value-type="float" office:value="58.313025210084">
            <text:p>58,31</text:p>
          </table:table-cell>
          <table:table-cell table:formula="of:=((1+[.D$5]*([.B49]-[.B$6]))/(1+2*[.D$5]*([.B49]-[.B$6])))^(1/[.B$5])" office:value-type="float" office:value="0.999019051195115">
            <text:p>0,9990190512</text:p>
          </table:table-cell>
          <table:table-cell table:formula="of:=[.B49]*[.D49]" office:value-type="float" office:value="1147.6196941179">
            <text:p>1147,62</text:p>
          </table:table-cell>
          <table:table-cell table:formula="of:=[.B49]-[.E49]" office:value-type="float" office:value="1.12686156090831">
            <text:p>1,1268615609</text:p>
          </table:table-cell>
          <table:table-cell table:style-name="ce7" table:formula="of:=[.F49]/[.E49]" office:value-type="percentage" office:value="0.000981912010297502">
            <text:p>0,10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50]/[.C$6])^(1/[.B$5])*[.B$6]" office:value-type="float" office:value="1188.15938871724">
            <text:p>1188,16</text:p>
          </table:table-cell>
          <table:table-cell office:value-type="float" office:value="60.7657947686117">
            <text:p>60,77</text:p>
          </table:table-cell>
          <table:table-cell table:formula="of:=((1+[.D$5]*([.B50]-[.B$6]))/(1+2*[.D$5]*([.B50]-[.B$6])))^(1/[.B$5])" office:value-type="float" office:value="0.998974085142736">
            <text:p>0,9989740851</text:p>
          </table:table-cell>
          <table:table-cell table:formula="of:=[.B50]*[.D50]" office:value-type="float" office:value="1186.94043834756">
            <text:p>1186,94</text:p>
          </table:table-cell>
          <table:table-cell table:formula="of:=[.B50]-[.E50]" office:value-type="float" office:value="1.21895036968317">
            <text:p>1,2189503697</text:p>
          </table:table-cell>
          <table:table-cell table:style-name="ce7" table:formula="of:=[.F50]/[.E50]" office:value-type="percentage" office:value="0.00102696843944434">
            <text:p>0,10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51]/[.C$6])^(1/[.B$5])*[.B$6]" office:value-type="float" office:value="1221.35284744383">
            <text:p>1221,35</text:p>
          </table:table-cell>
          <table:table-cell office:value-type="float" office:value="62.8455598455598">
            <text:p>62,85</text:p>
          </table:table-cell>
          <table:table-cell table:formula="of:=((1+[.D$5]*([.B51]-[.B$6]))/(1+2*[.D$5]*([.B51]-[.B$6])))^(1/[.B$5])" office:value-type="float" office:value="0.998936222098281">
            <text:p>0,9989362221</text:p>
          </table:table-cell>
          <table:table-cell table:formula="of:=[.B51]*[.D51]" office:value-type="float" office:value="1220.05359927452">
            <text:p>1220,05</text:p>
          </table:table-cell>
          <table:table-cell table:formula="of:=[.B51]-[.E51]" office:value-type="float" office:value="1.29924816931248">
            <text:p>1,2992481693</text:p>
          </table:table-cell>
          <table:table-cell table:style-name="ce7" table:formula="of:=[.F51]/[.E51]" office:value-type="percentage" office:value="0.00106491073022124">
            <text:p>0,11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52]/[.C$6])^(1/[.B$5])*[.B$6]" office:value-type="float" office:value="1249.22901310089">
            <text:p>1249,23</text:p>
          </table:table-cell>
          <table:table-cell office:value-type="float" office:value="64.601872659176">
            <text:p>64,60</text:p>
          </table:table-cell>
          <table:table-cell table:formula="of:=((1+[.D$5]*([.B52]-[.B$6]))/(1+2*[.D$5]*([.B52]-[.B$6])))^(1/[.B$5])" office:value-type="float" office:value="0.998904429549794">
            <text:p>0,9989044295</text:p>
          </table:table-cell>
          <table:table-cell table:formula="of:=[.B52]*[.D52]" office:value-type="float" office:value="1247.86039470859">
            <text:p>1247,86</text:p>
          </table:table-cell>
          <table:table-cell table:formula="of:=[.B52]-[.E52]" office:value-type="float" office:value="1.36861839229346">
            <text:p>1,3686183923</text:p>
          </table:table-cell>
          <table:table-cell table:style-name="ce7" table:formula="of:=[.F52]/[.E52]" office:value-type="percentage" office:value="0.0010967720412451">
            <text:p>0,11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53]/[.C$6])^(1/[.B$5])*[.B$6]" office:value-type="float" office:value="1275.80821005028">
            <text:p>1275,81</text:p>
          </table:table-cell>
          <table:table-cell office:value-type="float" office:value="66.2845735027223">
            <text:p>66,28</text:p>
          </table:table-cell>
          <table:table-cell table:formula="of:=((1+[.D$5]*([.B53]-[.B$6]))/(1+2*[.D$5]*([.B53]-[.B$6])))^(1/[.B$5])" office:value-type="float" office:value="0.998874120584716">
            <text:p>0,9988741206</text:p>
          </table:table-cell>
          <table:table-cell table:formula="of:=[.B53]*[.D53]" office:value-type="float" office:value="1274.37180384873">
            <text:p>1274,37</text:p>
          </table:table-cell>
          <table:table-cell table:formula="of:=[.B53]-[.E53]" office:value-type="float" office:value="1.43640620154565">
            <text:p>1,4364062015</text:p>
          </table:table-cell>
          <table:table-cell table:style-name="ce7" table:formula="of:=[.F53]/[.E53]" office:value-type="percentage" office:value="0.00112714844851994">
            <text:p>0,11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54]/[.C$6])^(1/[.B$5])*[.B$6]" office:value-type="float" office:value="1308.90690368797">
            <text:p>1308,91</text:p>
          </table:table-cell>
          <table:table-cell office:value-type="float" office:value="68.3908771929825">
            <text:p>68,39</text:p>
          </table:table-cell>
          <table:table-cell table:formula="of:=((1+[.D$5]*([.B54]-[.B$6]))/(1+2*[.D$5]*([.B54]-[.B$6])))^(1/[.B$5])" office:value-type="float" office:value="0.998836383268569">
            <text:p>0,9988363833</text:p>
          </table:table-cell>
          <table:table-cell table:formula="of:=[.B54]*[.D54]" office:value-type="float" office:value="1307.38383771496">
            <text:p>1307,38</text:p>
          </table:table-cell>
          <table:table-cell table:formula="of:=[.B54]-[.E54]" office:value-type="float" office:value="1.52306597301731">
            <text:p>1,523065973</text:p>
          </table:table-cell>
          <table:table-cell table:style-name="ce7" table:formula="of:=[.F54]/[.E54]" office:value-type="percentage" office:value="0.00116497231270606">
            <text:p>0,12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55]/[.C$6])^(1/[.B$5])*[.B$6]" office:value-type="float" office:value="1331.57011599643">
            <text:p>1331,57</text:p>
          </table:table-cell>
          <table:table-cell office:value-type="float" office:value="69.8399317406143">
            <text:p>69,84</text:p>
          </table:table-cell>
          <table:table-cell table:formula="of:=((1+[.D$5]*([.B55]-[.B$6]))/(1+2*[.D$5]*([.B55]-[.B$6])))^(1/[.B$5])" office:value-type="float" office:value="0.998810547756865">
            <text:p>0,9988105478</text:p>
          </table:table-cell>
          <table:table-cell table:formula="of:=[.B55]*[.D55]" office:value-type="float" office:value="1329.98627693506">
            <text:p>1329,99</text:p>
          </table:table-cell>
          <table:table-cell table:formula="of:=[.B55]-[.E55]" office:value-type="float" office:value="1.58383906136419">
            <text:p>1,5838390614</text:p>
          </table:table-cell>
          <table:table-cell table:style-name="ce7" table:formula="of:=[.F55]/[.E55]" office:value-type="percentage" office:value="0.0011908687246113">
            <text:p>0,12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56]/[.C$6])^(1/[.B$5])*[.B$6]" office:value-type="float" office:value="1357.33862547287">
            <text:p>1357,34</text:p>
          </table:table-cell>
          <table:table-cell office:value-type="float" office:value="71.4941763727122">
            <text:p>71,49</text:p>
          </table:table-cell>
          <table:table-cell table:formula="of:=((1+[.D$5]*([.B56]-[.B$6]))/(1+2*[.D$5]*([.B56]-[.B$6])))^(1/[.B$5])" office:value-type="float" office:value="0.99878117607382">
            <text:p>0,9987811761</text:p>
          </table:table-cell>
          <table:table-cell table:formula="of:=[.B56]*[.D56]" office:value-type="float" office:value="1355.68426868021">
            <text:p>1355,68</text:p>
          </table:table-cell>
          <table:table-cell table:formula="of:=[.B56]-[.E56]" office:value-type="float" office:value="1.65435679265488">
            <text:p>1,6543567927</text:p>
          </table:table-cell>
          <table:table-cell table:style-name="ce7" table:formula="of:=[.F56]/[.E56]" office:value-type="percentage" office:value="0.00122031127075439">
            <text:p>0,12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57]/[.C$6])^(1/[.B$5])*[.B$6]" office:value-type="float" office:value="1384.6777876251">
            <text:p>1384,68</text:p>
          </table:table-cell>
          <table:table-cell office:value-type="float" office:value="73.2568659127625">
            <text:p>73,26</text:p>
          </table:table-cell>
          <table:table-cell table:formula="of:=((1+[.D$5]*([.B57]-[.B$6]))/(1+2*[.D$5]*([.B57]-[.B$6])))^(1/[.B$5])" office:value-type="float" office:value="0.998750018526683">
            <text:p>0,9987500185</text:p>
          </table:table-cell>
          <table:table-cell table:formula="of:=[.B57]*[.D57]" office:value-type="float" office:value="1382.94696604405">
            <text:p>1382,95</text:p>
          </table:table-cell>
          <table:table-cell table:formula="of:=[.B57]-[.E57]" office:value-type="float" office:value="1.73082158104444">
            <text:p>1,730821581</text:p>
          </table:table-cell>
          <table:table-cell table:style-name="ce7" table:formula="of:=[.F57]/[.E57]" office:value-type="percentage" office:value="0.00125154588248275">
            <text:p>0,13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58]/[.C$6])^(1/[.B$5])*[.B$6]" office:value-type="float" office:value="1412.37677115647">
            <text:p>1412,38</text:p>
          </table:table-cell>
          <table:table-cell office:value-type="float" office:value="75.0506289308176">
            <text:p>75,05</text:p>
          </table:table-cell>
          <table:table-cell table:formula="of:=((1+[.D$5]*([.B58]-[.B$6]))/(1+2*[.D$5]*([.B58]-[.B$6])))^(1/[.B$5])" office:value-type="float" office:value="0.998718455533085">
            <text:p>0,9987184555</text:p>
          </table:table-cell>
          <table:table-cell table:formula="of:=[.B58]*[.D58]" office:value-type="float" office:value="1410.5667475202">
            <text:p>1410,57</text:p>
          </table:table-cell>
          <table:table-cell table:formula="of:=[.B58]-[.E58]" office:value-type="float" office:value="1.81002363627499">
            <text:p>1,8100236363</text:p>
          </table:table-cell>
          <table:table-cell table:style-name="ce7" table:formula="of:=[.F58]/[.E58]" office:value-type="percentage" office:value="0.0012831889305891">
            <text:p>0,13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59]/[.C$6])^(1/[.B$5])*[.B$6]" office:value-type="float" office:value="1434.02143097421">
            <text:p>1434,02</text:p>
          </table:table-cell>
          <table:table-cell office:value-type="float" office:value="76.457757296467">
            <text:p>76,46</text:p>
          </table:table-cell>
          <table:table-cell table:formula="of:=((1+[.D$5]*([.B59]-[.B$6]))/(1+2*[.D$5]*([.B59]-[.B$6])))^(1/[.B$5])" office:value-type="float" office:value="0.998693794684878">
            <text:p>0,9986937947</text:p>
          </table:table-cell>
          <table:table-cell table:formula="of:=[.B59]*[.D59]" office:value-type="float" office:value="1432.14830455908">
            <text:p>1432,15</text:p>
          </table:table-cell>
          <table:table-cell table:formula="of:=[.B59]-[.E59]" office:value-type="float" office:value="1.87312641513768">
            <text:p>1,8731264151</text:p>
          </table:table-cell>
          <table:table-cell table:style-name="ce7" table:formula="of:=[.F59]/[.E59]" office:value-type="percentage" office:value="0.00130791371897366">
            <text:p>0,13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60]/[.C$6])^(1/[.B$5])*[.B$6]" office:value-type="float" office:value="1458.94886235917">
            <text:p>1458,95</text:p>
          </table:table-cell>
          <table:table-cell office:value-type="float" office:value="78.0841317365269">
            <text:p>78,08</text:p>
          </table:table-cell>
          <table:table-cell table:formula="of:=((1+[.D$5]*([.B60]-[.B$6]))/(1+2*[.D$5]*([.B60]-[.B$6])))^(1/[.B$5])" office:value-type="float" office:value="0.998665397134614">
            <text:p>0,9986653971</text:p>
          </table:table-cell>
          <table:table-cell table:formula="of:=[.B60]*[.D60]" office:value-type="float" office:value="1457.00174502702">
            <text:p>1457,00</text:p>
          </table:table-cell>
          <table:table-cell table:formula="of:=[.B60]-[.E60]" office:value-type="float" office:value="1.94711733215627">
            <text:p>1,9471173322</text:p>
          </table:table-cell>
          <table:table-cell table:style-name="ce7" table:formula="of:=[.F60]/[.E60]" office:value-type="percentage" office:value="0.00133638641051879">
            <text:p>0,13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61]/[.C$6])^(1/[.B$5])*[.B$6]" office:value-type="float" office:value="1480.37655096364">
            <text:p>1480,38</text:p>
          </table:table-cell>
          <table:table-cell office:value-type="float" office:value="79.4870967741935">
            <text:p>79,49</text:p>
          </table:table-cell>
          <table:table-cell table:formula="of:=((1+[.D$5]*([.B61]-[.B$6]))/(1+2*[.D$5]*([.B61]-[.B$6])))^(1/[.B$5])" office:value-type="float" office:value="0.998640989537272">
            <text:p>0,9986409895</text:p>
          </table:table-cell>
          <table:table-cell table:formula="of:=[.B61]*[.D61]" office:value-type="float" office:value="1478.3647037421">
            <text:p>1478,36</text:p>
          </table:table-cell>
          <table:table-cell table:formula="of:=[.B61]-[.E61]" office:value-type="float" office:value="2.01184722153653">
            <text:p>2,0118472215</text:p>
          </table:table-cell>
          <table:table-cell table:style-name="ce7" table:formula="of:=[.F61]/[.E61]" office:value-type="percentage" office:value="0.00136085988555061">
            <text:p>0,14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62]/[.C$6])^(1/[.B$5])*[.B$6]" office:value-type="float" office:value="1500.87782116249">
            <text:p>1500,88</text:p>
          </table:table-cell>
          <table:table-cell office:value-type="float" office:value="80.8336206896552">
            <text:p>80,83</text:p>
          </table:table-cell>
          <table:table-cell table:formula="of:=((1+[.D$5]*([.B62]-[.B$6]))/(1+2*[.D$5]*([.B62]-[.B$6])))^(1/[.B$5])" office:value-type="float" office:value="0.99861763980236">
            <text:p>0,9986176398</text:p>
          </table:table-cell>
          <table:table-cell table:formula="of:=[.B62]*[.D62]" office:value-type="float" office:value="1498.80306740099">
            <text:p>1498,80</text:p>
          </table:table-cell>
          <table:table-cell table:formula="of:=[.B62]-[.E62]" office:value-type="float" office:value="2.07475376149637">
            <text:p>2,0747537615</text:p>
          </table:table-cell>
          <table:table-cell table:style-name="ce7" table:formula="of:=[.F62]/[.E62]" office:value-type="percentage" office:value="0.00138427376259251">
            <text:p>0,14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63]/[.C$6])^(1/[.B$5])*[.B$6]" office:value-type="float" office:value="1520.51237707484">
            <text:p>1520,51</text:p>
          </table:table-cell>
          <table:table-cell office:value-type="float" office:value="82.1270422535211">
            <text:p>82,13</text:p>
          </table:table-cell>
          <table:table-cell table:formula="of:=((1+[.D$5]*([.B63]-[.B$6]))/(1+2*[.D$5]*([.B63]-[.B$6])))^(1/[.B$5])" office:value-type="float" office:value="0.998595279594997">
            <text:p>0,9985952796</text:p>
          </table:table-cell>
          <table:table-cell table:formula="of:=[.B63]*[.D63]" office:value-type="float" office:value="1518.3764823127">
            <text:p>1518,38</text:p>
          </table:table-cell>
          <table:table-cell table:formula="of:=[.B63]-[.E63]" office:value-type="float" office:value="2.13589476213724">
            <text:p>2,1358947621</text:p>
          </table:table-cell>
          <table:table-cell table:style-name="ce7" table:formula="of:=[.F63]/[.E63]" office:value-type="percentage" office:value="0.00140669642016845">
            <text:p>0,14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64]/[.C$6])^(1/[.B$5])*[.B$6]" office:value-type="float" office:value="1541.15571165682">
            <text:p>1541,16</text:p>
          </table:table-cell>
          <table:table-cell office:value-type="float" office:value="83.4909090909091">
            <text:p>83,49</text:p>
          </table:table-cell>
          <table:table-cell table:formula="of:=((1+[.D$5]*([.B64]-[.B$6]))/(1+2*[.D$5]*([.B64]-[.B$6])))^(1/[.B$5])" office:value-type="float" office:value="0.998571773093766">
            <text:p>0,9985717731</text:p>
          </table:table-cell>
          <table:table-cell table:formula="of:=[.B64]*[.D64]" office:value-type="float" office:value="1538.95459160273">
            <text:p>1538,95</text:p>
          </table:table-cell>
          <table:table-cell table:formula="of:=[.B64]-[.E64]" office:value-type="float" office:value="2.20112005408487">
            <text:p>2,2011200541</text:p>
          </table:table-cell>
          <table:table-cell table:style-name="ce7" table:formula="of:=[.F64]/[.E64]" office:value-type="percentage" office:value="0.0014302696558399">
            <text:p>0,14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65]/[.C$6])^(1/[.B$5])*[.B$6]" office:value-type="float" office:value="1560.96549619254">
            <text:p>1560,97</text:p>
          </table:table-cell>
          <table:table-cell office:value-type="float" office:value="84.8035135135135">
            <text:p>84,80</text:p>
          </table:table-cell>
          <table:table-cell table:formula="of:=((1+[.D$5]*([.B65]-[.B$6]))/(1+2*[.D$5]*([.B65]-[.B$6])))^(1/[.B$5])" office:value-type="float" office:value="0.998549218184228">
            <text:p>0,9985492182</text:p>
          </table:table-cell>
          <table:table-cell table:formula="of:=[.B65]*[.D65]" office:value-type="float" office:value="1558.70087583562">
            <text:p>1558,70</text:p>
          </table:table-cell>
          <table:table-cell table:formula="of:=[.B65]-[.E65]" office:value-type="float" office:value="2.26462035692384">
            <text:p>2,2646203569</text:p>
          </table:table-cell>
          <table:table-cell table:style-name="ce7" table:formula="of:=[.F65]/[.E65]" office:value-type="percentage" office:value="0.00145288964164454">
            <text:p>0,15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66]/[.C$6])^(1/[.B$5])*[.B$6]" office:value-type="float" office:value="1581.78501592773">
            <text:p>1581,79</text:p>
          </table:table-cell>
          <table:table-cell office:value-type="float" office:value="86.1870026525199">
            <text:p>86,19</text:p>
          </table:table-cell>
          <table:table-cell table:formula="of:=((1+[.D$5]*([.B66]-[.B$6]))/(1+2*[.D$5]*([.B66]-[.B$6])))^(1/[.B$5])" office:value-type="float" office:value="0.998525516181687">
            <text:p>0,9985255162</text:p>
          </table:table-cell>
          <table:table-cell table:formula="of:=[.B66]*[.D66]" office:value-type="float" office:value="1579.4526995177">
            <text:p>1579,45</text:p>
          </table:table-cell>
          <table:table-cell table:formula="of:=[.B66]-[.E66]" office:value-type="float" office:value="2.33231641003522">
            <text:p>2,33231641</text:p>
          </table:table-cell>
          <table:table-cell table:style-name="ce7" table:formula="of:=[.F66]/[.E66]" office:value-type="percentage" office:value="0.00147666113125605">
            <text:p>0,15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67]/[.C$6])^(1/[.B$5])*[.B$6]" office:value-type="float" office:value="1598.37083543469">
            <text:p>1598,37</text:p>
          </table:table-cell>
          <table:table-cell office:value-type="float" office:value="87.2920469361147">
            <text:p>87,29</text:p>
          </table:table-cell>
          <table:table-cell table:formula="of:=((1+[.D$5]*([.B67]-[.B$6]))/(1+2*[.D$5]*([.B67]-[.B$6])))^(1/[.B$5])" office:value-type="float" office:value="0.99850663592059">
            <text:p>0,9985066359</text:p>
          </table:table-cell>
          <table:table-cell table:formula="of:=[.B67]*[.D67]" office:value-type="float" office:value="1595.98388584347">
            <text:p>1595,98</text:p>
          </table:table-cell>
          <table:table-cell table:formula="of:=[.B67]-[.E67]" office:value-type="float" office:value="2.3869495912154">
            <text:p>2,3869495912</text:p>
          </table:table-cell>
          <table:table-cell table:style-name="ce7" table:formula="of:=[.F67]/[.E67]" office:value-type="percentage" office:value="0.00149559755107045">
            <text:p>0,15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68]/[.C$6])^(1/[.B$5])*[.B$6]" office:value-type="float" office:value="1616.09731221028">
            <text:p>1616,10</text:p>
          </table:table-cell>
          <table:table-cell office:value-type="float" office:value="88.4758974358974">
            <text:p>88,48</text:p>
          </table:table-cell>
          <table:table-cell table:formula="of:=((1+[.D$5]*([.B68]-[.B$6]))/(1+2*[.D$5]*([.B68]-[.B$6])))^(1/[.B$5])" office:value-type="float" office:value="0.998486459050632">
            <text:p>0,9984864591</text:p>
          </table:table-cell>
          <table:table-cell table:formula="of:=[.B68]*[.D68]" office:value-type="float" office:value="1613.65128275009">
            <text:p>1613,65</text:p>
          </table:table-cell>
          <table:table-cell table:formula="of:=[.B68]-[.E68]" office:value-type="float" office:value="2.44602946019359">
            <text:p>2,4460294602</text:p>
          </table:table-cell>
          <table:table-cell table:style-name="ce7" table:formula="of:=[.F68]/[.E68]" office:value-type="percentage" office:value="0.00151583522805801">
            <text:p>0,15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69]/[.C$6])^(1/[.B$5])*[.B$6]" office:value-type="float" office:value="1636.30076761045">
            <text:p>1636,30</text:p>
          </table:table-cell>
          <table:table-cell office:value-type="float" office:value="89.828679245283">
            <text:p>89,83</text:p>
          </table:table-cell>
          <table:table-cell table:formula="of:=((1+[.D$5]*([.B69]-[.B$6]))/(1+2*[.D$5]*([.B69]-[.B$6])))^(1/[.B$5])" office:value-type="float" office:value="0.998463465123676">
            <text:p>0,9984634651</text:p>
          </table:table-cell>
          <table:table-cell table:formula="of:=[.B69]*[.D69]" office:value-type="float" office:value="1633.78653441286">
            <text:p>1633,79</text:p>
          </table:table-cell>
          <table:table-cell table:formula="of:=[.B69]-[.E69]" office:value-type="float" office:value="2.51423319758874">
            <text:p>2,5142331976</text:p>
          </table:table-cell>
          <table:table-cell table:style-name="ce7" table:formula="of:=[.F69]/[.E69]" office:value-type="percentage" office:value="0.00153889944899827">
            <text:p>0,15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70]/[.C$6])^(1/[.B$5])*[.B$6]" office:value-type="float" office:value="1657.53010766652">
            <text:p>1657,53</text:p>
          </table:table-cell>
          <table:table-cell office:value-type="float" office:value="91.2541409147095">
            <text:p>91,25</text:p>
          </table:table-cell>
          <table:table-cell table:formula="of:=((1+[.D$5]*([.B70]-[.B$6]))/(1+2*[.D$5]*([.B70]-[.B$6])))^(1/[.B$5])" office:value-type="float" office:value="0.998439306284441">
            <text:p>0,9984393063</text:p>
          </table:table-cell>
          <table:table-cell table:formula="of:=[.B70]*[.D70]" office:value-type="float" office:value="1654.94321084414">
            <text:p>1654,94</text:p>
          </table:table-cell>
          <table:table-cell table:formula="of:=[.B70]-[.E70]" office:value-type="float" office:value="2.58689682238469">
            <text:p>2,5868968224</text:p>
          </table:table-cell>
          <table:table-cell table:style-name="ce7" table:formula="of:=[.F70]/[.E70]" office:value-type="percentage" office:value="0.00156313328785777">
            <text:p>0,16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71]/[.C$6])^(1/[.B$5])*[.B$6]" office:value-type="float" office:value="1677.98018041178">
            <text:p>1677,98</text:p>
          </table:table-cell>
          <table:table-cell office:value-type="float" office:value="92.6311057108141">
            <text:p>92,63</text:p>
          </table:table-cell>
          <table:table-cell table:formula="of:=((1+[.D$5]*([.B71]-[.B$6]))/(1+2*[.D$5]*([.B71]-[.B$6])))^(1/[.B$5])" office:value-type="float" office:value="0.99841603682896">
            <text:p>0,9984160368</text:p>
          </table:table-cell>
          <table:table-cell table:formula="of:=[.B71]*[.D71]" office:value-type="float" office:value="1675.32232160427">
            <text:p>1675,32</text:p>
          </table:table-cell>
          <table:table-cell table:formula="of:=[.B71]-[.E71]" office:value-type="float" office:value="2.65785880750786">
            <text:p>2,6578588075</text:p>
          </table:table-cell>
          <table:table-cell table:style-name="ce7" table:formula="of:=[.F71]/[.E71]" office:value-type="percentage" office:value="0.0015864760907398">
            <text:p>0,16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72]/[.C$6])^(1/[.B$5])*[.B$6]" office:value-type="float" office:value="1694.71271734264">
            <text:p>1694,71</text:p>
          </table:table-cell>
          <table:table-cell office:value-type="float" office:value="93.7605263157895">
            <text:p>93,76</text:p>
          </table:table-cell>
          <table:table-cell table:formula="of:=((1+[.D$5]*([.B72]-[.B$6]))/(1+2*[.D$5]*([.B72]-[.B$6])))^(1/[.B$5])" office:value-type="float" office:value="0.998396999318618">
            <text:p>0,9983969993</text:p>
          </table:table-cell>
          <table:table-cell table:formula="of:=[.B72]*[.D72]" office:value-type="float" office:value="1691.99609170199">
            <text:p>1692,00</text:p>
          </table:table-cell>
          <table:table-cell table:formula="of:=[.B72]-[.E72]" office:value-type="float" office:value="2.71662564064695">
            <text:p>2,7166256406</text:p>
          </table:table-cell>
          <table:table-cell table:style-name="ce7" table:formula="of:=[.F72]/[.E72]" office:value-type="percentage" office:value="0.00160557441826847">
            <text:p>0,16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73]/[.C$6])^(1/[.B$5])*[.B$6]" office:value-type="float" office:value="1709.32886378811">
            <text:p>1709,33</text:p>
          </table:table-cell>
          <table:table-cell office:value-type="float" office:value="94.7491166077738">
            <text:p>94,75</text:p>
          </table:table-cell>
          <table:table-cell table:formula="of:=((1+[.D$5]*([.B73]-[.B$6]))/(1+2*[.D$5]*([.B73]-[.B$6])))^(1/[.B$5])" office:value-type="float" office:value="0.998380371128119">
            <text:p>0,9983803711</text:p>
          </table:table-cell>
          <table:table-cell table:formula="of:=[.B73]*[.D73]" office:value-type="float" office:value="1706.56038540877">
            <text:p>1706,56</text:p>
          </table:table-cell>
          <table:table-cell table:formula="of:=[.B73]-[.E73]" office:value-type="float" office:value="2.76847837933155">
            <text:p>2,7684783793</text:p>
          </table:table-cell>
          <table:table-cell table:style-name="ce7" table:formula="of:=[.F73]/[.E73]" office:value-type="percentage" office:value="0.00162225632506313">
            <text:p>0,16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74]/[.C$6])^(1/[.B$5])*[.B$6]" office:value-type="float" office:value="1726.32509425614">
            <text:p>1726,33</text:p>
          </table:table-cell>
          <table:table-cell office:value-type="float" office:value="95.9010428736964">
            <text:p>95,90</text:p>
          </table:table-cell>
          <table:table-cell table:formula="of:=((1+[.D$5]*([.B74]-[.B$6]))/(1+2*[.D$5]*([.B74]-[.B$6])))^(1/[.B$5])" office:value-type="float" office:value="0.998361036841195">
            <text:p>0,9983610368</text:p>
          </table:table-cell>
          <table:table-cell table:formula="of:=[.B74]*[.D74]" office:value-type="float" office:value="1723.49571102653">
            <text:p>1723,50</text:p>
          </table:table-cell>
          <table:table-cell table:formula="of:=[.B74]-[.E74]" office:value-type="float" office:value="2.82938322960649">
            <text:p>2,8293832296</text:p>
          </table:table-cell>
          <table:table-cell table:style-name="ce7" table:formula="of:=[.F74]/[.E74]" office:value-type="percentage" office:value="0.00164165376885173">
            <text:p>0,16%</text:p>
          </table:table-cell>
          <table:table-cell table:number-columns-repeated="1017"/>
        </table:table-row>
        <table:table-row table:style-name="ro2">
          <table:table-cell/>
          <table:table-cell table:style-name="ce5" table:formula="of:=([.C75]/[.C$6])^(1/[.B$5])*[.B$6]" office:value-type="float" office:value="1741.73206265434">
            <text:p>1741,73</text:p>
          </table:table-cell>
          <table:table-cell office:value-type="float" office:value="96.9474285714286">
            <text:p>96,95</text:p>
          </table:table-cell>
          <table:table-cell table:formula="of:=((1+[.D$5]*([.B75]-[.B$6]))/(1+2*[.D$5]*([.B75]-[.B$6])))^(1/[.B$5])" office:value-type="float" office:value="0.998343511952479">
            <text:p>0,998343512</text:p>
          </table:table-cell>
          <table:table-cell table:formula="of:=[.B75]*[.D75]" office:value-type="float" office:value="1738.84690431057">
            <text:p>1738,85</text:p>
          </table:table-cell>
          <table:table-cell table:formula="of:=[.B75]-[.E75]" office:value-type="float" office:value="2.88515834377063">
            <text:p>2,8851583438</text:p>
          </table:table-cell>
          <table:table-cell table:style-name="ce7" table:formula="of:=[.F75]/[.E75]" office:value-type="percentage" office:value="0.0016592365530389">
            <text:p>0,17%</text:p>
          </table:table-cell>
          <table:table-cell table:style-name="ce8" table:formula="of:=([.F75]-[.F74])/[.E75]" office:value-type="percentage" office:value="0.0000320759199822994">
            <text:p>0,003208%</text:p>
          </table:table-cell>
          <table:table-cell table:number-columns-repeated="1016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3" table:style-name="ta3">
        <table:table-column table:style-name="co3" table:number-columns-repeated="1024" table:default-cell-style-name="Default"/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Calibri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2" number:min-integer-digits="1"/>
    </number:number-style>
    <number:number-style style:name="N141">
      <number:number number:decimal-places="10" number:min-integer-digits="1"/>
    </number:number-style>
    <number:number-style style:name="N142">
      <number:number number:decimal-places="9" number:min-integer-digits="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number-style style:name="N149">
      <number:number number:decimal-places="1" number:min-integer-digits="1"/>
    </number:number-style>
    <number:percentage-style style:name="N150">
      <number:number number:decimal-places="3" number:min-integer-digits="1"/>
      <number:text>%</number:text>
    </number:percentage-style>
    <number:percentage-style style:name="N151">
      <number:number number:decimal-places="4" number:min-integer-digits="1"/>
      <number:text>%</number:text>
    </number:percentage-style>
    <number:percentage-style style:name="N152">
      <number:number number:decimal-places="5" number:min-integer-digits="1"/>
      <number:text>%</number:text>
    </number:percentage-style>
    <number:percentage-style style:name="N153">
      <number:number number:decimal-places="6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ult_5f_CorelPolyGUI" style:display-name="Result_CorelPolyGUI" style:family="table-cell" style:parent-style-name="Default">
      <style:table-cell-properties fo:background-color="#ebebeb" fo:padding-bottom="0.071cm" fo:padding-left="0.3cm" fo:padding-right="0.071cm" fo:padding-top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  <style:page-layout style:name="Mpm4">
      <style:page-layout-properties fo:margin-top="2cm" fo:margin-bottom="2cm" fo:margin-left="1.3cm" fo:margin-right="1.3cm" style:first-page-number="continue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istividade_20_do_20_Tungstênio." style:display-name="PageStyle_Resistividade do Tungstênio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istência" style:display-name="PageStyle_Resistênc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</meta:initial-creator>
    <meta:creation-date>2011-09-09T02:52:32</meta:creation-date>
    <dc:date>2012-03-29T23:06:25.65</dc:date>
    <meta:generator>LibreOffice/3.5$Windows_x86 LibreOffice_project/dc9775d-05ecbee-0851ad3-1586698-727bf66</meta:generator>
    <meta:editing-duration>PT10M9S</meta:editing-duration>
    <meta:editing-cycles>4</meta:editing-cycles>
    <meta:document-statistic meta:table-count="3" meta:cell-count="8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12.119cm" xlink:href=".." xlink:type="simple" chart:class="chart:scatter" chart:column-mapping="" chart:style-name="ch1">
        <chart:plot-area chart:style-name="ch2" table:cell-range-address="'Resistividade do Tungstênio.'.G9:'Resistividade do Tungstênio.'.G43 'Resistividade do Tungstênio.'.F10:'Resistividade do Tungstênio.'.F43" chart:data-source-has-labels="column" svg:x="1.358cm" svg:y="1.103cm" svg:width="14.004cm" svg:height="9.766cm">
          <chartooo:coordinate-region svg:x="2.165cm" svg:y="1.315cm" svg:width="12.825cm" svg:height="8.881cm"/>
          <chart:axis chart:dimension="x" chart:name="primary-x" chart:style-name="ch3" chartooo:axis-type="auto">
            <chart:title svg:x="7.112cm" svg:y="11.112cm" chart:style-name="ch4">
              <text:p>Temperatura (K)</text:p>
            </chart:title>
            <chart:categories table:cell-range-address="'Resistividade do Tungstênio.'.G9:'Resistividade do Tungstênio.'.G9"/>
          </chart:axis>
          <chart:axis chart:dimension="y" chart:name="primary-y" chart:style-name="ch3">
            <chart:title svg:x="0.451cm" svg:y="7.948cm" chart:style-name="ch5">
              <text:p>Resistividade (mOhm/cm)</text:p>
            </chart:title>
            <chart:grid chart:style-name="ch6" chart:class="major"/>
          </chart:axis>
          <chart:series chart:style-name="ch7" chart:values-cell-range-address="'Resistividade do Tungstênio.'.G10:'Resistividade do Tungstênio.'.G43" chart:class="chart:scatter">
            <chart:domain table:cell-range-address="'Resistividade do Tungstênio.'.F10:'Resistividade do Tungstênio.'.F43"/>
            <chart:regression-curve chart:style-name="ch8">
              <chart:equation chart:display-r-square="true"/>
            </chart:regression-curve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Resistividade (mOhm/cm)</text:p>
                <draw:g>
                  <svg:desc>'Resistividade do Tungstênio.'.G9:'Resistividade do Tungstênio.'.G9</svg:desc>
                </draw:g>
              </table:table-cell>
              <table:table-cell office:value-type="float" office:value="300">
                <text:p>300</text:p>
                <draw:g>
                  <svg:desc>'Resistividade do Tungstênio.'.F10:'Resistividade do Tungstênio.'.F43</svg:desc>
                </draw:g>
              </table:table-cell>
              <table:table-cell office:value-type="float" office:value="5.64">
                <text:p>5.64</text:p>
                <draw:g>
                  <svg:desc>'Resistividade do Tungstênio.'.G10:'Resistividade do Tungstênio.'.G43</svg:desc>
                </draw:g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16.46">
                <text:p>16.46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/>
              <table:table-cell office:value-type="float" office:value="1100">
                <text:p>1100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/>
              <table:table-cell office:value-type="float" office:value="1300">
                <text:p>1300</text:p>
              </table:table-cell>
              <table:table-cell office:value-type="float" office:value="35.24">
                <text:p>35.24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38.58">
                <text:p>38.58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41.85">
                <text:p>41.85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45.22">
                <text:p>45.22</text:p>
              </table:table-cell>
            </table:table-row>
            <table:table-row>
              <table:table-cell office:value-type="string"/>
              <table:table-cell office:value-type="float" office:value="1700">
                <text:p>1700</text:p>
              </table:table-cell>
              <table:table-cell office:value-type="float" office:value="48.63">
                <text:p>48.63</text:p>
              </table:table-cell>
            </table:table-row>
            <table:table-row>
              <table:table-cell office:value-type="string"/>
              <table:table-cell office:value-type="float" office:value="1800">
                <text:p>1800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string"/>
              <table:table-cell office:value-type="float" office:value="1900">
                <text:p>1900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/>
              <table:table-cell office:value-type="float" office:value="2100">
                <text:p>2100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/>
              <table:table-cell office:value-type="float" office:value="2200">
                <text:p>2200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/>
              <table:table-cell office:value-type="float" office:value="2300">
                <text:p>2300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/>
              <table:table-cell office:value-type="float" office:value="2400">
                <text:p>2400</text:p>
              </table:table-cell>
              <table:table-cell office:value-type="float" office:value="73.55">
                <text:p>73.55</text:p>
              </table:table-cell>
            </table:table-row>
            <table:table-row>
              <table:table-cell office:value-type="string"/>
              <table:table-cell office:value-type="float" office:value="2500">
                <text:p>2500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/>
              <table:table-cell office:value-type="float" office:value="2600">
                <text:p>26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2700">
                <text:p>27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/>
              <table:table-cell office:value-type="float" office:value="2800">
                <text:p>280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/>
              <table:table-cell office:value-type="float" office:value="2900">
                <text:p>2900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/>
              <table:table-cell office:value-type="float" office:value="3100">
                <text:p>3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3200">
                <text:p>3200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/>
              <table:table-cell office:value-type="float" office:value="3300">
                <text:p>3300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/>
              <table:table-cell office:value-type="float" office:value="3400">
                <text:p>3400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/>
              <table:table-cell office:value-type="float" office:value="3500">
                <text:p>3500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/>
              <table:table-cell office:value-type="float" office:value="3655">
                <text:p>3655</text:p>
              </table:table-cell>
              <table:table-cell office:value-type="float" office:value="121.8">
                <text:p>12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10.392cm" xlink:href=".." xlink:type="simple" chart:class="chart:scatter" chart:style-name="ch1">
        <chart:legend chart:legend-position="end" svg:x="13.554cm" svg:y="4.622cm" style:legend-expansion="high" chart:style-name="ch2"/>
        <chart:plot-area chart:style-name="ch3" table:cell-range-address="'Resistividade do Tungstênio.'.A9:'Resistividade do Tungstênio.'.C43" chart:data-source-has-labels="row" svg:x="1.358cm" svg:y="0.13cm" svg:width="11.555cm" svg:height="8.783cm">
          <chartooo:coordinate-region svg:x="2.085cm" svg:y="0.342cm" svg:width="10.456cm" svg:height="7.898cm"/>
          <chart:axis chart:dimension="x" chart:name="primary-x" chart:style-name="ch4">
            <chart:title svg:x="5.887cm" svg:y="9.121cm" chart:style-name="ch5">
              <text:p>Temperatura (K)</text:p>
            </chart:title>
          </chart:axis>
          <chart:axis chart:dimension="y" chart:name="primary-y" chart:style-name="ch4">
            <chart:title svg:x="0.451cm" svg:y="4.75cm" chart:style-name="ch6">
              <text:p>ε ²</text:p>
            </chart:title>
            <chart:grid chart:style-name="ch7" chart:class="major"/>
          </chart:axis>
          <chart:series chart:style-name="ch8" chart:values-cell-range-address="'Resistividade do Tungstênio.'.B10:'Resistividade do Tungstênio.'.B43" chart:label-cell-address="'Resistividade do Tungstênio.'.B9:'Resistividade do Tungstênio.'.B9" chart:class="chart:scatter">
            <chart:domain table:cell-range-address="'Resistividade do Tungstênio.'.A10:'Resistividade do Tungstênio.'.A43"/>
            <chart:data-point chart:repeated="34"/>
          </chart:series>
          <chart:series chart:style-name="ch9" chart:values-cell-range-address="'Resistividade do Tungstênio.'.C10:'Resistividade do Tungstênio.'.C43" chart:label-cell-address="'Resistividade do Tungstênio.'.C9:'Resistividade do Tungstênio.'.C9" chart:class="chart:scatter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polinomial</text:p>
                <draw:g>
                  <svg:desc>'Resistividade do Tungstênio.'.B9:'Resistividade do Tungstênio.'.B9</svg:desc>
                </draw:g>
              </table:table-cell>
              <table:table-cell office:value-type="string">
                <text:p>geometrico</text:p>
                <draw:g>
                  <svg:desc>'Resistividade do Tungstênio.'.C9:'Resistividade do Tungstênio.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istividade do Tungstênio.'.A10:'Resistividade do Tungstênio.'.A43</svg:desc>
                </draw:g>
              </table:table-cell>
              <table:table-cell office:value-type="float" office:value="0.542916995855548">
                <text:p>0.542916995855548</text:p>
                <draw:g>
                  <svg:desc>'Resistividade do Tungstênio.'.B10:'Resistividade do Tungstênio.'.B43</svg:desc>
                </draw:g>
              </table:table-cell>
              <table:table-cell office:value-type="float" office:value="0.0286623254385691">
                <text:p>0.0286623254385691</text:p>
                <draw:g>
                  <svg:desc>'Resistividade do Tungstênio.'.C10:'Resistividade do Tungstênio.'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0741293450215606">
                <text:p>0.0741293450215606</text:p>
              </table:table-cell>
              <table:table-cell office:value-type="float" office:value="0.0380449854687289">
                <text:p>0.0380449854687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00904107981290318">
                <text:p>0.000904107981290318</text:p>
              </table:table-cell>
              <table:table-cell office:value-type="float" office:value="0.010267091283653">
                <text:p>0.010267091283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168394645730405">
                <text:p>0.0168394645730405</text:p>
              </table:table-cell>
              <table:table-cell office:value-type="float" office:value="0.0000291358290028467">
                <text:p>0.0000291358290028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0.0429480054632863">
                <text:p>0.0429480054632863</text:p>
              </table:table-cell>
              <table:table-cell office:value-type="float" office:value="0.0117662092340761">
                <text:p>0.0117662092340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0.0539854726812466">
                <text:p>0.0539854726812466</text:p>
              </table:table-cell>
              <table:table-cell office:value-type="float" office:value="0.0492415515443833">
                <text:p>0.0492415515443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0.0380613442707571">
                <text:p>0.0380613442707571</text:p>
              </table:table-cell>
              <table:table-cell office:value-type="float" office:value="0.125227531211578">
                <text:p>0.125227531211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0344010823187421">
                <text:p>0.0344010823187421</text:p>
              </table:table-cell>
              <table:table-cell office:value-type="float" office:value="0.177705197424218">
                <text:p>0.177705197424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0">
                <text:p>1100</text:p>
              </table:table-cell>
              <table:table-cell office:value-type="float" office:value="0.033670084435024">
                <text:p>0.033670084435024</text:p>
              </table:table-cell>
              <table:table-cell office:value-type="float" office:value="0.20322281314169">
                <text:p>0.20322281314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0.0396605643199878">
                <text:p>0.0396605643199878</text:p>
              </table:table-cell>
              <table:table-cell office:value-type="float" office:value="0.190563912050659">
                <text:p>0.190563912050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0">
                <text:p>1300</text:p>
              </table:table-cell>
              <table:table-cell office:value-type="float" office:value="0.0409826818441367">
                <text:p>0.0409826818441367</text:p>
              </table:table-cell>
              <table:table-cell office:value-type="float" office:value="0.170504885238849">
                <text:p>0.170504885238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015220326305682">
                <text:p>0.015220326305682</text:p>
              </table:table-cell>
              <table:table-cell office:value-type="float" office:value="0.205710544037971">
                <text:p>0.205710544037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">
                <text:p>1500</text:p>
              </table:table-cell>
              <table:table-cell office:value-type="float" office:value="0.0230846291105194">
                <text:p>0.0230846291105194</text:p>
              </table:table-cell>
              <table:table-cell office:value-type="float" office:value="0.138056851826948">
                <text:p>0.138056851826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0">
                <text:p>1600</text:p>
              </table:table-cell>
              <table:table-cell office:value-type="float" office:value="0.0139567143400644">
                <text:p>0.0139567143400644</text:p>
              </table:table-cell>
              <table:table-cell office:value-type="float" office:value="0.11539533955537">
                <text:p>0.11539533955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0">
                <text:p>1700</text:p>
              </table:table-cell>
              <table:table-cell office:value-type="float" office:value="0.00672031100281873">
                <text:p>0.00672031100281873</text:p>
              </table:table-cell>
              <table:table-cell office:value-type="float" office:value="0.0902502777053056">
                <text:p>0.0902502777053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0">
                <text:p>1800</text:p>
              </table:table-cell>
              <table:table-cell office:value-type="float" office:value="0.00188817706330609">
                <text:p>0.00188817706330609</text:p>
              </table:table-cell>
              <table:table-cell office:value-type="float" office:value="0.0654861685185742">
                <text:p>0.0654861685185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0">
                <text:p>1900</text:p>
              </table:table-cell>
              <table:table-cell office:value-type="float" office:value="0.00000658183090429868">
                <text:p>0.00000658183090429868</text:p>
              </table:table-cell>
              <table:table-cell office:value-type="float" office:value="0.0433169087630784">
                <text:p>0.0433169087630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0.00165530595985934">
                <text:p>0.00165530595985934</text:p>
              </table:table-cell>
              <table:table-cell office:value-type="float" office:value="0.0252413501006195">
                <text:p>0.0252413501006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0">
                <text:p>2100</text:p>
              </table:table-cell>
              <table:table-cell office:value-type="float" office:value="0.00439565270091287">
                <text:p>0.00439565270091287</text:p>
              </table:table-cell>
              <table:table-cell office:value-type="float" office:value="0.00805903474013604">
                <text:p>0.00805903474013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0">
                <text:p>2200</text:p>
              </table:table-cell>
              <table:table-cell office:value-type="float" office:value="0.0108737540122562">
                <text:p>0.0108737540122562</text:p>
              </table:table-cell>
              <table:table-cell office:value-type="float" office:value="0.00104356767143317">
                <text:p>0.001043567671433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0">
                <text:p>2300</text:p>
              </table:table-cell>
              <table:table-cell office:value-type="float" office:value="0.0239067806181551">
                <text:p>0.0239067806181551</text:p>
              </table:table-cell>
              <table:table-cell office:value-type="float" office:value="0.000147928317130904">
                <text:p>0.000147928317130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0">
                <text:p>2400</text:p>
              </table:table-cell>
              <table:table-cell office:value-type="float" office:value="0.0279967747564438">
                <text:p>0.0279967747564438</text:p>
              </table:table-cell>
              <table:table-cell office:value-type="float" office:value="0.00853204848238382">
                <text:p>0.00853204848238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0">
                <text:p>2500</text:p>
              </table:table-cell>
              <table:table-cell office:value-type="float" office:value="0.0370138607530195">
                <text:p>0.0370138607530195</text:p>
              </table:table-cell>
              <table:table-cell office:value-type="float" office:value="0.0246960194097397">
                <text:p>0.0246960194097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0.0528175418396226">
                <text:p>0.0528175418396226</text:p>
              </table:table-cell>
              <table:table-cell office:value-type="float" office:value="0.0421982535249106">
                <text:p>0.04219825352491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">
                <text:p>2700</text:p>
              </table:table-cell>
              <table:table-cell office:value-type="float" office:value="0.0322614719850366">
                <text:p>0.0322614719850366</text:p>
              </table:table-cell>
              <table:table-cell office:value-type="float" office:value="0.113016111720128">
                <text:p>0.113016111720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00">
                <text:p>2800</text:p>
              </table:table-cell>
              <table:table-cell office:value-type="float" office:value="0.0367765806040555">
                <text:p>0.0367765806040555</text:p>
              </table:table-cell>
              <table:table-cell office:value-type="float" office:value="0.158784924765625">
                <text:p>0.15878492476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0">
                <text:p>2900</text:p>
              </table:table-cell>
              <table:table-cell office:value-type="float" office:value="0.0276533420629912">
                <text:p>0.0276533420629912</text:p>
              </table:table-cell>
              <table:table-cell office:value-type="float" office:value="0.241513106643823">
                <text:p>0.2415131066438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0">
                <text:p>3000</text:p>
              </table:table-cell>
              <table:table-cell office:value-type="float" office:value="0.0412808846742147">
                <text:p>0.0412808846742147</text:p>
              </table:table-cell>
              <table:table-cell office:value-type="float" office:value="0.26443933686663">
                <text:p>0.26443933686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00">
                <text:p>3100</text:p>
              </table:table-cell>
              <table:table-cell office:value-type="float" office:value="0.0104907423057982">
                <text:p>0.0104907423057982</text:p>
              </table:table-cell>
              <table:table-cell office:value-type="float" office:value="0.443677512024374">
                <text:p>0.443677512024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0">
                <text:p>3200</text:p>
              </table:table-cell>
              <table:table-cell office:value-type="float" office:value="0.00129348275479631">
                <text:p>0.00129348275479631</text:p>
              </table:table-cell>
              <table:table-cell office:value-type="float" office:value="0.716174271806846">
                <text:p>0.716174271806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0">
                <text:p>3300</text:p>
              </table:table-cell>
              <table:table-cell office:value-type="float" office:value="0.000143785506249418">
                <text:p>0.000143785506249418</text:p>
              </table:table-cell>
              <table:table-cell office:value-type="float" office:value="0.72945875220622">
                <text:p>0.729458752206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00">
                <text:p>3400</text:p>
              </table:table-cell>
              <table:table-cell office:value-type="float" office:value="0.0157888748684957">
                <text:p>0.0157888748684957</text:p>
              </table:table-cell>
              <table:table-cell office:value-type="float" office:value="0.977874031130103">
                <text:p>0.9778740311301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0313124392755261">
                <text:p>0.0313124392755261</text:p>
              </table:table-cell>
              <table:table-cell office:value-type="float" office:value="1.10255343232497">
                <text:p>1.10255343232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55">
                <text:p>3655</text:p>
              </table:table-cell>
              <table:table-cell office:value-type="float" office:value="0.185628990597838">
                <text:p>0.185628990597838</text:p>
              </table:table-cell>
              <table:table-cell office:value-type="float" office:value="1.67840653504673">
                <text:p>1.678406535046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4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2.098cm"/>
    </style:style>
    <style:style style:name="P1" style:family="paragraph">
      <style:text-properties fo:font-family="Arial" style:font-style-name="Normal" style:font-family-generic="swiss" style:font-pitch="variable" fo:font-size="10pt" style:font-size-asian="24pt" style:font-size-complex="24pt"/>
    </style:style>
    <style:style style:name="T1" style:family="text">
      <style:text-properties fo:font-family="Arial" style:font-style-name="Normal" style:font-family-generic="swiss" style:font-pitch="variable" fo:font-size="10pt" style:font-size-asian="24pt" style:font-size-complex="24pt"/>
    </style:style>
  </office:automatic-styles>
  <office:body>
    <office:chart>
      <chart:chart svg:width="16.002cm" svg:height="10.661cm" xlink:href=".." xlink:type="simple" chart:class="chart:scatter" chart:style-name="ch1">
        <chart:plot-area chart:style-name="ch2" table:cell-range-address="'Resistividade do Tungstênio.'.F10:'Resistividade do Tungstênio.'.G43 'Resistividade do Tungstênio.'.L10:'Resistividade do Tungstênio.'.L50" svg:x="0.769cm" svg:y="0.46cm" svg:width="14.589cm" svg:height="9.447cm">
          <chartooo:coordinate-region svg:x="1.576cm" svg:y="0.673cm" svg:width="13.41cm" svg:height="9.022cm"/>
          <chart:axis chart:dimension="x" chart:name="primary-x" chart:style-name="ch3">
            <chart:title svg:x="6.815cm" svg:y="10.074cm" chart:style-name="ch4">
              <text:p>Temperatura (K)</text:p>
            </chart:title>
          </chart:axis>
          <chart:axis chart:dimension="y" chart:name="primary-y" chart:style-name="ch5">
            <chart:title svg:x="0.001cm" svg:y="7.145cm" chart:style-name="ch6">
              <text:p>Resistividade (mOhm/cm)</text:p>
            </chart:title>
            <chart:grid chart:style-name="ch7" chart:class="major"/>
          </chart:axis>
          <chart:series chart:style-name="ch8" chart:values-cell-range-address="'Resistividade do Tungstênio.'.G10:'Resistividade do Tungstênio.'.G43" chart:class="chart:scatter">
            <chart:domain table:cell-range-address="'Resistividade do Tungstênio.'.F10:'Resistividade do Tungstênio.'.F43"/>
            <chart:data-point chart:repeated="34"/>
          </chart:series>
          <chart:series chart:style-name="ch9" chart:values-cell-range-address="'Resistividade do Tungstênio.'.L10:'Resistividade do Tungstênio.'.L50" chart:class="chart:scatter">
            <chart:domain table:cell-range-address="'Resistividade do Tungstênio.'.K10:'Resistividade do Tungstênio.'.K50"/>
            <chart:data-point chart:repeated="41"/>
          </chart:series>
          <chart:wall chart:style-name="ch10"/>
          <chart:floor chart:style-name="ch11"/>
        </chart:plot-area>
        <draw:frame draw:style-name="gr1" draw:text-style-name="P1" svg:width="8.175cm" svg:height="2.098cm" svg:x="1.793cm" svg:y="0.798cm">
          <draw:text-box>
            <text:p text:style-name="P1"><text:span text:style-name="T1">f(x) = -3,524695 + 0,0275283 * x + 1,88E-006 * x ^ 2</text:span></text:p>
            <text:p text:style-name="P1"><text:span text:style-name="T1">R² = 0,9999621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K</text:p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istividade do Tungstênio.'.F10:'Resistividade do Tungstênio.'.F43</svg:desc>
                </draw:g>
              </table:table-cell>
              <table:table-cell office:value-type="float" office:value="5.64">
                <text:p>5.64</text:p>
                <draw:g>
                  <svg:desc>'Resistividade do Tungstênio.'.G10:'Resistividade do Tungstênio.'.G43</svg:desc>
                </draw:g>
              </table:table-cell>
              <table:table-cell office:value-type="float" office:value="0">
                <text:p>0</text:p>
                <draw:g>
                  <svg:desc>'Resistividade do Tungstênio.'.K10:'Resistividade do Tungstênio.'.K50</svg:desc>
                </draw:g>
              </table:table-cell>
              <table:table-cell office:value-type="float" office:value="-3.52469476147691">
                <text:p>-3.52469476147691</text:p>
                <draw:g>
                  <svg:desc>'Resistividade do Tungstênio.'.L10:'Resistividade do Tungstênio.'.L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8.06">
                <text:p>8.06</text:p>
              </table:table-cell>
              <table:table-cell office:value-type="float" office:value="100">
                <text:p>100</text:p>
              </table:table-cell>
              <table:table-cell office:value-type="float" office:value="-0.753042871099093">
                <text:p>-0.753042871099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0.74">
                <text:p>10.74</text:p>
              </table:table-cell>
              <table:table-cell office:value-type="float" office:value="200">
                <text:p>200</text:p>
              </table:table-cell>
              <table:table-cell office:value-type="float" office:value="2.05624571139698">
                <text:p>2.0562457113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3.54">
                <text:p>13.54</text:p>
              </table:table-cell>
              <table:table-cell office:value-type="float" office:value="300">
                <text:p>300</text:p>
              </table:table-cell>
              <table:table-cell office:value-type="float" office:value="4.90317098601131">
                <text:p>4.90317098601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16.46">
                <text:p>16.46</text:p>
              </table:table-cell>
              <table:table-cell office:value-type="float" office:value="400">
                <text:p>400</text:p>
              </table:table-cell>
              <table:table-cell office:value-type="float" office:value="7.78773295274389">
                <text:p>7.78773295274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19.47">
                <text:p>19.47</text:p>
              </table:table-cell>
              <table:table-cell office:value-type="float" office:value="500">
                <text:p>500</text:p>
              </table:table-cell>
              <table:table-cell office:value-type="float" office:value="10.7099316115947">
                <text:p>10.7099316115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22.58">
                <text:p>22.58</text:p>
              </table:table-cell>
              <table:table-cell office:value-type="float" office:value="600">
                <text:p>600</text:p>
              </table:table-cell>
              <table:table-cell office:value-type="float" office:value="13.6697669625638">
                <text:p>13.6697669625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.7">
                <text:p>25.7</text:p>
              </table:table-cell>
              <table:table-cell office:value-type="float" office:value="700">
                <text:p>700</text:p>
              </table:table-cell>
              <table:table-cell office:value-type="float" office:value="16.6672390056512">
                <text:p>16.6672390056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0">
                <text:p>1100</text:p>
              </table:table-cell>
              <table:table-cell office:value-type="float" office:value="28.85">
                <text:p>28.85</text:p>
              </table:table-cell>
              <table:table-cell office:value-type="float" office:value="800">
                <text:p>800</text:p>
              </table:table-cell>
              <table:table-cell office:value-type="float" office:value="19.7023477408568">
                <text:p>19.702347740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32.02">
                <text:p>32.02</text:p>
              </table:table-cell>
              <table:table-cell office:value-type="float" office:value="900">
                <text:p>900</text:p>
              </table:table-cell>
              <table:table-cell office:value-type="float" office:value="22.7750931681806">
                <text:p>22.7750931681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0">
                <text:p>1300</text:p>
              </table:table-cell>
              <table:table-cell office:value-type="float" office:value="35.24">
                <text:p>35.24</text:p>
              </table:table-cell>
              <table:table-cell office:value-type="float" office:value="1000">
                <text:p>1000</text:p>
              </table:table-cell>
              <table:table-cell office:value-type="float" office:value="25.8854752876227">
                <text:p>25.8854752876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38.58">
                <text:p>38.58</text:p>
              </table:table-cell>
              <table:table-cell office:value-type="float" office:value="1100">
                <text:p>1100</text:p>
              </table:table-cell>
              <table:table-cell office:value-type="float" office:value="29.0334940991831">
                <text:p>29.0334940991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">
                <text:p>1500</text:p>
              </table:table-cell>
              <table:table-cell office:value-type="float" office:value="41.85">
                <text:p>41.85</text:p>
              </table:table-cell>
              <table:table-cell office:value-type="float" office:value="1200">
                <text:p>1200</text:p>
              </table:table-cell>
              <table:table-cell office:value-type="float" office:value="32.2191496028617">
                <text:p>32.21914960286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0">
                <text:p>1600</text:p>
              </table:table-cell>
              <table:table-cell office:value-type="float" office:value="45.22">
                <text:p>45.22</text:p>
              </table:table-cell>
              <table:table-cell office:value-type="float" office:value="1300">
                <text:p>1300</text:p>
              </table:table-cell>
              <table:table-cell office:value-type="float" office:value="35.4424417986586">
                <text:p>35.4424417986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0">
                <text:p>1700</text:p>
              </table:table-cell>
              <table:table-cell office:value-type="float" office:value="48.63">
                <text:p>48.63</text:p>
              </table:table-cell>
              <table:table-cell office:value-type="float" office:value="1400">
                <text:p>1400</text:p>
              </table:table-cell>
              <table:table-cell office:value-type="float" office:value="38.7033706865738">
                <text:p>38.7033706865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0">
                <text:p>1800</text:p>
              </table:table-cell>
              <table:table-cell office:value-type="float" office:value="52.08">
                <text:p>52.08</text:p>
              </table:table-cell>
              <table:table-cell office:value-type="float" office:value="1500">
                <text:p>1500</text:p>
              </table:table-cell>
              <table:table-cell office:value-type="float" office:value="42.0019362666072">
                <text:p>42.0019362666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0">
                <text:p>1900</text:p>
              </table:table-cell>
              <table:table-cell office:value-type="float" office:value="55.57">
                <text:p>55.57</text:p>
              </table:table-cell>
              <table:table-cell office:value-type="float" office:value="1600">
                <text:p>1600</text:p>
              </table:table-cell>
              <table:table-cell office:value-type="float" office:value="45.3381385387588">
                <text:p>45.3381385387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59.1">
                <text:p>59.1</text:p>
              </table:table-cell>
              <table:table-cell office:value-type="float" office:value="1700">
                <text:p>1700</text:p>
              </table:table-cell>
              <table:table-cell office:value-type="float" office:value="48.7119775030287">
                <text:p>48.7119775030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0">
                <text:p>2100</text:p>
              </table:table-cell>
              <table:table-cell office:value-type="float" office:value="62.65">
                <text:p>62.65</text:p>
              </table:table-cell>
              <table:table-cell office:value-type="float" office:value="1800">
                <text:p>1800</text:p>
              </table:table-cell>
              <table:table-cell office:value-type="float" office:value="52.1234531594168">
                <text:p>52.1234531594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0">
                <text:p>2200</text:p>
              </table:table-cell>
              <table:table-cell office:value-type="float" office:value="66.25">
                <text:p>66.25</text:p>
              </table:table-cell>
              <table:table-cell office:value-type="float" office:value="1900">
                <text:p>1900</text:p>
              </table:table-cell>
              <table:table-cell office:value-type="float" office:value="55.5725655079233">
                <text:p>55.57256550792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0">
                <text:p>2300</text:p>
              </table:table-cell>
              <table:table-cell office:value-type="float" office:value="69.9">
                <text:p>69.9</text:p>
              </table:table-cell>
              <table:table-cell office:value-type="float" office:value="2000">
                <text:p>2000</text:p>
              </table:table-cell>
              <table:table-cell office:value-type="float" office:value="59.0593145485479">
                <text:p>59.0593145485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0">
                <text:p>2400</text:p>
              </table:table-cell>
              <table:table-cell office:value-type="float" office:value="73.55">
                <text:p>73.55</text:p>
              </table:table-cell>
              <table:table-cell office:value-type="float" office:value="2100">
                <text:p>2100</text:p>
              </table:table-cell>
              <table:table-cell office:value-type="float" office:value="62.5837002812908">
                <text:p>62.5837002812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0">
                <text:p>2500</text:p>
              </table:table-cell>
              <table:table-cell office:value-type="float" office:value="77.25">
                <text:p>77.25</text:p>
              </table:table-cell>
              <table:table-cell office:value-type="float" office:value="2200">
                <text:p>2200</text:p>
              </table:table-cell>
              <table:table-cell office:value-type="float" office:value="66.145722706152">
                <text:p>66.145722706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81">
                <text:p>81</text:p>
              </table:table-cell>
              <table:table-cell office:value-type="float" office:value="2300">
                <text:p>2300</text:p>
              </table:table-cell>
              <table:table-cell office:value-type="float" office:value="69.7453818231315">
                <text:p>69.7453818231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">
                <text:p>2700</text:p>
              </table:table-cell>
              <table:table-cell office:value-type="float" office:value="84.7">
                <text:p>84.7</text:p>
              </table:table-cell>
              <table:table-cell office:value-type="float" office:value="2400">
                <text:p>2400</text:p>
              </table:table-cell>
              <table:table-cell office:value-type="float" office:value="73.3826776322291">
                <text:p>73.3826776322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00">
                <text:p>2800</text:p>
              </table:table-cell>
              <table:table-cell office:value-type="float" office:value="88.5">
                <text:p>88.5</text:p>
              </table:table-cell>
              <table:table-cell office:value-type="float" office:value="2500">
                <text:p>2500</text:p>
              </table:table-cell>
              <table:table-cell office:value-type="float" office:value="77.0576101334451">
                <text:p>77.0576101334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0">
                <text:p>2900</text:p>
              </table:table-cell>
              <table:table-cell office:value-type="float" office:value="92.3">
                <text:p>92.3</text:p>
              </table:table-cell>
              <table:table-cell office:value-type="float" office:value="2600">
                <text:p>2600</text:p>
              </table:table-cell>
              <table:table-cell office:value-type="float" office:value="80.7701793267793">
                <text:p>80.7701793267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0">
                <text:p>3000</text:p>
              </table:table-cell>
              <table:table-cell office:value-type="float" office:value="96.2">
                <text:p>96.2</text:p>
              </table:table-cell>
              <table:table-cell office:value-type="float" office:value="2700">
                <text:p>2700</text:p>
              </table:table-cell>
              <table:table-cell office:value-type="float" office:value="84.5203852122318">
                <text:p>84.5203852122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00">
                <text:p>3100</text:p>
              </table:table-cell>
              <table:table-cell office:value-type="float" office:value="100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88.3082277898025">
                <text:p>88.3082277898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0">
                <text:p>3200</text:p>
              </table:table-cell>
              <table:table-cell office:value-type="float" office:value="103.8">
                <text:p>103.8</text:p>
              </table:table-cell>
              <table:table-cell office:value-type="float" office:value="2900">
                <text:p>2900</text:p>
              </table:table-cell>
              <table:table-cell office:value-type="float" office:value="92.1337070594914">
                <text:p>92.1337070594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0">
                <text:p>3300</text:p>
              </table:table-cell>
              <table:table-cell office:value-type="float" office:value="107.8">
                <text:p>107.8</text:p>
              </table:table-cell>
              <table:table-cell office:value-type="float" office:value="3000">
                <text:p>3000</text:p>
              </table:table-cell>
              <table:table-cell office:value-type="float" office:value="95.9968230212986">
                <text:p>95.99682302129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00">
                <text:p>3400</text:p>
              </table:table-cell>
              <table:table-cell office:value-type="float" office:value="111.7">
                <text:p>111.7</text:p>
              </table:table-cell>
              <table:table-cell office:value-type="float" office:value="3100">
                <text:p>3100</text:p>
              </table:table-cell>
              <table:table-cell office:value-type="float" office:value="99.8975756752241">
                <text:p>99.8975756752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115.7">
                <text:p>115.7</text:p>
              </table:table-cell>
              <table:table-cell office:value-type="float" office:value="3200">
                <text:p>3200</text:p>
              </table:table-cell>
              <table:table-cell office:value-type="float" office:value="103.835965021268">
                <text:p>103.835965021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55">
                <text:p>3655</text:p>
              </table:table-cell>
              <table:table-cell office:value-type="float" office:value="121.8">
                <text:p>121.8</text:p>
              </table:table-cell>
              <table:table-cell office:value-type="float" office:value="3300">
                <text:p>3300</text:p>
              </table:table-cell>
              <table:table-cell office:value-type="float" office:value="107.81199105943">
                <text:p>107.81199105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">
                <text:p>3400</text:p>
              </table:table-cell>
              <table:table-cell office:value-type="float" office:value="111.82565378971">
                <text:p>111.82565378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">
                <text:p>3500</text:p>
              </table:table-cell>
              <table:table-cell office:value-type="float" office:value="115.876953212109">
                <text:p>115.876953212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">
                <text:p>3600</text:p>
              </table:table-cell>
              <table:table-cell office:value-type="float" office:value="119.965889326625">
                <text:p>119.965889326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">
                <text:p>3700</text:p>
              </table:table-cell>
              <table:table-cell office:value-type="float" office:value="124.09246213326">
                <text:p>124.09246213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">
                <text:p>3800</text:p>
              </table:table-cell>
              <table:table-cell office:value-type="float" office:value="128.256671632014">
                <text:p>128.256671632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">
                <text:p>3900</text:p>
              </table:table-cell>
              <table:table-cell office:value-type="float" office:value="132.458517822885">
                <text:p>132.458517822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  <table:table-cell office:value-type="float" office:value="136.698000705875">
                <text:p>136.698000705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3.926cm" style:legend-expansion="high" chart:style-name="ch2"/>
        <chart:plot-area chart:style-name="ch3" table:cell-range-address="'Resistividade do Tungstênio.'.M10:'Resistividade do Tungstênio.'.O43 'Resistividade do Tungstênio.'.B9:'Resistividade do Tungstênio.'.C9" chart:data-source-has-labels="row" svg:x="1.358cm" svg:y="0.855cm" svg:width="11.554cm" svg:height="6.957cm">
          <chartooo:coordinate-region svg:x="1.979cm" svg:y="1.067cm" svg:width="10.561cm" svg:height="6.072cm"/>
          <chart:axis chart:dimension="x" chart:name="primary-x" chart:style-name="ch4">
            <chart:title svg:x="5.887cm" svg:y="7.993cm" chart:style-name="ch5">
              <text:p>Temperatura (K)</text:p>
            </chart:title>
          </chart:axis>
          <chart:axis chart:dimension="y" chart:name="primary-y" chart:style-name="ch4">
            <chart:title svg:x="0.451cm" svg:y="4.986cm" chart:style-name="ch6">
              <text:p>Erro (%)</text:p>
            </chart:title>
            <chart:grid chart:style-name="ch7" chart:class="major"/>
          </chart:axis>
          <chart:series chart:style-name="ch8" chart:values-cell-range-address="'Resistividade do Tungstênio.'.N10:'Resistividade do Tungstênio.'.N43" chart:label-cell-address="'Resistividade do Tungstênio.'.B9:'Resistividade do Tungstênio.'.B9" chart:class="chart:scatter">
            <chart:domain table:cell-range-address="'Resistividade do Tungstênio.'.M10:'Resistividade do Tungstênio.'.M43"/>
            <chart:data-point chart:repeated="34"/>
          </chart:series>
          <chart:series chart:style-name="ch9" chart:values-cell-range-address="'Resistividade do Tungstênio.'.O10:'Resistividade do Tungstênio.'.O43" chart:label-cell-address="'Resistividade do Tungstênio.'.C9:'Resistividade do Tungstênio.'.C9" chart:class="chart:scatter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polinomial</text:p>
                <draw:g>
                  <svg:desc>'Resistividade do Tungstênio.'.B9:'Resistividade do Tungstênio.'.B9</svg:desc>
                </draw:g>
              </table:table-cell>
              <table:table-cell office:value-type="string">
                <text:p>geometrico</text:p>
                <draw:g>
                  <svg:desc>'Resistividade do Tungstênio.'.C9:'Resistividade do Tungstênio.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istividade do Tungstênio.'.M10:'Resistividade do Tungstênio.'.M43</svg:desc>
                </draw:g>
              </table:table-cell>
              <table:table-cell office:value-type="float" office:value="13.0643442196577">
                <text:p>13.0643442196577</text:p>
                <draw:g>
                  <svg:desc>'Resistividade do Tungstênio.'.N10:'Resistividade do Tungstênio.'.N43</svg:desc>
                </draw:g>
              </table:table-cell>
              <table:table-cell office:value-type="float" office:value="3.00176443251587">
                <text:p>3.00176443251587</text:p>
                <draw:g>
                  <svg:desc>'Resistividade do Tungstênio.'.O10:'Resistividade do Tungstênio.'.O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3.37800306769367">
                <text:p>3.37800306769367</text:p>
              </table:table-cell>
              <table:table-cell office:value-type="float" office:value="2.41999054664981">
                <text:p>2.41999054664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27996637248857">
                <text:p>0.27996637248857</text:p>
              </table:table-cell>
              <table:table-cell office:value-type="float" office:value="0.943451176286163">
                <text:p>0.943451176286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58397064725424">
                <text:p>0.958397064725424</text:p>
              </table:table-cell>
              <table:table-cell office:value-type="float" office:value="0.039865298971414">
                <text:p>0.039865298971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1.25904620687224">
                <text:p>1.25904620687224</text:p>
              </table:table-cell>
              <table:table-cell office:value-type="float" office:value="0.659004609945167">
                <text:p>0.659004609945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1.19336281898703">
                <text:p>1.19336281898703</text:p>
              </table:table-cell>
              <table:table-cell office:value-type="float" office:value="1.13972457511672">
                <text:p>1.1397245751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0.864008716477563">
                <text:p>0.864008716477563</text:p>
              </table:table-cell>
              <table:table-cell office:value-type="float" office:value="1.56720558911743">
                <text:p>1.56720558911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721693726158563">
                <text:p>0.721693726158563</text:p>
              </table:table-cell>
              <table:table-cell office:value-type="float" office:value="1.64027604224787">
                <text:p>1.64027604224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0">
                <text:p>1100</text:p>
              </table:table-cell>
              <table:table-cell office:value-type="float" office:value="0.63602807342502">
                <text:p>0.63602807342502</text:p>
              </table:table-cell>
              <table:table-cell office:value-type="float" office:value="1.56257334596335">
                <text:p>1.56257334596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0.621953787825539">
                <text:p>0.621953787825539</text:p>
              </table:table-cell>
              <table:table-cell office:value-type="float" office:value="1.36332375575472">
                <text:p>1.36332375575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0">
                <text:p>1300</text:p>
              </table:table-cell>
              <table:table-cell office:value-type="float" office:value="0.574465943980189">
                <text:p>0.574465943980189</text:p>
              </table:table-cell>
              <table:table-cell office:value-type="float" office:value="1.17174339366699">
                <text:p>1.17174339366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319778866183941">
                <text:p>0.319778866183941</text:p>
              </table:table-cell>
              <table:table-cell office:value-type="float" office:value="1.17561752924286">
                <text:p>1.1756175292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">
                <text:p>1500</text:p>
              </table:table-cell>
              <table:table-cell office:value-type="float" office:value="0.363049621522465">
                <text:p>0.363049621522465</text:p>
              </table:table-cell>
              <table:table-cell office:value-type="float" office:value="0.887837573542644">
                <text:p>0.887837573542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0">
                <text:p>1600</text:p>
              </table:table-cell>
              <table:table-cell office:value-type="float" office:value="0.261252849975231">
                <text:p>0.261252849975231</text:p>
              </table:table-cell>
              <table:table-cell office:value-type="float" office:value="0.751213833322734">
                <text:p>0.751213833322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0">
                <text:p>1700</text:p>
              </table:table-cell>
              <table:table-cell office:value-type="float" office:value="0.16857393178838">
                <text:p>0.16857393178838</text:p>
              </table:table-cell>
              <table:table-cell office:value-type="float" office:value="0.617760312392178">
                <text:p>0.617760312392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0">
                <text:p>1800</text:p>
              </table:table-cell>
              <table:table-cell office:value-type="float" office:value="0.0834354059463307">
                <text:p>0.0834354059463307</text:p>
              </table:table-cell>
              <table:table-cell office:value-type="float" office:value="0.491364543739816">
                <text:p>0.4913645437398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0">
                <text:p>1900</text:p>
              </table:table-cell>
              <table:table-cell office:value-type="float" office:value="0.00461671391624586">
                <text:p>0.00461671391624586</text:p>
              </table:table-cell>
              <table:table-cell office:value-type="float" office:value="0.374531484012965">
                <text:p>0.374531484012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0.0688417114248348">
                <text:p>0.0688417114248348</text:p>
              </table:table-cell>
              <table:table-cell office:value-type="float" office:value="0.268824476912666">
                <text:p>0.268824476912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0">
                <text:p>2100</text:p>
              </table:table-cell>
              <table:table-cell office:value-type="float" office:value="0.105825568570077">
                <text:p>0.105825568570077</text:p>
              </table:table-cell>
              <table:table-cell office:value-type="float" office:value="0.143291503182719">
                <text:p>0.143291503182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0">
                <text:p>2200</text:p>
              </table:table-cell>
              <table:table-cell office:value-type="float" office:value="0.157399688827127">
                <text:p>0.157399688827127</text:p>
              </table:table-cell>
              <table:table-cell office:value-type="float" office:value="0.0487612045787741">
                <text:p>0.0487612045787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0">
                <text:p>2300</text:p>
              </table:table-cell>
              <table:table-cell office:value-type="float" office:value="0.221199108538702">
                <text:p>0.221199108538702</text:p>
              </table:table-cell>
              <table:table-cell office:value-type="float" office:value="0.0173999693218903">
                <text:p>0.0173999693218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0">
                <text:p>2400</text:p>
              </table:table-cell>
              <table:table-cell office:value-type="float" office:value="0.227494721646296">
                <text:p>0.227494721646296</text:p>
              </table:table-cell>
              <table:table-cell office:value-type="float" office:value="0.125586795851496">
                <text:p>0.125586795851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0">
                <text:p>2500</text:p>
              </table:table-cell>
              <table:table-cell office:value-type="float" office:value="0.249048370944879">
                <text:p>0.249048370944879</text:p>
              </table:table-cell>
              <table:table-cell office:value-type="float" office:value="0.203429996116637">
                <text:p>0.203429996116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0.283729226198413">
                <text:p>0.283729226198413</text:p>
              </table:table-cell>
              <table:table-cell office:value-type="float" office:value="0.253607574004817">
                <text:p>0.2536075740048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">
                <text:p>2700</text:p>
              </table:table-cell>
              <table:table-cell office:value-type="float" office:value="0.212059961945996">
                <text:p>0.212059961945996</text:p>
              </table:table-cell>
              <table:table-cell office:value-type="float" office:value="0.396905183191996">
                <text:p>0.396905183191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00">
                <text:p>2800</text:p>
              </table:table-cell>
              <table:table-cell office:value-type="float" office:value="0.216691762935091">
                <text:p>0.216691762935091</text:p>
              </table:table-cell>
              <table:table-cell office:value-type="float" office:value="0.450257922425276">
                <text:p>0.450257922425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0">
                <text:p>2900</text:p>
              </table:table-cell>
              <table:table-cell office:value-type="float" office:value="0.180165699359245">
                <text:p>0.180165699359245</text:p>
              </table:table-cell>
              <table:table-cell office:value-type="float" office:value="0.532437519106954">
                <text:p>0.5324375191069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0">
                <text:p>3000</text:p>
              </table:table-cell>
              <table:table-cell office:value-type="float" office:value="0.211202680562749">
                <text:p>0.211202680562749</text:p>
              </table:table-cell>
              <table:table-cell office:value-type="float" office:value="0.534549536937943">
                <text:p>0.534549536937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00">
                <text:p>3100</text:p>
              </table:table-cell>
              <table:table-cell office:value-type="float" office:value="0.102424324775896">
                <text:p>0.102424324775896</text:p>
              </table:table-cell>
              <table:table-cell office:value-type="float" office:value="0.666091218996598">
                <text:p>0.666091218996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0">
                <text:p>3200</text:p>
              </table:table-cell>
              <table:table-cell office:value-type="float" office:value="0.0346483827243177">
                <text:p>0.0346483827243177</text:p>
              </table:table-cell>
              <table:table-cell office:value-type="float" office:value="0.815289790828338">
                <text:p>0.815289790828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0">
                <text:p>3300</text:p>
              </table:table-cell>
              <table:table-cell office:value-type="float" office:value="0.0111234317530775">
                <text:p>0.0111234317530775</text:p>
              </table:table-cell>
              <table:table-cell office:value-type="float" office:value="0.792285319559991">
                <text:p>0.792285319559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00">
                <text:p>3400</text:p>
              </table:table-cell>
              <table:table-cell office:value-type="float" office:value="0.112492202068078">
                <text:p>0.112492202068078</text:p>
              </table:table-cell>
              <table:table-cell office:value-type="float" office:value="0.885295554383196">
                <text:p>0.885295554383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152941410638314">
                <text:p>0.152941410638314</text:p>
              </table:table-cell>
              <table:table-cell office:value-type="float" office:value="0.907541437904924">
                <text:p>0.907541437904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55">
                <text:p>3655</text:p>
              </table:table-cell>
              <table:table-cell office:value-type="float" office:value="0.353733029248696">
                <text:p>0.353733029248696</text:p>
              </table:table-cell>
              <table:table-cell office:value-type="float" office:value="1.06365624088998">
                <text:p>1.063656240889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